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835in"/>
    </style:style>
    <style:style style:name="co3" style:family="table-column">
      <style:table-column-properties fo:break-before="auto" style:column-width="1.2008in"/>
    </style:style>
    <style:style style:name="co4" style:family="table-column">
      <style:table-column-properties fo:break-before="auto" style:column-width="1.2327in"/>
    </style:style>
    <style:style style:name="co5" style:family="table-column">
      <style:table-column-properties fo:break-before="auto" style:column-width="1.4689in"/>
    </style:style>
    <style:style style:name="co6" style:family="table-column">
      <style:table-column-properties fo:break-before="auto" style:column-width="1.5437in"/>
    </style:style>
    <style:style style:name="co7" style:family="table-column">
      <style:table-column-properties fo:break-before="auto" style:column-width="1.8654in"/>
    </style:style>
    <style:style style:name="co8" style:family="table-column">
      <style:table-column-properties fo:break-before="auto" style:column-width="1.5972in"/>
    </style:style>
    <style:style style:name="co9" style:family="table-column">
      <style:table-column-properties fo:break-before="auto" style:column-width="1.6075in"/>
    </style:style>
    <style:style style:name="co10" style:family="table-column">
      <style:table-column-properties fo:break-before="auto" style:column-width="1.7689in"/>
    </style:style>
    <style:style style:name="co11" style:family="table-column">
      <style:table-column-properties fo:break-before="auto" style:column-width="1.3075in"/>
    </style:style>
    <style:style style:name="co12" style:family="table-column">
      <style:table-column-properties fo:break-before="auto" style:column-width="1.0508in"/>
    </style:style>
    <style:style style:name="co13" style:family="table-column">
      <style:table-column-properties fo:break-before="auto" style:column-width="1.4791in"/>
    </style:style>
    <style:style style:name="co14" style:family="table-column">
      <style:table-column-properties fo:break-before="auto" style:column-width="1.6508in"/>
    </style:style>
    <style:style style:name="co15" style:family="table-column">
      <style:table-column-properties fo:break-before="auto" style:column-width="1.4362in"/>
    </style:style>
    <style:style style:name="co16" style:family="table-column">
      <style:table-column-properties fo:break-before="auto" style:column-width="1.4154in"/>
    </style:style>
    <style:style style:name="co17" style:family="table-column">
      <style:table-column-properties fo:break-before="auto" style:column-width="1.7256in"/>
    </style:style>
    <style:style style:name="co18" style:family="table-column">
      <style:table-column-properties fo:break-before="auto" style:column-width="1.9508in"/>
    </style:style>
    <style:style style:name="co19" style:family="table-column">
      <style:table-column-properties fo:break-before="auto" style:column-width="1.2972in"/>
    </style:style>
    <style:style style:name="co20" style:family="table-column">
      <style:table-column-properties fo:break-before="auto" style:column-width="1.5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 style:data-style-name="N0"/>
    <style:style style:name="ce6" style:family="table-cell" style:parent-style-name="Default" style:data-style-name="N121"/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xperiment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set</text:p>
          </table:table-cell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noise percent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number mislabeled</text:p>
          </table:table-cell>
          <table:table-cell table:style-name="ce1" office:value-type="string" calcext:value-type="string">
            <text:p>P(mispred)</text:p>
          </table:table-cell>
          <table:table-cell table:style-name="ce1" office:value-type="string" calcext:value-type="string">
            <text:p>P(mispred|correct)</text:p>
          </table:table-cell>
          <table:table-cell table:style-name="ce1" office:value-type="string" calcext:value-type="string">
            <text:p>P(mispred|incorrect)</text:p>
          </table:table-cell>
          <table:table-cell table:style-name="ce1" office:value-type="string" calcext:value-type="string">
            <text:p>P(pred label = class)</text:p>
          </table:table-cell>
          <table:table-cell table:style-name="ce1" office:value-type="string" calcext:value-type="string">
            <text:p>train clusterability</text:p>
          </table:table-cell>
          <table:table-cell table:style-name="ce1" office:value-type="string" calcext:value-type="string">
            <text:p>test clusterability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traditional</text:p>
          </table:table-cell>
          <table:table-cell office:value-type="float" office:value="0" calcext:value-type="float">
            <text:p>0</text:p>
          </table:table-cell>
          <table:table-cell office:value-type="float" office:value="0.514792899408284" calcext:value-type="float">
            <text:p>0.5147928994082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85207100591716" calcext:value-type="float">
            <text:p>0.485207100591716</text:p>
          </table:table-cell>
          <table:table-cell office:value-type="float" office:value="0" calcext:value-type="float">
            <text:p>0</text:p>
          </table:table-cell>
          <table:table-cell office:value-type="float" office:value="0.514792899408284" calcext:value-type="float">
            <text:p>0.514792899408284</text:p>
          </table:table-cell>
          <table:table-cell office:value-type="float" office:value="0.721052631578947" calcext:value-type="float">
            <text:p>0.721052631578947</text:p>
          </table:table-cell>
          <table:table-cell office:value-type="float" office:value="0.745562130177515" calcext:value-type="float">
            <text:p>0.7455621301775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traditional</text:p>
          </table:table-cell>
          <table:table-cell office:value-type="float" office:value="5" calcext:value-type="float">
            <text:p>5</text:p>
          </table:table-cell>
          <table:table-cell office:value-type="float" office:value="0.497041420118343" calcext:value-type="float">
            <text:p>0.497041420118343</text:p>
          </table:table-cell>
          <table:table-cell office:value-type="float" office:value="20" calcext:value-type="float">
            <text:p>20</text:p>
          </table:table-cell>
          <table:table-cell office:value-type="float" office:value="0.502958579881657" calcext:value-type="float">
            <text:p>0.502958579881657</text:p>
          </table:table-cell>
          <table:table-cell office:value-type="float" office:value="0.471698113207547" calcext:value-type="float">
            <text:p>0.471698113207547</text:p>
          </table:table-cell>
          <table:table-cell office:value-type="float" office:value="1" calcext:value-type="float">
            <text:p>1</text:p>
          </table:table-cell>
          <table:table-cell office:value-type="float" office:value="0.505917159763314" calcext:value-type="float">
            <text:p>0.505917159763314</text:p>
          </table:table-cell>
          <table:table-cell office:value-type="float" office:value="0.721052631578947" calcext:value-type="float">
            <text:p>0.721052631578947</text:p>
          </table:table-cell>
          <table:table-cell office:value-type="float" office:value="0.745562130177515" calcext:value-type="float">
            <text:p>0.7455621301775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traditional</text:p>
          </table:table-cell>
          <table:table-cell office:value-type="float" office:value="10" calcext:value-type="float">
            <text:p>10</text:p>
          </table:table-cell>
          <table:table-cell office:value-type="float" office:value="0.458579881656805" calcext:value-type="float">
            <text:p>0.458579881656805</text:p>
          </table:table-cell>
          <table:table-cell office:value-type="float" office:value="36" calcext:value-type="float">
            <text:p>36</text:p>
          </table:table-cell>
          <table:table-cell office:value-type="float" office:value="0.541420118343195" calcext:value-type="float">
            <text:p>0.541420118343195</text:p>
          </table:table-cell>
          <table:table-cell office:value-type="float" office:value="0.486754966887417" calcext:value-type="float">
            <text:p>0.486754966887417</text:p>
          </table:table-cell>
          <table:table-cell office:value-type="float" office:value="1" calcext:value-type="float">
            <text:p>1</text:p>
          </table:table-cell>
          <table:table-cell office:value-type="float" office:value="0.470414201183432" calcext:value-type="float">
            <text:p>0.470414201183432</text:p>
          </table:table-cell>
          <table:table-cell office:value-type="float" office:value="0.721052631578947" calcext:value-type="float">
            <text:p>0.721052631578947</text:p>
          </table:table-cell>
          <table:table-cell office:value-type="float" office:value="0.745562130177515" calcext:value-type="float">
            <text:p>0.7455621301775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CNN</text:p>
          </table:table-cell>
          <table:table-cell office:value-type="float" office:value="0" calcext:value-type="float">
            <text:p>0</text:p>
          </table:table-cell>
          <table:table-cell office:value-type="float" office:value="0.949704142011834" calcext:value-type="float">
            <text:p>0.9497041420118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02958579881657" calcext:value-type="float">
            <text:p>0.050295857988166</text:p>
          </table:table-cell>
          <table:table-cell office:value-type="float" office:value="0" calcext:value-type="float">
            <text:p>0</text:p>
          </table:table-cell>
          <table:table-cell office:value-type="float" office:value="0.949704142011834" calcext:value-type="float">
            <text:p>0.949704142011834</text:p>
          </table:table-cell>
          <table:table-cell office:value-type="float" office:value="0.897368421052632" calcext:value-type="float">
            <text:p>0.897368421052632</text:p>
          </table:table-cell>
          <table:table-cell office:value-type="float" office:value="0.899408284023669" calcext:value-type="float">
            <text:p>0.8994082840236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CNN</text:p>
          </table:table-cell>
          <table:table-cell office:value-type="float" office:value="5" calcext:value-type="float">
            <text:p>5</text:p>
          </table:table-cell>
          <table:table-cell office:value-type="float" office:value="0.843195266272189" calcext:value-type="float">
            <text:p>0.843195266272189</text:p>
          </table:table-cell>
          <table:table-cell office:value-type="float" office:value="20" calcext:value-type="float">
            <text:p>20</text:p>
          </table:table-cell>
          <table:table-cell office:value-type="float" office:value="0.156804733727811" calcext:value-type="float">
            <text:p>0.156804733727811</text:p>
          </table:table-cell>
          <table:table-cell office:value-type="float" office:value="0.10377358490566" calcext:value-type="float">
            <text:p>0.10377358490566</text:p>
          </table:table-cell>
          <table:table-cell office:value-type="float" office:value="1" calcext:value-type="float">
            <text:p>1</text:p>
          </table:table-cell>
          <table:table-cell office:value-type="float" office:value="0.902366863905325" calcext:value-type="float">
            <text:p>0.902366863905325</text:p>
          </table:table-cell>
          <table:table-cell office:value-type="float" office:value="0.913157894736842" calcext:value-type="float">
            <text:p>0.913157894736842</text:p>
          </table:table-cell>
          <table:table-cell office:value-type="float" office:value="0.896449704142012" calcext:value-type="float">
            <text:p>0.8964497041420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CNN</text:p>
          </table:table-cell>
          <table:table-cell office:value-type="float" office:value="10" calcext:value-type="float">
            <text:p>10</text:p>
          </table:table-cell>
          <table:table-cell office:value-type="float" office:value="0.736686390532544" calcext:value-type="float">
            <text:p>0.736686390532544</text:p>
          </table:table-cell>
          <table:table-cell office:value-type="float" office:value="36" calcext:value-type="float">
            <text:p>36</text:p>
          </table:table-cell>
          <table:table-cell office:value-type="float" office:value="0.263313609467456" calcext:value-type="float">
            <text:p>0.263313609467456</text:p>
          </table:table-cell>
          <table:table-cell office:value-type="float" office:value="0.175496688741722" calcext:value-type="float">
            <text:p>0.175496688741722</text:p>
          </table:table-cell>
          <table:table-cell office:value-type="float" office:value="1" calcext:value-type="float">
            <text:p>1</text:p>
          </table:table-cell>
          <table:table-cell office:value-type="float" office:value="0.843195266272189" calcext:value-type="float">
            <text:p>0.843195266272189</text:p>
          </table:table-cell>
          <table:table-cell office:value-type="float" office:value="0.894736842105263" calcext:value-type="float">
            <text:p>0.894736842105263</text:p>
          </table:table-cell>
          <table:table-cell office:value-type="float" office:value="0.92603550295858" calcext:value-type="float">
            <text:p>0.926035502958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T</text:p>
          </table:table-cell>
          <table:table-cell office:value-type="float" office:value="0" calcext:value-type="float">
            <text:p>0</text:p>
          </table:table-cell>
          <table:table-cell office:value-type="float" office:value="0.772189349112426" calcext:value-type="float">
            <text:p>0.7721893491124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27810650887574" calcext:value-type="float">
            <text:p>0.227810650887574</text:p>
          </table:table-cell>
          <table:table-cell office:value-type="float" office:value="0" calcext:value-type="float">
            <text:p>0</text:p>
          </table:table-cell>
          <table:table-cell office:value-type="float" office:value="0.772189349112426" calcext:value-type="float">
            <text:p>0.772189349112426</text:p>
          </table:table-cell>
          <table:table-cell office:value-type="float" office:value="0.871052631578947" calcext:value-type="float">
            <text:p>0.871052631578947</text:p>
          </table:table-cell>
          <table:table-cell office:value-type="float" office:value="0.940828402366864" calcext:value-type="float">
            <text:p>0.9408284023668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T</text:p>
          </table:table-cell>
          <table:table-cell office:value-type="float" office:value="5" calcext:value-type="float">
            <text:p>5</text:p>
          </table:table-cell>
          <table:table-cell office:value-type="float" office:value="0.730769230769231" calcext:value-type="float">
            <text:p>0.730769230769231</text:p>
          </table:table-cell>
          <table:table-cell office:value-type="float" office:value="20" calcext:value-type="float">
            <text:p>20</text:p>
          </table:table-cell>
          <table:table-cell office:value-type="float" office:value="0.269230769230769" calcext:value-type="float">
            <text:p>0.269230769230769</text:p>
          </table:table-cell>
          <table:table-cell office:value-type="float" office:value="0.223270440251572" calcext:value-type="float">
            <text:p>0.223270440251572</text:p>
          </table:table-cell>
          <table:table-cell office:value-type="float" office:value="1" calcext:value-type="float">
            <text:p>1</text:p>
          </table:table-cell>
          <table:table-cell office:value-type="float" office:value="0.789940828402367" calcext:value-type="float">
            <text:p>0.789940828402367</text:p>
          </table:table-cell>
          <table:table-cell office:value-type="float" office:value="0.876315789473684" calcext:value-type="float">
            <text:p>0.876315789473684</text:p>
          </table:table-cell>
          <table:table-cell office:value-type="float" office:value="0.91715976331361" calcext:value-type="float">
            <text:p>0.917159763313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T</text:p>
          </table:table-cell>
          <table:table-cell office:value-type="float" office:value="10" calcext:value-type="float">
            <text:p>10</text:p>
          </table:table-cell>
          <table:table-cell office:value-type="float" office:value="0.630177514792899" calcext:value-type="float">
            <text:p>0.630177514792899</text:p>
          </table:table-cell>
          <table:table-cell office:value-type="float" office:value="36" calcext:value-type="float">
            <text:p>36</text:p>
          </table:table-cell>
          <table:table-cell office:value-type="float" office:value="0.369822485207101" calcext:value-type="float">
            <text:p>0.369822485207101</text:p>
          </table:table-cell>
          <table:table-cell office:value-type="float" office:value="0.294701986754967" calcext:value-type="float">
            <text:p>0.294701986754967</text:p>
          </table:table-cell>
          <table:table-cell office:value-type="float" office:value="1" calcext:value-type="float">
            <text:p>1</text:p>
          </table:table-cell>
          <table:table-cell office:value-type="float" office:value="0.736686390532544" calcext:value-type="float">
            <text:p>0.736686390532544</text:p>
          </table:table-cell>
          <table:table-cell office:value-type="float" office:value="0.878947368421053" calcext:value-type="float">
            <text:p>0.878947368421053</text:p>
          </table:table-cell>
          <table:table-cell office:value-type="float" office:value="0.937869822485207" calcext:value-type="float">
            <text:p>0.9378698224852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LSTM</text:p>
          </table:table-cell>
          <table:table-cell office:value-type="float" office:value="0" calcext:value-type="float">
            <text:p>0</text:p>
          </table:table-cell>
          <table:table-cell office:value-type="float" office:value="0.633136094674556" calcext:value-type="float">
            <text:p>0.6331360946745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66863905325444" calcext:value-type="float">
            <text:p>0.366863905325444</text:p>
          </table:table-cell>
          <table:table-cell office:value-type="float" office:value="0" calcext:value-type="float">
            <text:p>0</text:p>
          </table:table-cell>
          <table:table-cell office:value-type="float" office:value="0.633136094674556" calcext:value-type="float">
            <text:p>0.633136094674556</text:p>
          </table:table-cell>
          <table:table-cell office:value-type="float" office:value="0.713157894736842" calcext:value-type="float">
            <text:p>0.713157894736842</text:p>
          </table:table-cell>
          <table:table-cell office:value-type="float" office:value="0.772189349112426" calcext:value-type="float">
            <text:p>0.7721893491124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LSTM</text:p>
          </table:table-cell>
          <table:table-cell office:value-type="float" office:value="5" calcext:value-type="float">
            <text:p>5</text:p>
          </table:table-cell>
          <table:table-cell office:value-type="float" office:value="0.606508875739645" calcext:value-type="float">
            <text:p>0.606508875739645</text:p>
          </table:table-cell>
          <table:table-cell office:value-type="float" office:value="20" calcext:value-type="float">
            <text:p>20</text:p>
          </table:table-cell>
          <table:table-cell office:value-type="float" office:value="0.393491124260355" calcext:value-type="float">
            <text:p>0.393491124260355</text:p>
          </table:table-cell>
          <table:table-cell office:value-type="float" office:value="0.355345911949685" calcext:value-type="float">
            <text:p>0.355345911949685</text:p>
          </table:table-cell>
          <table:table-cell office:value-type="float" office:value="1" calcext:value-type="float">
            <text:p>1</text:p>
          </table:table-cell>
          <table:table-cell office:value-type="float" office:value="0.662721893491124" calcext:value-type="float">
            <text:p>0.662721893491124</text:p>
          </table:table-cell>
          <table:table-cell office:value-type="float" office:value="0.707894736842105" calcext:value-type="float">
            <text:p>0.707894736842105</text:p>
          </table:table-cell>
          <table:table-cell office:value-type="float" office:value="0.772189349112426" calcext:value-type="float">
            <text:p>0.7721893491124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0.659763313609467" calcext:value-type="float">
            <text:p>0.659763313609467</text:p>
          </table:table-cell>
          <table:table-cell office:value-type="float" office:value="36" calcext:value-type="float">
            <text:p>36</text:p>
          </table:table-cell>
          <table:table-cell office:value-type="float" office:value="0.340236686390533" calcext:value-type="float">
            <text:p>0.340236686390533</text:p>
          </table:table-cell>
          <table:table-cell office:value-type="float" office:value="0.26158940397351" calcext:value-type="float">
            <text:p>0.26158940397351</text:p>
          </table:table-cell>
          <table:table-cell office:value-type="float" office:value="1" calcext:value-type="float">
            <text:p>1</text:p>
          </table:table-cell>
          <table:table-cell office:value-type="float" office:value="0.757396449704142" calcext:value-type="float">
            <text:p>0.757396449704142</text:p>
          </table:table-cell>
          <table:table-cell office:value-type="float" office:value="0.789473684210526" calcext:value-type="float">
            <text:p>0.789473684210526</text:p>
          </table:table-cell>
          <table:table-cell office:value-type="float" office:value="0.85207100591716" calcext:value-type="float">
            <text:p>0.852071005917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CNN</text:p>
          </table:table-cell>
          <table:table-cell office:value-type="float" office:value="0" calcext:value-type="float">
            <text:p>0</text:p>
          </table:table-cell>
          <table:table-cell office:value-type="float" office:value="0.955621301775148" calcext:value-type="float">
            <text:p>0.9556213017751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43786982248521" calcext:value-type="float">
            <text:p>0.044378698224852</text:p>
          </table:table-cell>
          <table:table-cell office:value-type="float" office:value="0" calcext:value-type="float">
            <text:p>0</text:p>
          </table:table-cell>
          <table:table-cell office:value-type="float" office:value="0.955621301775148" calcext:value-type="float">
            <text:p>0.955621301775148</text:p>
          </table:table-cell>
          <table:table-cell office:value-type="float" office:value="0.9" calcext:value-type="float">
            <text:p>0.9</text:p>
          </table:table-cell>
          <table:table-cell office:value-type="float" office:value="0.91715976331361" calcext:value-type="float">
            <text:p>0.917159763313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CNN</text:p>
          </table:table-cell>
          <table:table-cell office:value-type="float" office:value="5" calcext:value-type="float">
            <text:p>5</text:p>
          </table:table-cell>
          <table:table-cell office:value-type="float" office:value="0.881656804733728" calcext:value-type="float">
            <text:p>0.881656804733728</text:p>
          </table:table-cell>
          <table:table-cell office:value-type="float" office:value="20" calcext:value-type="float">
            <text:p>20</text:p>
          </table:table-cell>
          <table:table-cell office:value-type="float" office:value="0.118343195266272" calcext:value-type="float">
            <text:p>0.118343195266272</text:p>
          </table:table-cell>
          <table:table-cell office:value-type="float" office:value="0.0628930817610063" calcext:value-type="float">
            <text:p>0.062893081761006</text:p>
          </table:table-cell>
          <table:table-cell office:value-type="float" office:value="1" calcext:value-type="float">
            <text:p>1</text:p>
          </table:table-cell>
          <table:table-cell office:value-type="float" office:value="0.940828402366864" calcext:value-type="float">
            <text:p>0.940828402366864</text:p>
          </table:table-cell>
          <table:table-cell office:value-type="float" office:value="0.918421052631579" calcext:value-type="float">
            <text:p>0.918421052631579</text:p>
          </table:table-cell>
          <table:table-cell office:value-type="float" office:value="0.890532544378698" calcext:value-type="float">
            <text:p>0.89053254437869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CNN</text:p>
          </table:table-cell>
          <table:table-cell office:value-type="float" office:value="10" calcext:value-type="float">
            <text:p>10</text:p>
          </table:table-cell>
          <table:table-cell office:value-type="float" office:value="0.79585798816568" calcext:value-type="float">
            <text:p>0.79585798816568</text:p>
          </table:table-cell>
          <table:table-cell office:value-type="float" office:value="36" calcext:value-type="float">
            <text:p>36</text:p>
          </table:table-cell>
          <table:table-cell office:value-type="float" office:value="0.20414201183432" calcext:value-type="float">
            <text:p>0.20414201183432</text:p>
          </table:table-cell>
          <table:table-cell office:value-type="float" office:value="0.109271523178808" calcext:value-type="float">
            <text:p>0.109271523178808</text:p>
          </table:table-cell>
          <table:table-cell office:value-type="float" office:value="1" calcext:value-type="float">
            <text:p>1</text:p>
          </table:table-cell>
          <table:table-cell office:value-type="float" office:value="0.902366863905325" calcext:value-type="float">
            <text:p>0.902366863905325</text:p>
          </table:table-cell>
          <table:table-cell office:value-type="float" office:value="0.91578947368421" calcext:value-type="float">
            <text:p>0.91578947368421</text:p>
          </table:table-cell>
          <table:table-cell office:value-type="float" office:value="0.92603550295858" calcext:value-type="float">
            <text:p>0.926035502958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T</text:p>
          </table:table-cell>
          <table:table-cell office:value-type="float" office:value="0" calcext:value-type="float">
            <text:p>0</text:p>
          </table:table-cell>
          <table:table-cell office:value-type="float" office:value="0.733727810650887" calcext:value-type="float">
            <text:p>0.7337278106508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66272189349112" calcext:value-type="float">
            <text:p>0.266272189349112</text:p>
          </table:table-cell>
          <table:table-cell office:value-type="float" office:value="0" calcext:value-type="float">
            <text:p>0</text:p>
          </table:table-cell>
          <table:table-cell office:value-type="float" office:value="0.733727810650887" calcext:value-type="float">
            <text:p>0.733727810650887</text:p>
          </table:table-cell>
          <table:table-cell office:value-type="float" office:value="0.81578947368421" calcext:value-type="float">
            <text:p>0.81578947368421</text:p>
          </table:table-cell>
          <table:table-cell office:value-type="float" office:value="0.872781065088757" calcext:value-type="float">
            <text:p>0.8727810650887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T</text:p>
          </table:table-cell>
          <table:table-cell office:value-type="float" office:value="5" calcext:value-type="float">
            <text:p>5</text:p>
          </table:table-cell>
          <table:table-cell office:value-type="float" office:value="0.585798816568047" calcext:value-type="float">
            <text:p>0.585798816568047</text:p>
          </table:table-cell>
          <table:table-cell office:value-type="float" office:value="20" calcext:value-type="float">
            <text:p>20</text:p>
          </table:table-cell>
          <table:table-cell office:value-type="float" office:value="0.414201183431953" calcext:value-type="float">
            <text:p>0.414201183431953</text:p>
          </table:table-cell>
          <table:table-cell office:value-type="float" office:value="0.377358490566038" calcext:value-type="float">
            <text:p>0.377358490566038</text:p>
          </table:table-cell>
          <table:table-cell office:value-type="float" office:value="1" calcext:value-type="float">
            <text:p>1</text:p>
          </table:table-cell>
          <table:table-cell office:value-type="float" office:value="0.644970414201183" calcext:value-type="float">
            <text:p>0.644970414201183</text:p>
          </table:table-cell>
          <table:table-cell office:value-type="float" office:value="0.771052631578947" calcext:value-type="float">
            <text:p>0.771052631578947</text:p>
          </table:table-cell>
          <table:table-cell office:value-type="float" office:value="0.772189349112426" calcext:value-type="float">
            <text:p>0.7721893491124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T</text:p>
          </table:table-cell>
          <table:table-cell office:value-type="float" office:value="10" calcext:value-type="float">
            <text:p>10</text:p>
          </table:table-cell>
          <table:table-cell office:value-type="float" office:value="0.529585798816568" calcext:value-type="float">
            <text:p>0.529585798816568</text:p>
          </table:table-cell>
          <table:table-cell office:value-type="float" office:value="36" calcext:value-type="float">
            <text:p>36</text:p>
          </table:table-cell>
          <table:table-cell office:value-type="float" office:value="0.470414201183432" calcext:value-type="float">
            <text:p>0.470414201183432</text:p>
          </table:table-cell>
          <table:table-cell office:value-type="float" office:value="0.407284768211921" calcext:value-type="float">
            <text:p>0.407284768211921</text:p>
          </table:table-cell>
          <table:table-cell office:value-type="float" office:value="1" calcext:value-type="float">
            <text:p>1</text:p>
          </table:table-cell>
          <table:table-cell office:value-type="float" office:value="0.636094674556213" calcext:value-type="float">
            <text:p>0.636094674556213</text:p>
          </table:table-cell>
          <table:table-cell office:value-type="float" office:value="0.831578947368421" calcext:value-type="float">
            <text:p>0.831578947368421</text:p>
          </table:table-cell>
          <table:table-cell office:value-type="float" office:value="0.78698224852071" calcext:value-type="float">
            <text:p>0.786982248520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LSTM</text:p>
          </table:table-cell>
          <table:table-cell office:value-type="float" office:value="0" calcext:value-type="float">
            <text:p>0</text:p>
          </table:table-cell>
          <table:table-cell office:value-type="float" office:value="0.952662721893491" calcext:value-type="float">
            <text:p>0.9526627218934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73372781065089" calcext:value-type="float">
            <text:p>0.047337278106509</text:p>
          </table:table-cell>
          <table:table-cell office:value-type="float" office:value="0" calcext:value-type="float">
            <text:p>0</text:p>
          </table:table-cell>
          <table:table-cell office:value-type="float" office:value="0.952662721893491" calcext:value-type="float">
            <text:p>0.952662721893491</text:p>
          </table:table-cell>
          <table:table-cell office:value-type="float" office:value="0.921052631578947" calcext:value-type="float">
            <text:p>0.921052631578947</text:p>
          </table:table-cell>
          <table:table-cell office:value-type="float" office:value="0.902366863905325" calcext:value-type="float">
            <text:p>0.9023668639053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LSTM</text:p>
          </table:table-cell>
          <table:table-cell office:value-type="float" office:value="5" calcext:value-type="float">
            <text:p>5</text:p>
          </table:table-cell>
          <table:table-cell office:value-type="float" office:value="0.875739644970414" calcext:value-type="float">
            <text:p>0.875739644970414</text:p>
          </table:table-cell>
          <table:table-cell office:value-type="float" office:value="20" calcext:value-type="float">
            <text:p>20</text:p>
          </table:table-cell>
          <table:table-cell office:value-type="float" office:value="0.124260355029586" calcext:value-type="float">
            <text:p>0.124260355029586</text:p>
          </table:table-cell>
          <table:table-cell office:value-type="float" office:value="0.0691823899371069" calcext:value-type="float">
            <text:p>0.069182389937107</text:p>
          </table:table-cell>
          <table:table-cell office:value-type="float" office:value="1" calcext:value-type="float">
            <text:p>1</text:p>
          </table:table-cell>
          <table:table-cell office:value-type="float" office:value="0.93491124260355" calcext:value-type="float">
            <text:p>0.93491124260355</text:p>
          </table:table-cell>
          <table:table-cell office:value-type="float" office:value="0.91578947368421" calcext:value-type="float">
            <text:p>0.91578947368421</text:p>
          </table:table-cell>
          <table:table-cell office:value-type="float" office:value="0.908284023668639" calcext:value-type="float">
            <text:p>0.9082840236686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0.798816568047337" calcext:value-type="float">
            <text:p>0.798816568047337</text:p>
          </table:table-cell>
          <table:table-cell office:value-type="float" office:value="36" calcext:value-type="float">
            <text:p>36</text:p>
          </table:table-cell>
          <table:table-cell office:value-type="float" office:value="0.201183431952663" calcext:value-type="float">
            <text:p>0.201183431952663</text:p>
          </table:table-cell>
          <table:table-cell office:value-type="float" office:value="0.105960264900662" calcext:value-type="float">
            <text:p>0.105960264900662</text:p>
          </table:table-cell>
          <table:table-cell office:value-type="float" office:value="1" calcext:value-type="float">
            <text:p>1</text:p>
          </table:table-cell>
          <table:table-cell office:value-type="float" office:value="0.905325443786982" calcext:value-type="float">
            <text:p>0.905325443786982</text:p>
          </table:table-cell>
          <table:table-cell office:value-type="float" office:value="0.931578947368421" calcext:value-type="float">
            <text:p>0.931578947368421</text:p>
          </table:table-cell>
          <table:table-cell office:value-type="float" office:value="0.946745562130178" calcext:value-type="float">
            <text:p>0.94674556213017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upervised Convolutional</text:p>
          </table:table-cell>
          <table:table-cell office:value-type="float" office:value="0" calcext:value-type="float">
            <text:p>0</text:p>
          </table:table-cell>
          <table:table-cell office:value-type="float" office:value="0.423076923076923" calcext:value-type="float">
            <text:p>0.4230769230769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76923076923077" calcext:value-type="float">
            <text:p>0.576923076923077</text:p>
          </table:table-cell>
          <table:table-cell office:value-type="float" office:value="0" calcext:value-type="float">
            <text:p>0</text:p>
          </table:table-cell>
          <table:table-cell office:value-type="float" office:value="0.423076923076923" calcext:value-type="float">
            <text:p>0.423076923076923</text:p>
          </table:table-cell>
          <table:table-cell office:value-type="float" office:value="0.93421052631579" calcext:value-type="float">
            <text:p>0.93421052631579</text:p>
          </table:table-cell>
          <table:table-cell office:value-type="float" office:value="0.920118343195266" calcext:value-type="float">
            <text:p>0.9201183431952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upervised Convolutional</text:p>
          </table:table-cell>
          <table:table-cell office:value-type="float" office:value="5" calcext:value-type="float">
            <text:p>5</text:p>
          </table:table-cell>
          <table:table-cell office:value-type="float" office:value="0.41715976331361" calcext:value-type="float">
            <text:p>0.41715976331361</text:p>
          </table:table-cell>
          <table:table-cell office:value-type="float" office:value="20" calcext:value-type="float">
            <text:p>20</text:p>
          </table:table-cell>
          <table:table-cell office:value-type="float" office:value="0.582840236686391" calcext:value-type="float">
            <text:p>0.582840236686391</text:p>
          </table:table-cell>
          <table:table-cell office:value-type="float" office:value="0.594339622641509" calcext:value-type="float">
            <text:p>0.594339622641509</text:p>
          </table:table-cell>
          <table:table-cell office:value-type="float" office:value="0.4" calcext:value-type="float">
            <text:p>0.4</text:p>
          </table:table-cell>
          <table:table-cell office:value-type="float" office:value="0.381656804733728" calcext:value-type="float">
            <text:p>0.381656804733728</text:p>
          </table:table-cell>
          <table:table-cell office:value-type="float" office:value="0.93421052631579" calcext:value-type="float">
            <text:p>0.93421052631579</text:p>
          </table:table-cell>
          <table:table-cell office:value-type="float" office:value="0.940828402366864" calcext:value-type="float">
            <text:p>0.9408284023668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upervised Convolutional</text:p>
          </table:table-cell>
          <table:table-cell office:value-type="float" office:value="10" calcext:value-type="float">
            <text:p>10</text:p>
          </table:table-cell>
          <table:table-cell office:value-type="float" office:value="0.556213017751479" calcext:value-type="float">
            <text:p>0.556213017751479</text:p>
          </table:table-cell>
          <table:table-cell office:value-type="float" office:value="36" calcext:value-type="float">
            <text:p>36</text:p>
          </table:table-cell>
          <table:table-cell office:value-type="float" office:value="0.443786982248521" calcext:value-type="float">
            <text:p>0.443786982248521</text:p>
          </table:table-cell>
          <table:table-cell office:value-type="float" office:value="0.440397350993378" calcext:value-type="float">
            <text:p>0.440397350993378</text:p>
          </table:table-cell>
          <table:table-cell office:value-type="float" office:value="0.472222222222222" calcext:value-type="float">
            <text:p>0.472222222222222</text:p>
          </table:table-cell>
          <table:table-cell office:value-type="float" office:value="0.5" calcext:value-type="float">
            <text:p>0.5</text:p>
          </table:table-cell>
          <table:table-cell office:value-type="float" office:value="0.942105263157895" calcext:value-type="float">
            <text:p>0.942105263157895</text:p>
          </table:table-cell>
          <table:table-cell office:value-type="float" office:value="0.931952662721894" calcext:value-type="float">
            <text:p>0.93195266272189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traditional</text:p>
          </table:table-cell>
          <table:table-cell office:value-type="float" office:value="0" calcext:value-type="float">
            <text:p>0</text:p>
          </table:table-cell>
          <table:table-cell office:value-type="float" office:value="0.30249343832021" calcext:value-type="float">
            <text:p>0.302493438320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9750656167979" calcext:value-type="float">
            <text:p>0.69750656167979</text:p>
          </table:table-cell>
          <table:table-cell office:value-type="float" office:value="0" calcext:value-type="float">
            <text:p>0</text:p>
          </table:table-cell>
          <table:table-cell office:value-type="float" office:value="0.30249343832021" calcext:value-type="float">
            <text:p>0.30249343832021</text:p>
          </table:table-cell>
          <table:table-cell office:value-type="float" office:value="0.316887633123234" calcext:value-type="float">
            <text:p>0.316887633123234</text:p>
          </table:table-cell>
          <table:table-cell office:value-type="float" office:value="0.429133858267717" calcext:value-type="float">
            <text:p>0.4291338582677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traditional</text:p>
          </table:table-cell>
          <table:table-cell office:value-type="float" office:value="5" calcext:value-type="float">
            <text:p>5</text:p>
          </table:table-cell>
          <table:table-cell office:value-type="float" office:value="0.257874015748031" calcext:value-type="float">
            <text:p>0.257874015748031</text:p>
          </table:table-cell>
          <table:table-cell office:value-type="float" office:value="85" calcext:value-type="float">
            <text:p>85</text:p>
          </table:table-cell>
          <table:table-cell office:value-type="float" office:value="0.742125984251969" calcext:value-type="float">
            <text:p>0.742125984251969</text:p>
          </table:table-cell>
          <table:table-cell office:value-type="float" office:value="0.727588603196664" calcext:value-type="float">
            <text:p>0.727588603196664</text:p>
          </table:table-cell>
          <table:table-cell office:value-type="float" office:value="0.988235294117647" calcext:value-type="float">
            <text:p>0.988235294117647</text:p>
          </table:table-cell>
          <table:table-cell office:value-type="float" office:value="0.282152230971129" calcext:value-type="float">
            <text:p>0.282152230971129</text:p>
          </table:table-cell>
          <table:table-cell office:value-type="float" office:value="0.316887633123234" calcext:value-type="float">
            <text:p>0.316887633123234</text:p>
          </table:table-cell>
          <table:table-cell office:value-type="float" office:value="0.429133858267717" calcext:value-type="float">
            <text:p>0.4291338582677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traditional</text:p>
          </table:table-cell>
          <table:table-cell office:value-type="float" office:value="10" calcext:value-type="float">
            <text:p>10</text:p>
          </table:table-cell>
          <table:table-cell office:value-type="float" office:value="0.218503937007874" calcext:value-type="float">
            <text:p>0.218503937007874</text:p>
          </table:table-cell>
          <table:table-cell office:value-type="float" office:value="142" calcext:value-type="float">
            <text:p>142</text:p>
          </table:table-cell>
          <table:table-cell office:value-type="float" office:value="0.781496062992126" calcext:value-type="float">
            <text:p>0.781496062992126</text:p>
          </table:table-cell>
          <table:table-cell office:value-type="float" office:value="0.75904486251809" calcext:value-type="float">
            <text:p>0.75904486251809</text:p>
          </table:table-cell>
          <table:table-cell office:value-type="float" office:value="1" calcext:value-type="float">
            <text:p>1</text:p>
          </table:table-cell>
          <table:table-cell office:value-type="float" office:value="0.25262467191601" calcext:value-type="float">
            <text:p>0.25262467191601</text:p>
          </table:table-cell>
          <table:table-cell office:value-type="float" office:value="0.316887633123234" calcext:value-type="float">
            <text:p>0.316887633123234</text:p>
          </table:table-cell>
          <table:table-cell office:value-type="float" office:value="0.429133858267717" calcext:value-type="float">
            <text:p>0.4291338582677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CNN</text:p>
          </table:table-cell>
          <table:table-cell office:value-type="float" office:value="0" calcext:value-type="float">
            <text:p>0</text:p>
          </table:table-cell>
          <table:table-cell office:value-type="float" office:value="0.561679790026247" calcext:value-type="float">
            <text:p>0.5616797900262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38320209973753" calcext:value-type="float">
            <text:p>0.438320209973753</text:p>
          </table:table-cell>
          <table:table-cell office:value-type="float" office:value="0" calcext:value-type="float">
            <text:p>0</text:p>
          </table:table-cell>
          <table:table-cell office:value-type="float" office:value="0.561679790026247" calcext:value-type="float">
            <text:p>0.561679790026247</text:p>
          </table:table-cell>
          <table:table-cell office:value-type="float" office:value="0.835035861769181" calcext:value-type="float">
            <text:p>0.835035861769181</text:p>
          </table:table-cell>
          <table:table-cell office:value-type="float" office:value="0.903543307086614" calcext:value-type="float">
            <text:p>0.9035433070866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CNN</text:p>
          </table:table-cell>
          <table:table-cell office:value-type="float" office:value="5" calcext:value-type="float">
            <text:p>5</text:p>
          </table:table-cell>
          <table:table-cell office:value-type="float" office:value="0.400262467191601" calcext:value-type="float">
            <text:p>0.400262467191601</text:p>
          </table:table-cell>
          <table:table-cell office:value-type="float" office:value="85" calcext:value-type="float">
            <text:p>85</text:p>
          </table:table-cell>
          <table:table-cell office:value-type="float" office:value="0.599737532808399" calcext:value-type="float">
            <text:p>0.599737532808399</text:p>
          </table:table-cell>
          <table:table-cell office:value-type="float" office:value="0.576789437109104" calcext:value-type="float">
            <text:p>0.576789437109104</text:p>
          </table:table-cell>
          <table:table-cell office:value-type="float" office:value="0.988235294117647" calcext:value-type="float">
            <text:p>0.988235294117647</text:p>
          </table:table-cell>
          <table:table-cell office:value-type="float" office:value="0.423228346456693" calcext:value-type="float">
            <text:p>0.423228346456693</text:p>
          </table:table-cell>
          <table:table-cell office:value-type="float" office:value="0.926537709193654" calcext:value-type="float">
            <text:p>0.926537709193654</text:p>
          </table:table-cell>
          <table:table-cell office:value-type="float" office:value="0.967191601049869" calcext:value-type="float">
            <text:p>0.9671916010498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CNN</text:p>
          </table:table-cell>
          <table:table-cell office:value-type="float" office:value="10" calcext:value-type="float">
            <text:p>10</text:p>
          </table:table-cell>
          <table:table-cell office:value-type="float" office:value="0.439632545931759" calcext:value-type="float">
            <text:p>0.439632545931759</text:p>
          </table:table-cell>
          <table:table-cell office:value-type="float" office:value="142" calcext:value-type="float">
            <text:p>142</text:p>
          </table:table-cell>
          <table:table-cell office:value-type="float" office:value="0.560367454068242" calcext:value-type="float">
            <text:p>0.560367454068242</text:p>
          </table:table-cell>
          <table:table-cell office:value-type="float" office:value="0.515195369030391" calcext:value-type="float">
            <text:p>0.515195369030391</text:p>
          </table:table-cell>
          <table:table-cell office:value-type="float" office:value="1" calcext:value-type="float">
            <text:p>1</text:p>
          </table:table-cell>
          <table:table-cell office:value-type="float" office:value="0.48753280839895" calcext:value-type="float">
            <text:p>0.48753280839895</text:p>
          </table:table-cell>
          <table:table-cell office:value-type="float" office:value="0.918495979134971" calcext:value-type="float">
            <text:p>0.918495979134971</text:p>
          </table:table-cell>
          <table:table-cell office:value-type="float" office:value="0.961942257217848" calcext:value-type="float">
            <text:p>0.96194225721784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T</text:p>
          </table:table-cell>
          <table:table-cell office:value-type="float" office:value="0" calcext:value-type="float">
            <text:p>0</text:p>
          </table:table-cell>
          <table:table-cell office:value-type="float" office:value="0.655511811023622" calcext:value-type="float">
            <text:p>0.6555118110236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44488188976378" calcext:value-type="float">
            <text:p>0.344488188976378</text:p>
          </table:table-cell>
          <table:table-cell office:value-type="float" office:value="0" calcext:value-type="float">
            <text:p>0</text:p>
          </table:table-cell>
          <table:table-cell office:value-type="float" office:value="0.655511811023622" calcext:value-type="float">
            <text:p>0.655511811023622</text:p>
          </table:table-cell>
          <table:table-cell office:value-type="float" office:value="0.929580525972614" calcext:value-type="float">
            <text:p>0.929580525972614</text:p>
          </table:table-cell>
          <table:table-cell office:value-type="float" office:value="0.959317585301837" calcext:value-type="float">
            <text:p>0.9593175853018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T</text:p>
          </table:table-cell>
          <table:table-cell office:value-type="float" office:value="5" calcext:value-type="float">
            <text:p>5</text:p>
          </table:table-cell>
          <table:table-cell office:value-type="float" office:value="0.506561679790026" calcext:value-type="float">
            <text:p>0.506561679790026</text:p>
          </table:table-cell>
          <table:table-cell office:value-type="float" office:value="85" calcext:value-type="float">
            <text:p>85</text:p>
          </table:table-cell>
          <table:table-cell office:value-type="float" office:value="0.493438320209974" calcext:value-type="float">
            <text:p>0.493438320209974</text:p>
          </table:table-cell>
          <table:table-cell office:value-type="float" office:value="0.463516330785268" calcext:value-type="float">
            <text:p>0.463516330785268</text:p>
          </table:table-cell>
          <table:table-cell office:value-type="float" office:value="1" calcext:value-type="float">
            <text:p>1</text:p>
          </table:table-cell>
          <table:table-cell office:value-type="float" office:value="0.541338582677165" calcext:value-type="float">
            <text:p>0.541338582677165</text:p>
          </table:table-cell>
          <table:table-cell office:value-type="float" office:value="0.914583786133449" calcext:value-type="float">
            <text:p>0.914583786133449</text:p>
          </table:table-cell>
          <table:table-cell office:value-type="float" office:value="0.94488188976378" calcext:value-type="float">
            <text:p>0.9448818897637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T</text:p>
          </table:table-cell>
          <table:table-cell office:value-type="float" office:value="10" calcext:value-type="float">
            <text:p>10</text:p>
          </table:table-cell>
          <table:table-cell office:value-type="float" office:value="0.461942257217848" calcext:value-type="float">
            <text:p>0.461942257217848</text:p>
          </table:table-cell>
          <table:table-cell office:value-type="float" office:value="142" calcext:value-type="float">
            <text:p>142</text:p>
          </table:table-cell>
          <table:table-cell office:value-type="float" office:value="0.538057742782152" calcext:value-type="float">
            <text:p>0.538057742782152</text:p>
          </table:table-cell>
          <table:table-cell office:value-type="float" office:value="0.490593342981187" calcext:value-type="float">
            <text:p>0.490593342981187</text:p>
          </table:table-cell>
          <table:table-cell office:value-type="float" office:value="1" calcext:value-type="float">
            <text:p>1</text:p>
          </table:table-cell>
          <table:table-cell office:value-type="float" office:value="0.517716535433071" calcext:value-type="float">
            <text:p>0.517716535433071</text:p>
          </table:table-cell>
          <table:table-cell office:value-type="float" office:value="0.903716583351445" calcext:value-type="float">
            <text:p>0.903716583351445</text:p>
          </table:table-cell>
          <table:table-cell office:value-type="float" office:value="0.946850393700787" calcext:value-type="float">
            <text:p>0.94685039370078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LSTM</text:p>
          </table:table-cell>
          <table:table-cell office:value-type="float" office:value="0" calcext:value-type="float">
            <text:p>0</text:p>
          </table:table-cell>
          <table:table-cell office:value-type="float" office:value="0.660761154855643" calcext:value-type="float">
            <text:p>0.6607611548556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9238845144357" calcext:value-type="float">
            <text:p>0.339238845144357</text:p>
          </table:table-cell>
          <table:table-cell office:value-type="float" office:value="0" calcext:value-type="float">
            <text:p>0</text:p>
          </table:table-cell>
          <table:table-cell office:value-type="float" office:value="0.660761154855643" calcext:value-type="float">
            <text:p>0.660761154855643</text:p>
          </table:table-cell>
          <table:table-cell office:value-type="float" office:value="0.740056509454466" calcext:value-type="float">
            <text:p>0.740056509454466</text:p>
          </table:table-cell>
          <table:table-cell office:value-type="float" office:value="0.830708661417323" calcext:value-type="float">
            <text:p>0.8307086614173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LSTM</text:p>
          </table:table-cell>
          <table:table-cell office:value-type="float" office:value="5" calcext:value-type="float">
            <text:p>5</text:p>
          </table:table-cell>
          <table:table-cell office:value-type="float" office:value="0.645669291338583" calcext:value-type="float">
            <text:p>0.645669291338583</text:p>
          </table:table-cell>
          <table:table-cell office:value-type="float" office:value="85" calcext:value-type="float">
            <text:p>85</text:p>
          </table:table-cell>
          <table:table-cell office:value-type="float" office:value="0.354330708661417" calcext:value-type="float">
            <text:p>0.354330708661417</text:p>
          </table:table-cell>
          <table:table-cell office:value-type="float" office:value="0.316191799861015" calcext:value-type="float">
            <text:p>0.316191799861015</text:p>
          </table:table-cell>
          <table:table-cell office:value-type="float" office:value="1" calcext:value-type="float">
            <text:p>1</text:p>
          </table:table-cell>
          <table:table-cell office:value-type="float" office:value="0.68241469816273" calcext:value-type="float">
            <text:p>0.68241469816273</text:p>
          </table:table-cell>
          <table:table-cell office:value-type="float" office:value="0.790697674418605" calcext:value-type="float">
            <text:p>0.790697674418605</text:p>
          </table:table-cell>
          <table:table-cell office:value-type="float" office:value="0.873359580052493" calcext:value-type="float">
            <text:p>0.8733595800524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0.481627296587926" calcext:value-type="float">
            <text:p>0.481627296587926</text:p>
          </table:table-cell>
          <table:table-cell office:value-type="float" office:value="142" calcext:value-type="float">
            <text:p>142</text:p>
          </table:table-cell>
          <table:table-cell office:value-type="float" office:value="0.518372703412074" calcext:value-type="float">
            <text:p>0.518372703412074</text:p>
          </table:table-cell>
          <table:table-cell office:value-type="float" office:value="0.468885672937771" calcext:value-type="float">
            <text:p>0.468885672937771</text:p>
          </table:table-cell>
          <table:table-cell office:value-type="float" office:value="1" calcext:value-type="float">
            <text:p>1</text:p>
          </table:table-cell>
          <table:table-cell office:value-type="float" office:value="0.525590551181102" calcext:value-type="float">
            <text:p>0.525590551181102</text:p>
          </table:table-cell>
          <table:table-cell office:value-type="float" office:value="0.72266898500326" calcext:value-type="float">
            <text:p>0.72266898500326</text:p>
          </table:table-cell>
          <table:table-cell office:value-type="float" office:value="0.793307086614173" calcext:value-type="float">
            <text:p>0.7933070866141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CNN</text:p>
          </table:table-cell>
          <table:table-cell office:value-type="float" office:value="0" calcext:value-type="float">
            <text:p>0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16666666666667" calcext:value-type="float">
            <text:p>0.41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0.950010867202782" calcext:value-type="float">
            <text:p>0.950010867202782</text:p>
          </table:table-cell>
          <table:table-cell office:value-type="float" office:value="0.970472440944882" calcext:value-type="float">
            <text:p>0.97047244094488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CNN</text:p>
          </table:table-cell>
          <table:table-cell office:value-type="float" office:value="5" calcext:value-type="float">
            <text:p>5</text:p>
          </table:table-cell>
          <table:table-cell office:value-type="float" office:value="0.631889763779527" calcext:value-type="float">
            <text:p>0.631889763779527</text:p>
          </table:table-cell>
          <table:table-cell office:value-type="float" office:value="85" calcext:value-type="float">
            <text:p>85</text:p>
          </table:table-cell>
          <table:table-cell office:value-type="float" office:value="0.368110236220472" calcext:value-type="float">
            <text:p>0.368110236220472</text:p>
          </table:table-cell>
          <table:table-cell office:value-type="float" office:value="0.330785267546908" calcext:value-type="float">
            <text:p>0.330785267546908</text:p>
          </table:table-cell>
          <table:table-cell office:value-type="float" office:value="1" calcext:value-type="float">
            <text:p>1</text:p>
          </table:table-cell>
          <table:table-cell office:value-type="float" office:value="0.675196850393701" calcext:value-type="float">
            <text:p>0.675196850393701</text:p>
          </table:table-cell>
          <table:table-cell office:value-type="float" office:value="0.953705716148663" calcext:value-type="float">
            <text:p>0.953705716148663</text:p>
          </table:table-cell>
          <table:table-cell office:value-type="float" office:value="0.973097112860892" calcext:value-type="float">
            <text:p>0.9730971128608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CNN</text:p>
          </table:table-cell>
          <table:table-cell office:value-type="float" office:value="10" calcext:value-type="float">
            <text:p>10</text:p>
          </table:table-cell>
          <table:table-cell office:value-type="float" office:value="0.456692913385827" calcext:value-type="float">
            <text:p>0.456692913385827</text:p>
          </table:table-cell>
          <table:table-cell office:value-type="float" office:value="142" calcext:value-type="float">
            <text:p>142</text:p>
          </table:table-cell>
          <table:table-cell office:value-type="float" office:value="0.543307086614173" calcext:value-type="float">
            <text:p>0.543307086614173</text:p>
          </table:table-cell>
          <table:table-cell office:value-type="float" office:value="0.496382054992764" calcext:value-type="float">
            <text:p>0.496382054992764</text:p>
          </table:table-cell>
          <table:table-cell office:value-type="float" office:value="1" calcext:value-type="float">
            <text:p>1</text:p>
          </table:table-cell>
          <table:table-cell office:value-type="float" office:value="0.496719160104987" calcext:value-type="float">
            <text:p>0.496719160104987</text:p>
          </table:table-cell>
          <table:table-cell office:value-type="float" office:value="0.948489458813302" calcext:value-type="float">
            <text:p>0.948489458813302</text:p>
          </table:table-cell>
          <table:table-cell office:value-type="float" office:value="0.967191601049869" calcext:value-type="float">
            <text:p>0.9671916010498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T</text:p>
          </table:table-cell>
          <table:table-cell office:value-type="float" office:value="0" calcext:value-type="float">
            <text:p>0</text:p>
          </table:table-cell>
          <table:table-cell office:value-type="float" office:value="0.415354330708661" calcext:value-type="float">
            <text:p>0.4153543307086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84645669291338" calcext:value-type="float">
            <text:p>0.584645669291338</text:p>
          </table:table-cell>
          <table:table-cell office:value-type="float" office:value="0" calcext:value-type="float">
            <text:p>0</text:p>
          </table:table-cell>
          <table:table-cell office:value-type="float" office:value="0.415354330708661" calcext:value-type="float">
            <text:p>0.415354330708661</text:p>
          </table:table-cell>
          <table:table-cell office:value-type="float" office:value="0.900239078461204" calcext:value-type="float">
            <text:p>0.900239078461204</text:p>
          </table:table-cell>
          <table:table-cell office:value-type="float" office:value="0.939632545931758" calcext:value-type="float">
            <text:p>0.9396325459317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T</text:p>
          </table:table-cell>
          <table:table-cell office:value-type="float" office:value="5" calcext:value-type="float">
            <text:p>5</text:p>
          </table:table-cell>
          <table:table-cell office:value-type="float" office:value="0.433727034120735" calcext:value-type="float">
            <text:p>0.433727034120735</text:p>
          </table:table-cell>
          <table:table-cell office:value-type="float" office:value="85" calcext:value-type="float">
            <text:p>85</text:p>
          </table:table-cell>
          <table:table-cell office:value-type="float" office:value="0.566272965879265" calcext:value-type="float">
            <text:p>0.566272965879265</text:p>
          </table:table-cell>
          <table:table-cell office:value-type="float" office:value="0.540653231410702" calcext:value-type="float">
            <text:p>0.540653231410702</text:p>
          </table:table-cell>
          <table:table-cell office:value-type="float" office:value="1" calcext:value-type="float">
            <text:p>1</text:p>
          </table:table-cell>
          <table:table-cell office:value-type="float" office:value="0.453412073490814" calcext:value-type="float">
            <text:p>0.453412073490814</text:p>
          </table:table-cell>
          <table:table-cell office:value-type="float" office:value="0.885677026733319" calcext:value-type="float">
            <text:p>0.885677026733319</text:p>
          </table:table-cell>
          <table:table-cell office:value-type="float" office:value="0.935695538057743" calcext:value-type="float">
            <text:p>0.9356955380577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T</text:p>
          </table:table-cell>
          <table:table-cell office:value-type="float" office:value="10" calcext:value-type="float">
            <text:p>10</text:p>
          </table:table-cell>
          <table:table-cell office:value-type="float" office:value="0.378608923884514" calcext:value-type="float">
            <text:p>0.378608923884514</text:p>
          </table:table-cell>
          <table:table-cell office:value-type="float" office:value="142" calcext:value-type="float">
            <text:p>142</text:p>
          </table:table-cell>
          <table:table-cell office:value-type="float" office:value="0.621391076115486" calcext:value-type="float">
            <text:p>0.621391076115486</text:p>
          </table:table-cell>
          <table:table-cell office:value-type="float" office:value="0.582489146164978" calcext:value-type="float">
            <text:p>0.582489146164978</text:p>
          </table:table-cell>
          <table:table-cell office:value-type="float" office:value="1" calcext:value-type="float">
            <text:p>1</text:p>
          </table:table-cell>
          <table:table-cell office:value-type="float" office:value="0.413385826771654" calcext:value-type="float">
            <text:p>0.413385826771654</text:p>
          </table:table-cell>
          <table:table-cell office:value-type="float" office:value="0.88871984351228" calcext:value-type="float">
            <text:p>0.88871984351228</text:p>
          </table:table-cell>
          <table:table-cell office:value-type="float" office:value="0.933070866141732" calcext:value-type="float">
            <text:p>0.9330708661417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LSTM</text:p>
          </table:table-cell>
          <table:table-cell office:value-type="float" office:value="0" calcext:value-type="float">
            <text:p>0</text:p>
          </table:table-cell>
          <table:table-cell office:value-type="float" office:value="0.562335958005249" calcext:value-type="float">
            <text:p>0.5623359580052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37664041994751" calcext:value-type="float">
            <text:p>0.437664041994751</text:p>
          </table:table-cell>
          <table:table-cell office:value-type="float" office:value="0" calcext:value-type="float">
            <text:p>0</text:p>
          </table:table-cell>
          <table:table-cell office:value-type="float" office:value="0.562335958005249" calcext:value-type="float">
            <text:p>0.562335958005249</text:p>
          </table:table-cell>
          <table:table-cell office:value-type="float" office:value="0.94457726581178" calcext:value-type="float">
            <text:p>0.94457726581178</text:p>
          </table:table-cell>
          <table:table-cell office:value-type="float" office:value="0.965223097112861" calcext:value-type="float">
            <text:p>0.9652230971128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LSTM</text:p>
          </table:table-cell>
          <table:table-cell office:value-type="float" office:value="5" calcext:value-type="float">
            <text:p>5</text:p>
          </table:table-cell>
          <table:table-cell office:value-type="float" office:value="0.484251968503937" calcext:value-type="float">
            <text:p>0.484251968503937</text:p>
          </table:table-cell>
          <table:table-cell office:value-type="float" office:value="85" calcext:value-type="float">
            <text:p>85</text:p>
          </table:table-cell>
          <table:table-cell office:value-type="float" office:value="0.515748031496063" calcext:value-type="float">
            <text:p>0.515748031496063</text:p>
          </table:table-cell>
          <table:table-cell office:value-type="float" office:value="0.487143849895761" calcext:value-type="float">
            <text:p>0.487143849895761</text:p>
          </table:table-cell>
          <table:table-cell office:value-type="float" office:value="1" calcext:value-type="float">
            <text:p>1</text:p>
          </table:table-cell>
          <table:table-cell office:value-type="float" office:value="0.511154855643045" calcext:value-type="float">
            <text:p>0.511154855643045</text:p>
          </table:table-cell>
          <table:table-cell office:value-type="float" office:value="0.911975657465768" calcext:value-type="float">
            <text:p>0.911975657465768</text:p>
          </table:table-cell>
          <table:table-cell office:value-type="float" office:value="0.949475065616798" calcext:value-type="float">
            <text:p>0.94947506561679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0.473753280839895" calcext:value-type="float">
            <text:p>0.473753280839895</text:p>
          </table:table-cell>
          <table:table-cell office:value-type="float" office:value="142" calcext:value-type="float">
            <text:p>142</text:p>
          </table:table-cell>
          <table:table-cell office:value-type="float" office:value="0.526246719160105" calcext:value-type="float">
            <text:p>0.526246719160105</text:p>
          </table:table-cell>
          <table:table-cell office:value-type="float" office:value="0.477568740955138" calcext:value-type="float">
            <text:p>0.477568740955138</text:p>
          </table:table-cell>
          <table:table-cell office:value-type="float" office:value="1" calcext:value-type="float">
            <text:p>1</text:p>
          </table:table-cell>
          <table:table-cell office:value-type="float" office:value="0.546587926509186" calcext:value-type="float">
            <text:p>0.546587926509186</text:p>
          </table:table-cell>
          <table:table-cell office:value-type="float" office:value="0.952401651814823" calcext:value-type="float">
            <text:p>0.952401651814823</text:p>
          </table:table-cell>
          <table:table-cell office:value-type="float" office:value="0.965223097112861" calcext:value-type="float">
            <text:p>0.9652230971128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upervised Convolutional</text:p>
          </table:table-cell>
          <table:table-cell office:value-type="float" office:value="0" calcext:value-type="float">
            <text:p>0</text:p>
          </table:table-cell>
          <table:table-cell office:value-type="float" office:value="0.412729658792651" calcext:value-type="float">
            <text:p>0.4127296587926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87270341207349" calcext:value-type="float">
            <text:p>0.587270341207349</text:p>
          </table:table-cell>
          <table:table-cell office:value-type="float" office:value="0" calcext:value-type="float">
            <text:p>0</text:p>
          </table:table-cell>
          <table:table-cell office:value-type="float" office:value="0.412729658792651" calcext:value-type="float">
            <text:p>0.412729658792651</text:p>
          </table:table-cell>
          <table:table-cell office:value-type="float" office:value="0.655074983699196" calcext:value-type="float">
            <text:p>0.655074983699196</text:p>
          </table:table-cell>
          <table:table-cell office:value-type="float" office:value="0.860892388451444" calcext:value-type="float">
            <text:p>0.8608923884514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upervised Convolutional</text:p>
          </table:table-cell>
          <table:table-cell office:value-type="float" office:value="5" calcext:value-type="float">
            <text:p>5</text:p>
          </table:table-cell>
          <table:table-cell office:value-type="float" office:value="0.34251968503937" calcext:value-type="float">
            <text:p>0.34251968503937</text:p>
          </table:table-cell>
          <table:table-cell office:value-type="float" office:value="85" calcext:value-type="float">
            <text:p>85</text:p>
          </table:table-cell>
          <table:table-cell office:value-type="float" office:value="0.65748031496063" calcext:value-type="float">
            <text:p>0.65748031496063</text:p>
          </table:table-cell>
          <table:table-cell office:value-type="float" office:value="0.63724808895066" calcext:value-type="float">
            <text:p>0.63724808895066</text:p>
          </table:table-cell>
          <table:table-cell office:value-type="float" office:value="1" calcext:value-type="float">
            <text:p>1</text:p>
          </table:table-cell>
          <table:table-cell office:value-type="float" office:value="0.375984251968504" calcext:value-type="float">
            <text:p>0.375984251968504</text:p>
          </table:table-cell>
          <table:table-cell office:value-type="float" office:value="0.618778526407303" calcext:value-type="float">
            <text:p>0.618778526407303</text:p>
          </table:table-cell>
          <table:table-cell office:value-type="float" office:value="0.841863517060367" calcext:value-type="float">
            <text:p>0.8418635170603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upervised Convolutional</text:p>
          </table:table-cell>
          <table:table-cell office:value-type="float" office:value="10" calcext:value-type="float">
            <text:p>10</text:p>
          </table:table-cell>
          <table:table-cell office:value-type="float" office:value="0.256561679790026" calcext:value-type="float">
            <text:p>0.256561679790026</text:p>
          </table:table-cell>
          <table:table-cell office:value-type="float" office:value="142" calcext:value-type="float">
            <text:p>142</text:p>
          </table:table-cell>
          <table:table-cell office:value-type="float" office:value="0.743438320209974" calcext:value-type="float">
            <text:p>0.743438320209974</text:p>
          </table:table-cell>
          <table:table-cell office:value-type="float" office:value="0.717800289435601" calcext:value-type="float">
            <text:p>0.717800289435601</text:p>
          </table:table-cell>
          <table:table-cell office:value-type="float" office:value="0.992957746478873" calcext:value-type="float">
            <text:p>0.992957746478873</text:p>
          </table:table-cell>
          <table:table-cell office:value-type="float" office:value="0.281496062992126" calcext:value-type="float">
            <text:p>0.281496062992126</text:p>
          </table:table-cell>
          <table:table-cell office:value-type="float" office:value="0.63855683547055" calcext:value-type="float">
            <text:p>0.63855683547055</text:p>
          </table:table-cell>
          <table:table-cell office:value-type="float" office:value="0.818897637795276" calcext:value-type="float">
            <text:p>0.81889763779527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traditional</text:p>
          </table:table-cell>
          <table:table-cell office:value-type="float" office:value="0" calcext:value-type="float">
            <text:p>0</text:p>
          </table:table-cell>
          <table:table-cell office:value-type="float" office:value="0.861386138613861" calcext:value-type="float">
            <text:p>0.8613861386138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38613861386139" calcext:value-type="float">
            <text:p>0.138613861386139</text:p>
          </table:table-cell>
          <table:table-cell office:value-type="float" office:value="0" calcext:value-type="float">
            <text:p>0</text:p>
          </table:table-cell>
          <table:table-cell office:value-type="float" office:value="0.861386138613861" calcext:value-type="float">
            <text:p>0.861386138613861</text:p>
          </table:table-cell>
          <table:table-cell office:value-type="float" office:value="0.695304695304695" calcext:value-type="float">
            <text:p>0.695304695304695</text:p>
          </table:table-cell>
          <table:table-cell office:value-type="float" office:value="0.663366336633663" calcext:value-type="float">
            <text:p>0.6633663366336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traditional</text:p>
          </table:table-cell>
          <table:table-cell office:value-type="float" office:value="5" calcext:value-type="float">
            <text:p>5</text:p>
          </table:table-cell>
          <table:table-cell office:value-type="float" office:value="0.762376237623762" calcext:value-type="float">
            <text:p>0.762376237623762</text:p>
          </table:table-cell>
          <table:table-cell office:value-type="float" office:value="11" calcext:value-type="float">
            <text:p>11</text:p>
          </table:table-cell>
          <table:table-cell office:value-type="float" office:value="0.237623762376238" calcext:value-type="float">
            <text:p>0.237623762376238</text:p>
          </table:table-cell>
          <table:table-cell office:value-type="float" office:value="0.155555555555556" calcext:value-type="float">
            <text:p>0.155555555555556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851485148514851" calcext:value-type="float">
            <text:p>0.851485148514851</text:p>
          </table:table-cell>
          <table:table-cell office:value-type="float" office:value="0.695304695304695" calcext:value-type="float">
            <text:p>0.695304695304695</text:p>
          </table:table-cell>
          <table:table-cell office:value-type="float" office:value="0.663366336633663" calcext:value-type="float">
            <text:p>0.6633663366336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traditional</text:p>
          </table:table-cell>
          <table:table-cell office:value-type="float" office:value="10" calcext:value-type="float">
            <text:p>10</text:p>
          </table:table-cell>
          <table:table-cell office:value-type="float" office:value="0.792079207920792" calcext:value-type="float">
            <text:p>0.792079207920792</text:p>
          </table:table-cell>
          <table:table-cell office:value-type="float" office:value="8" calcext:value-type="float">
            <text:p>8</text:p>
          </table:table-cell>
          <table:table-cell office:value-type="float" office:value="0.207920792079208" calcext:value-type="float">
            <text:p>0.207920792079208</text:p>
          </table:table-cell>
          <table:table-cell office:value-type="float" office:value="0.172043010752688" calcext:value-type="float">
            <text:p>0.172043010752688</text:p>
          </table:table-cell>
          <table:table-cell office:value-type="float" office:value="0.625" calcext:value-type="float">
            <text:p>0.625</text:p>
          </table:table-cell>
          <table:table-cell office:value-type="float" office:value="0.811881188118812" calcext:value-type="float">
            <text:p>0.811881188118812</text:p>
          </table:table-cell>
          <table:table-cell office:value-type="float" office:value="0.695304695304695" calcext:value-type="float">
            <text:p>0.695304695304695</text:p>
          </table:table-cell>
          <table:table-cell office:value-type="float" office:value="0.663366336633663" calcext:value-type="float">
            <text:p>0.6633663366336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CNN</text:p>
          </table:table-cell>
          <table:table-cell office:value-type="float" office:value="0" calcext:value-type="float">
            <text:p>0</text:p>
          </table:table-cell>
          <table:table-cell office:value-type="float" office:value="0.98019801980198" calcext:value-type="float">
            <text:p>0.980198019801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98019801980198" calcext:value-type="float">
            <text:p>0.01980198019802</text:p>
          </table:table-cell>
          <table:table-cell office:value-type="float" office:value="0" calcext:value-type="float">
            <text:p>0</text:p>
          </table:table-cell>
          <table:table-cell office:value-type="float" office:value="0.98019801980198" calcext:value-type="float">
            <text:p>0.98019801980198</text:p>
          </table:table-cell>
          <table:table-cell office:value-type="float" office:value="0.97002997002997" calcext:value-type="float">
            <text:p>0.97002997002997</text:p>
          </table:table-cell>
          <table:table-cell office:value-type="float" office:value="0.94059405940594" calcext:value-type="float">
            <text:p>0.9405940594059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CNN</text:p>
          </table:table-cell>
          <table:table-cell office:value-type="float" office:value="5" calcext:value-type="float">
            <text:p>5</text:p>
          </table:table-cell>
          <table:table-cell office:value-type="float" office:value="0.871287128712871" calcext:value-type="float">
            <text:p>0.871287128712871</text:p>
          </table:table-cell>
          <table:table-cell office:value-type="float" office:value="11" calcext:value-type="float">
            <text:p>11</text:p>
          </table:table-cell>
          <table:table-cell office:value-type="float" office:value="0.128712871287129" calcext:value-type="float">
            <text:p>0.128712871287129</text:p>
          </table:table-cell>
          <table:table-cell office:value-type="float" office:value="0.0222222222222222" calcext:value-type="float">
            <text:p>0.022222222222222</text:p>
          </table:table-cell>
          <table:table-cell office:value-type="float" office:value="1" calcext:value-type="float">
            <text:p>1</text:p>
          </table:table-cell>
          <table:table-cell office:value-type="float" office:value="0.98019801980198" calcext:value-type="float">
            <text:p>0.98019801980198</text:p>
          </table:table-cell>
          <table:table-cell office:value-type="float" office:value="0.989010989010989" calcext:value-type="float">
            <text:p>0.989010989010989</text:p>
          </table:table-cell>
          <table:table-cell office:value-type="float" office:value="0.95049504950495" calcext:value-type="float">
            <text:p>0.950495049504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CNN</text:p>
          </table:table-cell>
          <table:table-cell office:value-type="float" office:value="10" calcext:value-type="float">
            <text:p>10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8" calcext:value-type="float">
            <text:p>8</text:p>
          </table:table-cell>
          <table:table-cell office:value-type="float" office:value="0.0792079207920792" calcext:value-type="float">
            <text:p>0.079207920792079</text:p>
          </table:table-cell>
          <table:table-cell office:value-type="float" office:value="0.010752688172043" calcext:value-type="float">
            <text:p>0.010752688172043</text:p>
          </table:table-cell>
          <table:table-cell office:value-type="float" office:value="0.875" calcext:value-type="float">
            <text:p>0.875</text:p>
          </table:table-cell>
          <table:table-cell office:value-type="float" office:value="0.98019801980198" calcext:value-type="float">
            <text:p>0.98019801980198</text:p>
          </table:table-cell>
          <table:table-cell office:value-type="float" office:value="0.988011988011988" calcext:value-type="float">
            <text:p>0.988011988011988</text:p>
          </table:table-cell>
          <table:table-cell office:value-type="float" office:value="0.97029702970297" calcext:value-type="float">
            <text:p>0.9702970297029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T</text:p>
          </table:table-cell>
          <table:table-cell office:value-type="float" office:value="0" calcext:value-type="float">
            <text:p>0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99009900990099" calcext:value-type="float">
            <text:p>0.00990099009901</text:p>
          </table:table-cell>
          <table:table-cell office:value-type="float" office:value="0" calcext:value-type="float">
            <text:p>0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965034965034965" calcext:value-type="float">
            <text:p>0.965034965034965</text:p>
          </table:table-cell>
          <table:table-cell office:value-type="float" office:value="0.94059405940594" calcext:value-type="float">
            <text:p>0.9405940594059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T</text:p>
          </table:table-cell>
          <table:table-cell office:value-type="float" office:value="5" calcext:value-type="float">
            <text:p>5</text:p>
          </table:table-cell>
          <table:table-cell office:value-type="float" office:value="0.871287128712871" calcext:value-type="float">
            <text:p>0.871287128712871</text:p>
          </table:table-cell>
          <table:table-cell office:value-type="float" office:value="11" calcext:value-type="float">
            <text:p>11</text:p>
          </table:table-cell>
          <table:table-cell office:value-type="float" office:value="0.128712871287129" calcext:value-type="float">
            <text:p>0.128712871287129</text:p>
          </table:table-cell>
          <table:table-cell office:value-type="float" office:value="0.0222222222222222" calcext:value-type="float">
            <text:p>0.022222222222222</text:p>
          </table:table-cell>
          <table:table-cell office:value-type="float" office:value="1" calcext:value-type="float">
            <text:p>1</text:p>
          </table:table-cell>
          <table:table-cell office:value-type="float" office:value="0.98019801980198" calcext:value-type="float">
            <text:p>0.98019801980198</text:p>
          </table:table-cell>
          <table:table-cell office:value-type="float" office:value="0.956043956043956" calcext:value-type="float">
            <text:p>0.956043956043956</text:p>
          </table:table-cell>
          <table:table-cell office:value-type="float" office:value="0.930693069306931" calcext:value-type="float">
            <text:p>0.9306930693069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T</text:p>
          </table:table-cell>
          <table:table-cell office:value-type="float" office:value="10" calcext:value-type="float">
            <text:p>10</text:p>
          </table:table-cell>
          <table:table-cell office:value-type="float" office:value="0.871287128712871" calcext:value-type="float">
            <text:p>0.871287128712871</text:p>
          </table:table-cell>
          <table:table-cell office:value-type="float" office:value="8" calcext:value-type="float">
            <text:p>8</text:p>
          </table:table-cell>
          <table:table-cell office:value-type="float" office:value="0.128712871287129" calcext:value-type="float">
            <text:p>0.128712871287129</text:p>
          </table:table-cell>
          <table:table-cell office:value-type="float" office:value="0.0645161290322581" calcext:value-type="float">
            <text:p>0.064516129032258</text:p>
          </table:table-cell>
          <table:table-cell office:value-type="float" office:value="0.875" calcext:value-type="float">
            <text:p>0.875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48051948051948" calcext:value-type="float">
            <text:p>0.948051948051948</text:p>
          </table:table-cell>
          <table:table-cell office:value-type="float" office:value="0.900990099009901" calcext:value-type="float">
            <text:p>0.9009900990099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LSTM</text:p>
          </table:table-cell>
          <table:table-cell office:value-type="float" office:value="0" calcext:value-type="float">
            <text:p>0</text:p>
          </table:table-cell>
          <table:table-cell office:value-type="float" office:value="0.792079207920792" calcext:value-type="float">
            <text:p>0.79207920792079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07920792079208" calcext:value-type="float">
            <text:p>0.207920792079208</text:p>
          </table:table-cell>
          <table:table-cell office:value-type="float" office:value="0" calcext:value-type="float">
            <text:p>0</text:p>
          </table:table-cell>
          <table:table-cell office:value-type="float" office:value="0.792079207920792" calcext:value-type="float">
            <text:p>0.792079207920792</text:p>
          </table:table-cell>
          <table:table-cell office:value-type="float" office:value="0.711288711288711" calcext:value-type="float">
            <text:p>0.711288711288711</text:p>
          </table:table-cell>
          <table:table-cell office:value-type="float" office:value="0.623762376237624" calcext:value-type="float">
            <text:p>0.6237623762376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LSTM</text:p>
          </table:table-cell>
          <table:table-cell office:value-type="float" office:value="5" calcext:value-type="float">
            <text:p>5</text:p>
          </table:table-cell>
          <table:table-cell office:value-type="float" office:value="0.762376237623762" calcext:value-type="float">
            <text:p>0.762376237623762</text:p>
          </table:table-cell>
          <table:table-cell office:value-type="float" office:value="11" calcext:value-type="float">
            <text:p>11</text:p>
          </table:table-cell>
          <table:table-cell office:value-type="float" office:value="0.237623762376238" calcext:value-type="float">
            <text:p>0.237623762376238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818181818181818" calcext:value-type="float">
            <text:p>0.818181818181818</text:p>
          </table:table-cell>
          <table:table-cell office:value-type="float" office:value="0.831683168316832" calcext:value-type="float">
            <text:p>0.831683168316832</text:p>
          </table:table-cell>
          <table:table-cell office:value-type="float" office:value="0.686313686313686" calcext:value-type="float">
            <text:p>0.686313686313686</text:p>
          </table:table-cell>
          <table:table-cell office:value-type="float" office:value="0.623762376237624" calcext:value-type="float">
            <text:p>0.6237623762376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0.891089108910891" calcext:value-type="float">
            <text:p>0.891089108910891</text:p>
          </table:table-cell>
          <table:table-cell office:value-type="float" office:value="8" calcext:value-type="float">
            <text:p>8</text:p>
          </table:table-cell>
          <table:table-cell office:value-type="float" office:value="0.108910891089109" calcext:value-type="float">
            <text:p>0.108910891089109</text:p>
          </table:table-cell>
          <table:table-cell office:value-type="float" office:value="0.0430107526881721" calcext:value-type="float">
            <text:p>0.043010752688172</text:p>
          </table:table-cell>
          <table:table-cell office:value-type="float" office:value="0.875" calcext:value-type="float">
            <text:p>0.875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93006993006993" calcext:value-type="float">
            <text:p>0.993006993006993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CN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89010989010989" calcext:value-type="float">
            <text:p>0.989010989010989</text:p>
          </table:table-cell>
          <table:table-cell office:value-type="float" office:value="0.96039603960396" calcext:value-type="float">
            <text:p>0.960396039603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CNN</text:p>
          </table:table-cell>
          <table:table-cell office:value-type="float" office:value="5" calcext:value-type="float">
            <text:p>5</text:p>
          </table:table-cell>
          <table:table-cell office:value-type="float" office:value="0.881188118811881" calcext:value-type="float">
            <text:p>0.881188118811881</text:p>
          </table:table-cell>
          <table:table-cell office:value-type="float" office:value="11" calcext:value-type="float">
            <text:p>11</text:p>
          </table:table-cell>
          <table:table-cell office:value-type="float" office:value="0.118811881188119" calcext:value-type="float">
            <text:p>0.118811881188119</text:p>
          </table:table-cell>
          <table:table-cell office:value-type="float" office:value="0.0111111111111111" calcext:value-type="float">
            <text:p>0.011111111111111</text:p>
          </table:table-cell>
          <table:table-cell office:value-type="float" office:value="1" calcext:value-type="float">
            <text:p>1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984015984015984" calcext:value-type="float">
            <text:p>0.984015984015984</text:p>
          </table:table-cell>
          <table:table-cell office:value-type="float" office:value="0.930693069306931" calcext:value-type="float">
            <text:p>0.9306930693069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CNN</text:p>
          </table:table-cell>
          <table:table-cell office:value-type="float" office:value="10" calcext:value-type="float">
            <text:p>10</text:p>
          </table:table-cell>
          <table:table-cell office:value-type="float" office:value="0.910891089108911" calcext:value-type="float">
            <text:p>0.910891089108911</text:p>
          </table:table-cell>
          <table:table-cell office:value-type="float" office:value="8" calcext:value-type="float">
            <text:p>8</text:p>
          </table:table-cell>
          <table:table-cell office:value-type="float" office:value="0.0891089108910891" calcext:value-type="float">
            <text:p>0.089108910891089</text:p>
          </table:table-cell>
          <table:table-cell office:value-type="float" office:value="0.032258064516129" calcext:value-type="float">
            <text:p>0.032258064516129</text:p>
          </table:table-cell>
          <table:table-cell office:value-type="float" office:value="0.75" calcext:value-type="float">
            <text:p>0.75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86013986013986" calcext:value-type="float">
            <text:p>0.986013986013986</text:p>
          </table:table-cell>
          <table:table-cell office:value-type="float" office:value="0.97029702970297" calcext:value-type="float">
            <text:p>0.9702970297029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T</text:p>
          </table:table-cell>
          <table:table-cell office:value-type="float" office:value="0" calcext:value-type="float">
            <text:p>0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95049504950495" calcext:value-type="float">
            <text:p>0.04950495049505</text:p>
          </table:table-cell>
          <table:table-cell office:value-type="float" office:value="0" calcext:value-type="float">
            <text:p>0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883116883116883" calcext:value-type="float">
            <text:p>0.883116883116883</text:p>
          </table:table-cell>
          <table:table-cell office:value-type="float" office:value="0.861386138613861" calcext:value-type="float">
            <text:p>0.8613861386138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T</text:p>
          </table:table-cell>
          <table:table-cell office:value-type="float" office:value="5" calcext:value-type="float">
            <text:p>5</text:p>
          </table:table-cell>
          <table:table-cell office:value-type="float" office:value="0.821782178217822" calcext:value-type="float">
            <text:p>0.821782178217822</text:p>
          </table:table-cell>
          <table:table-cell office:value-type="float" office:value="11" calcext:value-type="float">
            <text:p>11</text:p>
          </table:table-cell>
          <table:table-cell office:value-type="float" office:value="0.178217821782178" calcext:value-type="float">
            <text:p>0.178217821782178</text:p>
          </table:table-cell>
          <table:table-cell office:value-type="float" office:value="0.0888888888888889" calcext:value-type="float">
            <text:p>0.088888888888889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10891089108911" calcext:value-type="float">
            <text:p>0.910891089108911</text:p>
          </table:table-cell>
          <table:table-cell office:value-type="float" office:value="0.9000999000999" calcext:value-type="float">
            <text:p>0.9000999000999</text:p>
          </table:table-cell>
          <table:table-cell office:value-type="float" office:value="0.841584158415841" calcext:value-type="float">
            <text:p>0.8415841584158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T</text:p>
          </table:table-cell>
          <table:table-cell office:value-type="float" office:value="10" calcext:value-type="float">
            <text:p>10</text:p>
          </table:table-cell>
          <table:table-cell office:value-type="float" office:value="0.801980198019802" calcext:value-type="float">
            <text:p>0.801980198019802</text:p>
          </table:table-cell>
          <table:table-cell office:value-type="float" office:value="8" calcext:value-type="float">
            <text:p>8</text:p>
          </table:table-cell>
          <table:table-cell office:value-type="float" office:value="0.198019801980198" calcext:value-type="float">
            <text:p>0.198019801980198</text:p>
          </table:table-cell>
          <table:table-cell office:value-type="float" office:value="0.150537634408602" calcext:value-type="float">
            <text:p>0.150537634408602</text:p>
          </table:table-cell>
          <table:table-cell office:value-type="float" office:value="0.75" calcext:value-type="float">
            <text:p>0.75</text:p>
          </table:table-cell>
          <table:table-cell office:value-type="float" office:value="0.841584158415841" calcext:value-type="float">
            <text:p>0.841584158415841</text:p>
          </table:table-cell>
          <table:table-cell office:value-type="float" office:value="0.867132867132867" calcext:value-type="float">
            <text:p>0.867132867132867</text:p>
          </table:table-cell>
          <table:table-cell office:value-type="float" office:value="0.841584158415841" calcext:value-type="float">
            <text:p>0.8415841584158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LST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87012987012987" calcext:value-type="float">
            <text:p>0.987012987012987</text:p>
          </table:table-cell>
          <table:table-cell office:value-type="float" office:value="0.930693069306931" calcext:value-type="float">
            <text:p>0.9306930693069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LSTM</text:p>
          </table:table-cell>
          <table:table-cell office:value-type="float" office:value="5" calcext:value-type="float">
            <text:p>5</text:p>
          </table:table-cell>
          <table:table-cell office:value-type="float" office:value="0.891089108910891" calcext:value-type="float">
            <text:p>0.891089108910891</text:p>
          </table:table-cell>
          <table:table-cell office:value-type="float" office:value="11" calcext:value-type="float">
            <text:p>11</text:p>
          </table:table-cell>
          <table:table-cell office:value-type="float" office:value="0.108910891089109" calcext:value-type="float">
            <text:p>0.1089108910891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86013986013986" calcext:value-type="float">
            <text:p>0.986013986013986</text:p>
          </table:table-cell>
          <table:table-cell office:value-type="float" office:value="0.96039603960396" calcext:value-type="float">
            <text:p>0.960396039603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0.900990099009901" calcext:value-type="float">
            <text:p>0.900990099009901</text:p>
          </table:table-cell>
          <table:table-cell office:value-type="float" office:value="8" calcext:value-type="float">
            <text:p>8</text:p>
          </table:table-cell>
          <table:table-cell office:value-type="float" office:value="0.099009900990099" calcext:value-type="float">
            <text:p>0.099009900990099</text:p>
          </table:table-cell>
          <table:table-cell office:value-type="float" office:value="0.0430107526881721" calcext:value-type="float">
            <text:p>0.043010752688172</text:p>
          </table:table-cell>
          <table:table-cell office:value-type="float" office:value="0.75" calcext:value-type="float">
            <text:p>0.75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92007992007992" calcext:value-type="float">
            <text:p>0.992007992007992</text:p>
          </table:table-cell>
          <table:table-cell office:value-type="float" office:value="0.96039603960396" calcext:value-type="float">
            <text:p>0.960396039603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upervised Convolution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upervised Convolutional</text:p>
          </table:table-cell>
          <table:table-cell office:value-type="float" office:value="5" calcext:value-type="float">
            <text:p>5</text:p>
          </table:table-cell>
          <table:table-cell office:value-type="float" office:value="0.871287128712871" calcext:value-type="float">
            <text:p>0.871287128712871</text:p>
          </table:table-cell>
          <table:table-cell office:value-type="float" office:value="11" calcext:value-type="float">
            <text:p>11</text:p>
          </table:table-cell>
          <table:table-cell office:value-type="float" office:value="0.128712871287129" calcext:value-type="float">
            <text:p>0.128712871287129</text:p>
          </table:table-cell>
          <table:table-cell office:value-type="float" office:value="0.0222222222222222" calcext:value-type="float">
            <text:p>0.022222222222222</text:p>
          </table:table-cell>
          <table:table-cell office:value-type="float" office:value="1" calcext:value-type="float">
            <text:p>1</text:p>
          </table:table-cell>
          <table:table-cell office:value-type="float" office:value="0.98019801980198" calcext:value-type="float">
            <text:p>0.98019801980198</text:p>
          </table:table-cell>
          <table:table-cell office:value-type="float" office:value="0.999000999000999" calcext:value-type="float">
            <text:p>0.999000999000999</text:p>
          </table:table-cell>
          <table:table-cell office:value-type="float" office:value="0.99009900990099" calcext:value-type="float">
            <text:p>0.990099009900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upervised Convolutional</text:p>
          </table:table-cell>
          <table:table-cell office:value-type="float" office:value="10" calcext:value-type="float">
            <text:p>10</text:p>
          </table:table-cell>
          <table:table-cell office:value-type="float" office:value="0.821782178217822" calcext:value-type="float">
            <text:p>0.821782178217822</text:p>
          </table:table-cell>
          <table:table-cell office:value-type="float" office:value="8" calcext:value-type="float">
            <text:p>8</text:p>
          </table:table-cell>
          <table:table-cell office:value-type="float" office:value="0.178217821782178" calcext:value-type="float">
            <text:p>0.178217821782178</text:p>
          </table:table-cell>
          <table:table-cell office:value-type="float" office:value="0.118279569892473" calcext:value-type="float">
            <text:p>0.118279569892473</text:p>
          </table:table-cell>
          <table:table-cell office:value-type="float" office:value="0.875" calcext:value-type="float">
            <text:p>0.875</text:p>
          </table:table-cell>
          <table:table-cell office:value-type="float" office:value="0.881188118811881" calcext:value-type="float">
            <text:p>0.881188118811881</text:p>
          </table:table-cell>
          <table:table-cell office:value-type="float" office:value="0.998001998001998" calcext:value-type="float">
            <text:p>0.998001998001998</text:p>
          </table:table-cell>
          <table:table-cell office:value-type="float" office:value="0.99009900990099" calcext:value-type="float">
            <text:p>0.990099009900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traditional</text:p>
          </table:table-cell>
          <table:table-cell office:value-type="float" office:value="0" calcext:value-type="float">
            <text:p>0</text:p>
          </table:table-cell>
          <table:table-cell office:value-type="float" office:value="0.204978354978355" calcext:value-type="float">
            <text:p>0.2049783549783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95021645021645" calcext:value-type="float">
            <text:p>0.795021645021645</text:p>
          </table:table-cell>
          <table:table-cell office:value-type="float" office:value="0" calcext:value-type="float">
            <text:p>0</text:p>
          </table:table-cell>
          <table:table-cell office:value-type="float" office:value="0.204978354978355" calcext:value-type="float">
            <text:p>0.204978354978355</text:p>
          </table:table-cell>
          <table:table-cell office:value-type="float" office:value="0.603476752828475" calcext:value-type="float">
            <text:p>0.603476752828475</text:p>
          </table:table-cell>
          <table:table-cell office:value-type="float" office:value="0.717460317460317" calcext:value-type="float">
            <text:p>0.7174603174603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traditional</text:p>
          </table:table-cell>
          <table:table-cell office:value-type="float" office:value="5" calcext:value-type="float">
            <text:p>5</text:p>
          </table:table-cell>
          <table:table-cell office:value-type="float" office:value="0.194949494949495" calcext:value-type="float">
            <text:p>0.194949494949495</text:p>
          </table:table-cell>
          <table:table-cell office:value-type="float" office:value="705" calcext:value-type="float">
            <text:p>705</text:p>
          </table:table-cell>
          <table:table-cell office:value-type="float" office:value="0.805050505050505" calcext:value-type="float">
            <text:p>0.805050505050505</text:p>
          </table:table-cell>
          <table:table-cell office:value-type="float" office:value="0.796275180539719" calcext:value-type="float">
            <text:p>0.796275180539719</text:p>
          </table:table-cell>
          <table:table-cell office:value-type="float" office:value="0.968794326241135" calcext:value-type="float">
            <text:p>0.968794326241135</text:p>
          </table:table-cell>
          <table:table-cell office:value-type="float" office:value="0.204473304473304" calcext:value-type="float">
            <text:p>0.204473304473304</text:p>
          </table:table-cell>
          <table:table-cell office:value-type="float" office:value="0.603476752828475" calcext:value-type="float">
            <text:p>0.603476752828475</text:p>
          </table:table-cell>
          <table:table-cell office:value-type="float" office:value="0.717460317460317" calcext:value-type="float">
            <text:p>0.7174603174603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traditional</text:p>
          </table:table-cell>
          <table:table-cell office:value-type="float" office:value="10" calcext:value-type="float">
            <text:p>10</text:p>
          </table:table-cell>
          <table:table-cell office:value-type="float" office:value="0.189321789321789" calcext:value-type="float">
            <text:p>0.189321789321789</text:p>
          </table:table-cell>
          <table:table-cell office:value-type="float" office:value="1358" calcext:value-type="float">
            <text:p>1358</text:p>
          </table:table-cell>
          <table:table-cell office:value-type="float" office:value="0.810678210678211" calcext:value-type="float">
            <text:p>0.810678210678211</text:p>
          </table:table-cell>
          <table:table-cell office:value-type="float" office:value="0.797872340425532" calcext:value-type="float">
            <text:p>0.797872340425532</text:p>
          </table:table-cell>
          <table:table-cell office:value-type="float" office:value="0.928571428571429" calcext:value-type="float">
            <text:p>0.928571428571429</text:p>
          </table:table-cell>
          <table:table-cell office:value-type="float" office:value="0.203968253968254" calcext:value-type="float">
            <text:p>0.203968253968254</text:p>
          </table:table-cell>
          <table:table-cell office:value-type="float" office:value="0.603476752828475" calcext:value-type="float">
            <text:p>0.603476752828475</text:p>
          </table:table-cell>
          <table:table-cell office:value-type="float" office:value="0.717460317460317" calcext:value-type="float">
            <text:p>0.7174603174603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CNN</text:p>
          </table:table-cell>
          <table:table-cell office:value-type="float" office:value="0" calcext:value-type="float">
            <text:p>0</text:p>
          </table:table-cell>
          <table:table-cell office:value-type="float" office:value="0.173593073593074" calcext:value-type="float">
            <text:p>0.17359307359307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26406926406926" calcext:value-type="float">
            <text:p>0.826406926406926</text:p>
          </table:table-cell>
          <table:table-cell office:value-type="float" office:value="0" calcext:value-type="float">
            <text:p>0</text:p>
          </table:table-cell>
          <table:table-cell office:value-type="float" office:value="0.173593073593074" calcext:value-type="float">
            <text:p>0.173593073593074</text:p>
          </table:table-cell>
          <table:table-cell office:value-type="float" office:value="0.845156495168883" calcext:value-type="float">
            <text:p>0.845156495168883</text:p>
          </table:table-cell>
          <table:table-cell office:value-type="float" office:value="0.861111111111111" calcext:value-type="float">
            <text:p>0.8611111111111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CNN</text:p>
          </table:table-cell>
          <table:table-cell office:value-type="float" office:value="5" calcext:value-type="float">
            <text:p>5</text:p>
          </table:table-cell>
          <table:table-cell office:value-type="float" office:value="0.171717171717172" calcext:value-type="float">
            <text:p>0.171717171717172</text:p>
          </table:table-cell>
          <table:table-cell office:value-type="float" office:value="705" calcext:value-type="float">
            <text:p>705</text:p>
          </table:table-cell>
          <table:table-cell office:value-type="float" office:value="0.828282828282828" calcext:value-type="float">
            <text:p>0.828282828282828</text:p>
          </table:table-cell>
          <table:table-cell office:value-type="float" office:value="0.822348916761687" calcext:value-type="float">
            <text:p>0.822348916761687</text:p>
          </table:table-cell>
          <table:table-cell office:value-type="float" office:value="0.939007092198582" calcext:value-type="float">
            <text:p>0.939007092198582</text:p>
          </table:table-cell>
          <table:table-cell office:value-type="float" office:value="0.172943722943723" calcext:value-type="float">
            <text:p>0.172943722943723</text:p>
          </table:table-cell>
          <table:table-cell office:value-type="float" office:value="0.851474110165992" calcext:value-type="float">
            <text:p>0.851474110165992</text:p>
          </table:table-cell>
          <table:table-cell office:value-type="float" office:value="0.87005772005772" calcext:value-type="float">
            <text:p>0.870057720057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CNN</text:p>
          </table:table-cell>
          <table:table-cell office:value-type="float" office:value="10" calcext:value-type="float">
            <text:p>10</text:p>
          </table:table-cell>
          <table:table-cell office:value-type="float" office:value="0.184343434343434" calcext:value-type="float">
            <text:p>0.184343434343434</text:p>
          </table:table-cell>
          <table:table-cell office:value-type="float" office:value="1358" calcext:value-type="float">
            <text:p>1358</text:p>
          </table:table-cell>
          <table:table-cell office:value-type="float" office:value="0.815656565656566" calcext:value-type="float">
            <text:p>0.815656565656566</text:p>
          </table:table-cell>
          <table:table-cell office:value-type="float" office:value="0.805631099024156" calcext:value-type="float">
            <text:p>0.805631099024156</text:p>
          </table:table-cell>
          <table:table-cell office:value-type="float" office:value="0.907952871870397" calcext:value-type="float">
            <text:p>0.907952871870397</text:p>
          </table:table-cell>
          <table:table-cell office:value-type="float" office:value="0.17987012987013" calcext:value-type="float">
            <text:p>0.17987012987013</text:p>
          </table:table-cell>
          <table:table-cell office:value-type="float" office:value="0.855231645883227" calcext:value-type="float">
            <text:p>0.855231645883227</text:p>
          </table:table-cell>
          <table:table-cell office:value-type="float" office:value="0.868181818181818" calcext:value-type="float">
            <text:p>0.8681818181818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T</text:p>
          </table:table-cell>
          <table:table-cell office:value-type="float" office:value="0" calcext:value-type="float">
            <text:p>0</text:p>
          </table:table-cell>
          <table:table-cell office:value-type="float" office:value="0.12005772005772" calcext:value-type="float">
            <text:p>0.120057720057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7994227994228" calcext:value-type="float">
            <text:p>0.87994227994228</text:p>
          </table:table-cell>
          <table:table-cell office:value-type="float" office:value="0" calcext:value-type="float">
            <text:p>0</text:p>
          </table:table-cell>
          <table:table-cell office:value-type="float" office:value="0.12005772005772" calcext:value-type="float">
            <text:p>0.12005772005772</text:p>
          </table:table-cell>
          <table:table-cell office:value-type="float" office:value="0.840490544223305" calcext:value-type="float">
            <text:p>0.840490544223305</text:p>
          </table:table-cell>
          <table:table-cell office:value-type="float" office:value="0.858946608946609" calcext:value-type="float">
            <text:p>0.8589466089466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T</text:p>
          </table:table-cell>
          <table:table-cell office:value-type="float" office:value="5" calcext:value-type="float">
            <text:p>5</text:p>
          </table:table-cell>
          <table:table-cell office:value-type="float" office:value="0.126839826839827" calcext:value-type="float">
            <text:p>0.126839826839827</text:p>
          </table:table-cell>
          <table:table-cell office:value-type="float" office:value="705" calcext:value-type="float">
            <text:p>705</text:p>
          </table:table-cell>
          <table:table-cell office:value-type="float" office:value="0.873160173160173" calcext:value-type="float">
            <text:p>0.873160173160173</text:p>
          </table:table-cell>
          <table:table-cell office:value-type="float" office:value="0.867198783732421" calcext:value-type="float">
            <text:p>0.867198783732421</text:p>
          </table:table-cell>
          <table:table-cell office:value-type="float" office:value="0.984397163120567" calcext:value-type="float">
            <text:p>0.984397163120567</text:p>
          </table:table-cell>
          <table:table-cell office:value-type="float" office:value="0.127777777777778" calcext:value-type="float">
            <text:p>0.127777777777778</text:p>
          </table:table-cell>
          <table:table-cell office:value-type="float" office:value="0.837558840531836" calcext:value-type="float">
            <text:p>0.837558840531836</text:p>
          </table:table-cell>
          <table:table-cell office:value-type="float" office:value="0.853823953823954" calcext:value-type="float">
            <text:p>0.8538239538239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T</text:p>
          </table:table-cell>
          <table:table-cell office:value-type="float" office:value="10" calcext:value-type="float">
            <text:p>10</text:p>
          </table:table-cell>
          <table:table-cell office:value-type="float" office:value="0.173953823953824" calcext:value-type="float">
            <text:p>0.173953823953824</text:p>
          </table:table-cell>
          <table:table-cell office:value-type="float" office:value="1358" calcext:value-type="float">
            <text:p>1358</text:p>
          </table:table-cell>
          <table:table-cell office:value-type="float" office:value="0.826046176046176" calcext:value-type="float">
            <text:p>0.826046176046176</text:p>
          </table:table-cell>
          <table:table-cell office:value-type="float" office:value="0.815389537673972" calcext:value-type="float">
            <text:p>0.815389537673972</text:p>
          </table:table-cell>
          <table:table-cell office:value-type="float" office:value="0.924153166421208" calcext:value-type="float">
            <text:p>0.924153166421208</text:p>
          </table:table-cell>
          <table:table-cell office:value-type="float" office:value="0.170707070707071" calcext:value-type="float">
            <text:p>0.170707070707071</text:p>
          </table:table-cell>
          <table:table-cell office:value-type="float" office:value="0.842431249483855" calcext:value-type="float">
            <text:p>0.842431249483855</text:p>
          </table:table-cell>
          <table:table-cell office:value-type="float" office:value="0.861976911976912" calcext:value-type="float">
            <text:p>0.8619769119769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LSTM</text:p>
          </table:table-cell>
          <table:table-cell office:value-type="float" office:value="0" calcext:value-type="float">
            <text:p>0</text:p>
          </table:table-cell>
          <table:table-cell office:value-type="float" office:value="0.282611832611833" calcext:value-type="float">
            <text:p>0.2826118326118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17388167388167" calcext:value-type="float">
            <text:p>0.717388167388167</text:p>
          </table:table-cell>
          <table:table-cell office:value-type="float" office:value="0" calcext:value-type="float">
            <text:p>0</text:p>
          </table:table-cell>
          <table:table-cell office:value-type="float" office:value="0.282611832611833" calcext:value-type="float">
            <text:p>0.282611832611833</text:p>
          </table:table-cell>
          <table:table-cell office:value-type="float" office:value="0.544347179783632" calcext:value-type="float">
            <text:p>0.544347179783632</text:p>
          </table:table-cell>
          <table:table-cell office:value-type="float" office:value="0.588600288600289" calcext:value-type="float">
            <text:p>0.5886002886002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LSTM</text:p>
          </table:table-cell>
          <table:table-cell office:value-type="float" office:value="5" calcext:value-type="float">
            <text:p>5</text:p>
          </table:table-cell>
          <table:table-cell office:value-type="float" office:value="0.265367965367965" calcext:value-type="float">
            <text:p>0.265367965367965</text:p>
          </table:table-cell>
          <table:table-cell office:value-type="float" office:value="705" calcext:value-type="float">
            <text:p>705</text:p>
          </table:table-cell>
          <table:table-cell office:value-type="float" office:value="0.734632034632035" calcext:value-type="float">
            <text:p>0.734632034632035</text:p>
          </table:table-cell>
          <table:table-cell office:value-type="float" office:value="0.720790573926264" calcext:value-type="float">
            <text:p>0.720790573926264</text:p>
          </table:table-cell>
          <table:table-cell office:value-type="float" office:value="0.992907801418439" calcext:value-type="float">
            <text:p>0.992907801418439</text:p>
          </table:table-cell>
          <table:table-cell office:value-type="float" office:value="0.285281385281385" calcext:value-type="float">
            <text:p>0.285281385281385</text:p>
          </table:table-cell>
          <table:table-cell office:value-type="float" office:value="0.553307457263193" calcext:value-type="float">
            <text:p>0.553307457263193</text:p>
          </table:table-cell>
          <table:table-cell office:value-type="float" office:value="0.586940836940837" calcext:value-type="float">
            <text:p>0.5869408369408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0.235858585858586" calcext:value-type="float">
            <text:p>0.235858585858586</text:p>
          </table:table-cell>
          <table:table-cell office:value-type="float" office:value="1358" calcext:value-type="float">
            <text:p>1358</text:p>
          </table:table-cell>
          <table:table-cell office:value-type="float" office:value="0.764141414141414" calcext:value-type="float">
            <text:p>0.764141414141414</text:p>
          </table:table-cell>
          <table:table-cell office:value-type="float" office:value="0.741721324588066" calcext:value-type="float">
            <text:p>0.741721324588066</text:p>
          </table:table-cell>
          <table:table-cell office:value-type="float" office:value="0.970544918998527" calcext:value-type="float">
            <text:p>0.970544918998527</text:p>
          </table:table-cell>
          <table:table-cell office:value-type="float" office:value="0.262842712842713" calcext:value-type="float">
            <text:p>0.262842712842713</text:p>
          </table:table-cell>
          <table:table-cell office:value-type="float" office:value="0.545296886613263" calcext:value-type="float">
            <text:p>0.545296886613263</text:p>
          </table:table-cell>
          <table:table-cell office:value-type="float" office:value="0.595887445887446" calcext:value-type="float">
            <text:p>0.5958874458874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CNN</text:p>
          </table:table-cell>
          <table:table-cell office:value-type="float" office:value="0" calcext:value-type="float">
            <text:p>0</text:p>
          </table:table-cell>
          <table:table-cell office:value-type="float" office:value="0.17965367965368" calcext:value-type="float">
            <text:p>0.179653679653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2034632034632" calcext:value-type="float">
            <text:p>0.82034632034632</text:p>
          </table:table-cell>
          <table:table-cell office:value-type="float" office:value="0" calcext:value-type="float">
            <text:p>0</text:p>
          </table:table-cell>
          <table:table-cell office:value-type="float" office:value="0.17965367965368" calcext:value-type="float">
            <text:p>0.17965367965368</text:p>
          </table:table-cell>
          <table:table-cell office:value-type="float" office:value="0.854612271863903" calcext:value-type="float">
            <text:p>0.854612271863903</text:p>
          </table:table-cell>
          <table:table-cell office:value-type="float" office:value="0.865223665223665" calcext:value-type="float">
            <text:p>0.86522366522366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CNN</text:p>
          </table:table-cell>
          <table:table-cell office:value-type="float" office:value="5" calcext:value-type="float">
            <text:p>5</text:p>
          </table:table-cell>
          <table:table-cell office:value-type="float" office:value="0.195598845598846" calcext:value-type="float">
            <text:p>0.195598845598846</text:p>
          </table:table-cell>
          <table:table-cell office:value-type="float" office:value="705" calcext:value-type="float">
            <text:p>705</text:p>
          </table:table-cell>
          <table:table-cell office:value-type="float" office:value="0.804401154401154" calcext:value-type="float">
            <text:p>0.804401154401154</text:p>
          </table:table-cell>
          <table:table-cell office:value-type="float" office:value="0.79612314709236" calcext:value-type="float">
            <text:p>0.79612314709236</text:p>
          </table:table-cell>
          <table:table-cell office:value-type="float" office:value="0.95886524822695" calcext:value-type="float">
            <text:p>0.95886524822695</text:p>
          </table:table-cell>
          <table:table-cell office:value-type="float" office:value="0.197691197691198" calcext:value-type="float">
            <text:p>0.197691197691198</text:p>
          </table:table-cell>
          <table:table-cell office:value-type="float" office:value="0.856511685523165" calcext:value-type="float">
            <text:p>0.856511685523165</text:p>
          </table:table-cell>
          <table:table-cell office:value-type="float" office:value="0.867821067821068" calcext:value-type="float">
            <text:p>0.86782106782106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CNN</text:p>
          </table:table-cell>
          <table:table-cell office:value-type="float" office:value="10" calcext:value-type="float">
            <text:p>10</text:p>
          </table:table-cell>
          <table:table-cell office:value-type="float" office:value="0.183261183261183" calcext:value-type="float">
            <text:p>0.183261183261183</text:p>
          </table:table-cell>
          <table:table-cell office:value-type="float" office:value="1358" calcext:value-type="float">
            <text:p>1358</text:p>
          </table:table-cell>
          <table:table-cell office:value-type="float" office:value="0.816738816738817" calcext:value-type="float">
            <text:p>0.816738816738817</text:p>
          </table:table-cell>
          <table:table-cell office:value-type="float" office:value="0.807950727883539" calcext:value-type="float">
            <text:p>0.807950727883539</text:p>
          </table:table-cell>
          <table:table-cell office:value-type="float" office:value="0.897643593519882" calcext:value-type="float">
            <text:p>0.897643593519882</text:p>
          </table:table-cell>
          <table:table-cell office:value-type="float" office:value="0.178715728715729" calcext:value-type="float">
            <text:p>0.178715728715729</text:p>
          </table:table-cell>
          <table:table-cell office:value-type="float" office:value="0.857048476339912" calcext:value-type="float">
            <text:p>0.857048476339912</text:p>
          </table:table-cell>
          <table:table-cell office:value-type="float" office:value="0.868686868686869" calcext:value-type="float">
            <text:p>0.8686868686868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T</text:p>
          </table:table-cell>
          <table:table-cell office:value-type="float" office:value="0" calcext:value-type="float">
            <text:p>0</text:p>
          </table:table-cell>
          <table:table-cell office:value-type="float" office:value="0.167388167388167" calcext:value-type="float">
            <text:p>0.1673881673881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32611832611832" calcext:value-type="float">
            <text:p>0.832611832611832</text:p>
          </table:table-cell>
          <table:table-cell office:value-type="float" office:value="0" calcext:value-type="float">
            <text:p>0</text:p>
          </table:table-cell>
          <table:table-cell office:value-type="float" office:value="0.167388167388167" calcext:value-type="float">
            <text:p>0.167388167388167</text:p>
          </table:table-cell>
          <table:table-cell office:value-type="float" office:value="0.843133206705756" calcext:value-type="float">
            <text:p>0.843133206705756</text:p>
          </table:table-cell>
          <table:table-cell office:value-type="float" office:value="0.856709956709957" calcext:value-type="float">
            <text:p>0.8567099567099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T</text:p>
          </table:table-cell>
          <table:table-cell office:value-type="float" office:value="5" calcext:value-type="float">
            <text:p>5</text:p>
          </table:table-cell>
          <table:table-cell office:value-type="float" office:value="0.19011544011544" calcext:value-type="float">
            <text:p>0.19011544011544</text:p>
          </table:table-cell>
          <table:table-cell office:value-type="float" office:value="705" calcext:value-type="float">
            <text:p>705</text:p>
          </table:table-cell>
          <table:table-cell office:value-type="float" office:value="0.80988455988456" calcext:value-type="float">
            <text:p>0.80988455988456</text:p>
          </table:table-cell>
          <table:table-cell office:value-type="float" office:value="0.801520334473584" calcext:value-type="float">
            <text:p>0.801520334473584</text:p>
          </table:table-cell>
          <table:table-cell office:value-type="float" office:value="0.965957446808511" calcext:value-type="float">
            <text:p>0.965957446808511</text:p>
          </table:table-cell>
          <table:table-cell office:value-type="float" office:value="0.191269841269841" calcext:value-type="float">
            <text:p>0.191269841269841</text:p>
          </table:table-cell>
          <table:table-cell office:value-type="float" office:value="0.840944751837476" calcext:value-type="float">
            <text:p>0.840944751837476</text:p>
          </table:table-cell>
          <table:table-cell office:value-type="float" office:value="0.856493506493507" calcext:value-type="float">
            <text:p>0.8564935064935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T</text:p>
          </table:table-cell>
          <table:table-cell office:value-type="float" office:value="10" calcext:value-type="float">
            <text:p>10</text:p>
          </table:table-cell>
          <table:table-cell office:value-type="float" office:value="0.157792207792208" calcext:value-type="float">
            <text:p>0.157792207792208</text:p>
          </table:table-cell>
          <table:table-cell office:value-type="float" office:value="1358" calcext:value-type="float">
            <text:p>1358</text:p>
          </table:table-cell>
          <table:table-cell office:value-type="float" office:value="0.842207792207792" calcext:value-type="float">
            <text:p>0.842207792207792</text:p>
          </table:table-cell>
          <table:table-cell office:value-type="float" office:value="0.838025915853463" calcext:value-type="float">
            <text:p>0.838025915853463</text:p>
          </table:table-cell>
          <table:table-cell office:value-type="float" office:value="0.880706921944035" calcext:value-type="float">
            <text:p>0.880706921944035</text:p>
          </table:table-cell>
          <table:table-cell office:value-type="float" office:value="0.148701298701299" calcext:value-type="float">
            <text:p>0.148701298701299</text:p>
          </table:table-cell>
          <table:table-cell office:value-type="float" office:value="0.836278800891898" calcext:value-type="float">
            <text:p>0.836278800891898</text:p>
          </table:table-cell>
          <table:table-cell office:value-type="float" office:value="0.853318903318903" calcext:value-type="float">
            <text:p>0.8533189033189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LSTM</text:p>
          </table:table-cell>
          <table:table-cell office:value-type="float" office:value="0" calcext:value-type="float">
            <text:p>0</text:p>
          </table:table-cell>
          <table:table-cell office:value-type="float" office:value="0.203751803751804" calcext:value-type="float">
            <text:p>0.2037518037518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96248196248196" calcext:value-type="float">
            <text:p>0.796248196248196</text:p>
          </table:table-cell>
          <table:table-cell office:value-type="float" office:value="0" calcext:value-type="float">
            <text:p>0</text:p>
          </table:table-cell>
          <table:table-cell office:value-type="float" office:value="0.203751803751804" calcext:value-type="float">
            <text:p>0.203751803751804</text:p>
          </table:table-cell>
          <table:table-cell office:value-type="float" office:value="0.856800726732183" calcext:value-type="float">
            <text:p>0.856800726732183</text:p>
          </table:table-cell>
          <table:table-cell office:value-type="float" office:value="0.857070707070707" calcext:value-type="float">
            <text:p>0.8570707070707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LSTM</text:p>
          </table:table-cell>
          <table:table-cell office:value-type="float" office:value="5" calcext:value-type="float">
            <text:p>5</text:p>
          </table:table-cell>
          <table:table-cell office:value-type="float" office:value="0.192929292929293" calcext:value-type="float">
            <text:p>0.192929292929293</text:p>
          </table:table-cell>
          <table:table-cell office:value-type="float" office:value="705" calcext:value-type="float">
            <text:p>705</text:p>
          </table:table-cell>
          <table:table-cell office:value-type="float" office:value="0.807070707070707" calcext:value-type="float">
            <text:p>0.807070707070707</text:p>
          </table:table-cell>
          <table:table-cell office:value-type="float" office:value="0.79809958190802" calcext:value-type="float">
            <text:p>0.79809958190802</text:p>
          </table:table-cell>
          <table:table-cell office:value-type="float" office:value="0.974468085106383" calcext:value-type="float">
            <text:p>0.974468085106383</text:p>
          </table:table-cell>
          <table:table-cell office:value-type="float" office:value="0.196031746031746" calcext:value-type="float">
            <text:p>0.196031746031746</text:p>
          </table:table-cell>
          <table:table-cell office:value-type="float" office:value="0.859278222809481" calcext:value-type="float">
            <text:p>0.859278222809481</text:p>
          </table:table-cell>
          <table:table-cell office:value-type="float" office:value="0.873737373737374" calcext:value-type="float">
            <text:p>0.8737373737373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0.17994227994228" calcext:value-type="float">
            <text:p>0.17994227994228</text:p>
          </table:table-cell>
          <table:table-cell office:value-type="float" office:value="1358" calcext:value-type="float">
            <text:p>1358</text:p>
          </table:table-cell>
          <table:table-cell office:value-type="float" office:value="0.82005772005772" calcext:value-type="float">
            <text:p>0.82005772005772</text:p>
          </table:table-cell>
          <table:table-cell office:value-type="float" office:value="0.812350023996161" calcext:value-type="float">
            <text:p>0.812350023996161</text:p>
          </table:table-cell>
          <table:table-cell office:value-type="float" office:value="0.891016200294551" calcext:value-type="float">
            <text:p>0.891016200294551</text:p>
          </table:table-cell>
          <table:table-cell office:value-type="float" office:value="0.175541125541126" calcext:value-type="float">
            <text:p>0.175541125541126</text:p>
          </table:table-cell>
          <table:table-cell office:value-type="float" office:value="0.853001899413659" calcext:value-type="float">
            <text:p>0.853001899413659</text:p>
          </table:table-cell>
          <table:table-cell office:value-type="float" office:value="0.867748917748918" calcext:value-type="float">
            <text:p>0.8677489177489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upervised Convolutional</text:p>
          </table:table-cell>
          <table:table-cell office:value-type="float" office:value="0" calcext:value-type="float">
            <text:p>0</text:p>
          </table:table-cell>
          <table:table-cell office:value-type="float" office:value="0.163275613275613" calcext:value-type="float">
            <text:p>0.1632756132756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36724386724387" calcext:value-type="float">
            <text:p>0.836724386724387</text:p>
          </table:table-cell>
          <table:table-cell office:value-type="float" office:value="0" calcext:value-type="float">
            <text:p>0</text:p>
          </table:table-cell>
          <table:table-cell office:value-type="float" office:value="0.163275613275613" calcext:value-type="float">
            <text:p>0.163275613275613</text:p>
          </table:table-cell>
          <table:table-cell office:value-type="float" office:value="0.713312412255347" calcext:value-type="float">
            <text:p>0.713312412255347</text:p>
          </table:table-cell>
          <table:table-cell office:value-type="float" office:value="0.646248196248196" calcext:value-type="float">
            <text:p>0.6462481962481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upervised Convolutional</text:p>
          </table:table-cell>
          <table:table-cell office:value-type="float" office:value="5" calcext:value-type="float">
            <text:p>5</text:p>
          </table:table-cell>
          <table:table-cell office:value-type="float" office:value="0.158297258297258" calcext:value-type="float">
            <text:p>0.158297258297258</text:p>
          </table:table-cell>
          <table:table-cell office:value-type="float" office:value="705" calcext:value-type="float">
            <text:p>705</text:p>
          </table:table-cell>
          <table:table-cell office:value-type="float" office:value="0.841702741702742" calcext:value-type="float">
            <text:p>0.841702741702742</text:p>
          </table:table-cell>
          <table:table-cell office:value-type="float" office:value="0.835043709616116" calcext:value-type="float">
            <text:p>0.835043709616116</text:p>
          </table:table-cell>
          <table:table-cell office:value-type="float" office:value="0.965957446808511" calcext:value-type="float">
            <text:p>0.965957446808511</text:p>
          </table:table-cell>
          <table:table-cell office:value-type="float" office:value="0.16998556998557" calcext:value-type="float">
            <text:p>0.16998556998557</text:p>
          </table:table-cell>
          <table:table-cell office:value-type="float" office:value="0.711702039805104" calcext:value-type="float">
            <text:p>0.711702039805104</text:p>
          </table:table-cell>
          <table:table-cell office:value-type="float" office:value="0.641774891774892" calcext:value-type="float">
            <text:p>0.6417748917748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upervised Convolutional</text:p>
          </table:table-cell>
          <table:table-cell office:value-type="float" office:value="10" calcext:value-type="float">
            <text:p>10</text:p>
          </table:table-cell>
          <table:table-cell office:value-type="float" office:value="0.1497113997114" calcext:value-type="float">
            <text:p>0.1497113997114</text:p>
          </table:table-cell>
          <table:table-cell office:value-type="float" office:value="1358" calcext:value-type="float">
            <text:p>1358</text:p>
          </table:table-cell>
          <table:table-cell office:value-type="float" office:value="0.8502886002886" calcext:value-type="float">
            <text:p>0.8502886002886</text:p>
          </table:table-cell>
          <table:table-cell office:value-type="float" office:value="0.845384738441849" calcext:value-type="float">
            <text:p>0.845384738441849</text:p>
          </table:table-cell>
          <table:table-cell office:value-type="float" office:value="0.895434462444772" calcext:value-type="float">
            <text:p>0.895434462444772</text:p>
          </table:table-cell>
          <table:table-cell office:value-type="float" office:value="0.158152958152958" calcext:value-type="float">
            <text:p>0.158152958152958</text:p>
          </table:table-cell>
          <table:table-cell office:value-type="float" office:value="0.715129242712032" calcext:value-type="float">
            <text:p>0.715129242712032</text:p>
          </table:table-cell>
          <table:table-cell office:value-type="float" office:value="0.64018759018759" calcext:value-type="float">
            <text:p>0.640187590187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traditional</text:p>
          </table:table-cell>
          <table:table-cell office:value-type="float" office:value="0" calcext:value-type="float">
            <text:p>0</text:p>
          </table:table-cell>
          <table:table-cell office:value-type="float" office:value="0.526297930098405" calcext:value-type="float">
            <text:p>0.5262979300984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3702069901595" calcext:value-type="float">
            <text:p>0.473702069901595</text:p>
          </table:table-cell>
          <table:table-cell office:value-type="float" office:value="0" calcext:value-type="float">
            <text:p>0</text:p>
          </table:table-cell>
          <table:table-cell office:value-type="float" office:value="0.526297930098405" calcext:value-type="float">
            <text:p>0.526297930098405</text:p>
          </table:table-cell>
          <table:table-cell office:value-type="float" office:value="0.36525208560029" calcext:value-type="float">
            <text:p>0.36525208560029</text:p>
          </table:table-cell>
          <table:table-cell office:value-type="float" office:value="0.433322022395657" calcext:value-type="float">
            <text:p>0.4333220223956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traditional</text:p>
          </table:table-cell>
          <table:table-cell office:value-type="float" office:value="5" calcext:value-type="float">
            <text:p>5</text:p>
          </table:table-cell>
          <table:table-cell office:value-type="float" office:value="0.497794367153037" calcext:value-type="float">
            <text:p>0.497794367153037</text:p>
          </table:table-cell>
          <table:table-cell office:value-type="float" office:value="160" calcext:value-type="float">
            <text:p>160</text:p>
          </table:table-cell>
          <table:table-cell office:value-type="float" office:value="0.502205632846963" calcext:value-type="float">
            <text:p>0.502205632846963</text:p>
          </table:table-cell>
          <table:table-cell office:value-type="float" office:value="0.480444922856118" calcext:value-type="float">
            <text:p>0.480444922856118</text:p>
          </table:table-cell>
          <table:table-cell office:value-type="float" office:value="0.88125" calcext:value-type="float">
            <text:p>0.88125</text:p>
          </table:table-cell>
          <table:table-cell office:value-type="float" office:value="0.510349507974211" calcext:value-type="float">
            <text:p>0.510349507974211</text:p>
          </table:table-cell>
          <table:table-cell office:value-type="float" office:value="0.36525208560029" calcext:value-type="float">
            <text:p>0.36525208560029</text:p>
          </table:table-cell>
          <table:table-cell office:value-type="float" office:value="0.433322022395657" calcext:value-type="float">
            <text:p>0.4333220223956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traditional</text:p>
          </table:table-cell>
          <table:table-cell office:value-type="float" office:value="10" calcext:value-type="float">
            <text:p>10</text:p>
          </table:table-cell>
          <table:table-cell office:value-type="float" office:value="0.486257210722769" calcext:value-type="float">
            <text:p>0.486257210722769</text:p>
          </table:table-cell>
          <table:table-cell office:value-type="float" office:value="300" calcext:value-type="float">
            <text:p>300</text:p>
          </table:table-cell>
          <table:table-cell office:value-type="float" office:value="0.513742789277231" calcext:value-type="float">
            <text:p>0.513742789277231</text:p>
          </table:table-cell>
          <table:table-cell office:value-type="float" office:value="0.482810729127314" calcext:value-type="float">
            <text:p>0.482810729127314</text:p>
          </table:table-cell>
          <table:table-cell office:value-type="float" office:value="0.786666666666667" calcext:value-type="float">
            <text:p>0.786666666666667</text:p>
          </table:table-cell>
          <table:table-cell office:value-type="float" office:value="0.487953851374279" calcext:value-type="float">
            <text:p>0.487953851374279</text:p>
          </table:table-cell>
          <table:table-cell office:value-type="float" office:value="0.36525208560029" calcext:value-type="float">
            <text:p>0.36525208560029</text:p>
          </table:table-cell>
          <table:table-cell office:value-type="float" office:value="0.433322022395657" calcext:value-type="float">
            <text:p>0.4333220223956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CNN</text:p>
          </table:table-cell>
          <table:table-cell office:value-type="float" office:value="0" calcext:value-type="float">
            <text:p>0</text:p>
          </table:table-cell>
          <table:table-cell office:value-type="float" office:value="0.753647777400747" calcext:value-type="float">
            <text:p>0.7536477774007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46352222599253" calcext:value-type="float">
            <text:p>0.246352222599253</text:p>
          </table:table-cell>
          <table:table-cell office:value-type="float" office:value="0" calcext:value-type="float">
            <text:p>0</text:p>
          </table:table-cell>
          <table:table-cell office:value-type="float" office:value="0.753647777400747" calcext:value-type="float">
            <text:p>0.753647777400747</text:p>
          </table:table-cell>
          <table:table-cell office:value-type="float" office:value="0.656873413130214" calcext:value-type="float">
            <text:p>0.656873413130214</text:p>
          </table:table-cell>
          <table:table-cell office:value-type="float" office:value="0.67458432304038" calcext:value-type="float">
            <text:p>0.674584323040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CNN</text:p>
          </table:table-cell>
          <table:table-cell office:value-type="float" office:value="5" calcext:value-type="float">
            <text:p>5</text:p>
          </table:table-cell>
          <table:table-cell office:value-type="float" office:value="0.677298948082796" calcext:value-type="float">
            <text:p>0.677298948082796</text:p>
          </table:table-cell>
          <table:table-cell office:value-type="float" office:value="160" calcext:value-type="float">
            <text:p>160</text:p>
          </table:table-cell>
          <table:table-cell office:value-type="float" office:value="0.322701051917204" calcext:value-type="float">
            <text:p>0.322701051917204</text:p>
          </table:table-cell>
          <table:table-cell office:value-type="float" office:value="0.292429135270901" calcext:value-type="float">
            <text:p>0.292429135270901</text:p>
          </table:table-cell>
          <table:table-cell office:value-type="float" office:value="0.85" calcext:value-type="float">
            <text:p>0.85</text:p>
          </table:table-cell>
          <table:table-cell office:value-type="float" office:value="0.694604682728198" calcext:value-type="float">
            <text:p>0.694604682728198</text:p>
          </table:table-cell>
          <table:table-cell office:value-type="float" office:value="0.621871599564744" calcext:value-type="float">
            <text:p>0.621871599564744</text:p>
          </table:table-cell>
          <table:table-cell office:value-type="float" office:value="0.650492025788938" calcext:value-type="float">
            <text:p>0.6504920257889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CNN</text:p>
          </table:table-cell>
          <table:table-cell office:value-type="float" office:value="10" calcext:value-type="float">
            <text:p>10</text:p>
          </table:table-cell>
          <table:table-cell office:value-type="float" office:value="0.683406854428232" calcext:value-type="float">
            <text:p>0.683406854428232</text:p>
          </table:table-cell>
          <table:table-cell office:value-type="float" office:value="300" calcext:value-type="float">
            <text:p>300</text:p>
          </table:table-cell>
          <table:table-cell office:value-type="float" office:value="0.316593145571768" calcext:value-type="float">
            <text:p>0.316593145571768</text:p>
          </table:table-cell>
          <table:table-cell office:value-type="float" office:value="0.275028333962977" calcext:value-type="float">
            <text:p>0.275028333962977</text:p>
          </table:table-cell>
          <table:table-cell office:value-type="float" office:value="0.683333333333333" calcext:value-type="float">
            <text:p>0.683333333333333</text:p>
          </table:table-cell>
          <table:table-cell office:value-type="float" office:value="0.682388870037326" calcext:value-type="float">
            <text:p>0.682388870037326</text:p>
          </table:table-cell>
          <table:table-cell office:value-type="float" office:value="0.647080159593761" calcext:value-type="float">
            <text:p>0.647080159593761</text:p>
          </table:table-cell>
          <table:table-cell office:value-type="float" office:value="0.66610111978283" calcext:value-type="float">
            <text:p>0.666101119782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T</text:p>
          </table:table-cell>
          <table:table-cell office:value-type="float" office:value="0" calcext:value-type="float">
            <text:p>0</text:p>
          </table:table-cell>
          <table:table-cell office:value-type="float" office:value="0.516796742449949" calcext:value-type="float">
            <text:p>0.5167967424499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83203257550051" calcext:value-type="float">
            <text:p>0.483203257550051</text:p>
          </table:table-cell>
          <table:table-cell office:value-type="float" office:value="0" calcext:value-type="float">
            <text:p>0</text:p>
          </table:table-cell>
          <table:table-cell office:value-type="float" office:value="0.516796742449949" calcext:value-type="float">
            <text:p>0.516796742449949</text:p>
          </table:table-cell>
          <table:table-cell office:value-type="float" office:value="0.51614073268045" calcext:value-type="float">
            <text:p>0.51614073268045</text:p>
          </table:table-cell>
          <table:table-cell office:value-type="float" office:value="0.484221241940957" calcext:value-type="float">
            <text:p>0.4842212419409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T</text:p>
          </table:table-cell>
          <table:table-cell office:value-type="float" office:value="5" calcext:value-type="float">
            <text:p>5</text:p>
          </table:table-cell>
          <table:table-cell office:value-type="float" office:value="0.528673227010519" calcext:value-type="float">
            <text:p>0.528673227010519</text:p>
          </table:table-cell>
          <table:table-cell office:value-type="float" office:value="160" calcext:value-type="float">
            <text:p>160</text:p>
          </table:table-cell>
          <table:table-cell office:value-type="float" office:value="0.471326772989481" calcext:value-type="float">
            <text:p>0.471326772989481</text:p>
          </table:table-cell>
          <table:table-cell office:value-type="float" office:value="0.445281664872623" calcext:value-type="float">
            <text:p>0.445281664872623</text:p>
          </table:table-cell>
          <table:table-cell office:value-type="float" office:value="0.925" calcext:value-type="float">
            <text:p>0.925</text:p>
          </table:table-cell>
          <table:table-cell office:value-type="float" office:value="0.533763148965049" calcext:value-type="float">
            <text:p>0.533763148965049</text:p>
          </table:table-cell>
          <table:table-cell office:value-type="float" office:value="0.534820457018498" calcext:value-type="float">
            <text:p>0.534820457018498</text:p>
          </table:table-cell>
          <table:table-cell office:value-type="float" office:value="0.524601289446895" calcext:value-type="float">
            <text:p>0.5246012894468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T</text:p>
          </table:table-cell>
          <table:table-cell office:value-type="float" office:value="10" calcext:value-type="float">
            <text:p>10</text:p>
          </table:table-cell>
          <table:table-cell office:value-type="float" office:value="0.484221241940957" calcext:value-type="float">
            <text:p>0.484221241940957</text:p>
          </table:table-cell>
          <table:table-cell office:value-type="float" office:value="300" calcext:value-type="float">
            <text:p>300</text:p>
          </table:table-cell>
          <table:table-cell office:value-type="float" office:value="0.515778758059043" calcext:value-type="float">
            <text:p>0.515778758059043</text:p>
          </table:table-cell>
          <table:table-cell office:value-type="float" office:value="0.484699659992444" calcext:value-type="float">
            <text:p>0.484699659992444</text:p>
          </table:table-cell>
          <table:table-cell office:value-type="float" office:value="0.79" calcext:value-type="float">
            <text:p>0.79</text:p>
          </table:table-cell>
          <table:table-cell office:value-type="float" office:value="0.469630132337971" calcext:value-type="float">
            <text:p>0.469630132337971</text:p>
          </table:table-cell>
          <table:table-cell office:value-type="float" office:value="0.456655785273848" calcext:value-type="float">
            <text:p>0.456655785273848</text:p>
          </table:table-cell>
          <table:table-cell office:value-type="float" office:value="0.447573803868341" calcext:value-type="float">
            <text:p>0.4475738038683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LSTM</text:p>
          </table:table-cell>
          <table:table-cell office:value-type="float" office:value="0" calcext:value-type="float">
            <text:p>0</text:p>
          </table:table-cell>
          <table:table-cell office:value-type="float" office:value="0.680013573125212" calcext:value-type="float">
            <text:p>0.6800135731252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19986426874788" calcext:value-type="float">
            <text:p>0.319986426874788</text:p>
          </table:table-cell>
          <table:table-cell office:value-type="float" office:value="0" calcext:value-type="float">
            <text:p>0</text:p>
          </table:table-cell>
          <table:table-cell office:value-type="float" office:value="0.680013573125212" calcext:value-type="float">
            <text:p>0.680013573125212</text:p>
          </table:table-cell>
          <table:table-cell office:value-type="float" office:value="0.526115342763874" calcext:value-type="float">
            <text:p>0.526115342763874</text:p>
          </table:table-cell>
          <table:table-cell office:value-type="float" office:value="0.525619273837801" calcext:value-type="float">
            <text:p>0.5256192738378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LSTM</text:p>
          </table:table-cell>
          <table:table-cell office:value-type="float" office:value="5" calcext:value-type="float">
            <text:p>5</text:p>
          </table:table-cell>
          <table:table-cell office:value-type="float" office:value="0.621649134713268" calcext:value-type="float">
            <text:p>0.621649134713268</text:p>
          </table:table-cell>
          <table:table-cell office:value-type="float" office:value="160" calcext:value-type="float">
            <text:p>160</text:p>
          </table:table-cell>
          <table:table-cell office:value-type="float" office:value="0.378350865286732" calcext:value-type="float">
            <text:p>0.378350865286732</text:p>
          </table:table-cell>
          <table:table-cell office:value-type="float" office:value="0.350556153570147" calcext:value-type="float">
            <text:p>0.350556153570147</text:p>
          </table:table-cell>
          <table:table-cell office:value-type="float" office:value="0.8625" calcext:value-type="float">
            <text:p>0.8625</text:p>
          </table:table-cell>
          <table:table-cell office:value-type="float" office:value="0.631150322361724" calcext:value-type="float">
            <text:p>0.631150322361724</text:p>
          </table:table-cell>
          <table:table-cell office:value-type="float" office:value="0.484403336960464" calcext:value-type="float">
            <text:p>0.484403336960464</text:p>
          </table:table-cell>
          <table:table-cell office:value-type="float" office:value="0.541567695961995" calcext:value-type="float">
            <text:p>0.5415676959619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0.619613165931456" calcext:value-type="float">
            <text:p>0.619613165931456</text:p>
          </table:table-cell>
          <table:table-cell office:value-type="float" office:value="300" calcext:value-type="float">
            <text:p>300</text:p>
          </table:table-cell>
          <table:table-cell office:value-type="float" office:value="0.380386834068544" calcext:value-type="float">
            <text:p>0.380386834068544</text:p>
          </table:table-cell>
          <table:table-cell office:value-type="float" office:value="0.341140914242539" calcext:value-type="float">
            <text:p>0.341140914242539</text:p>
          </table:table-cell>
          <table:table-cell office:value-type="float" office:value="0.726666666666667" calcext:value-type="float">
            <text:p>0.726666666666667</text:p>
          </table:table-cell>
          <table:table-cell office:value-type="float" office:value="0.62029182219206" calcext:value-type="float">
            <text:p>0.62029182219206</text:p>
          </table:table-cell>
          <table:table-cell office:value-type="float" office:value="0.529742473703301" calcext:value-type="float">
            <text:p>0.529742473703301</text:p>
          </table:table-cell>
          <table:table-cell office:value-type="float" office:value="0.534102477095351" calcext:value-type="float">
            <text:p>0.53410247709535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CNN</text:p>
          </table:table-cell>
          <table:table-cell office:value-type="float" office:value="0" calcext:value-type="float">
            <text:p>0</text:p>
          </table:table-cell>
          <table:table-cell office:value-type="float" office:value="0.761112996267391" calcext:value-type="float">
            <text:p>0.7611129962673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38887003732609" calcext:value-type="float">
            <text:p>0.238887003732609</text:p>
          </table:table-cell>
          <table:table-cell office:value-type="float" office:value="0" calcext:value-type="float">
            <text:p>0</text:p>
          </table:table-cell>
          <table:table-cell office:value-type="float" office:value="0.761112996267391" calcext:value-type="float">
            <text:p>0.761112996267391</text:p>
          </table:table-cell>
          <table:table-cell office:value-type="float" office:value="0.683170112441059" calcext:value-type="float">
            <text:p>0.683170112441059</text:p>
          </table:table-cell>
          <table:table-cell office:value-type="float" office:value="0.692568713946386" calcext:value-type="float">
            <text:p>0.69256871394638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CNN</text:p>
          </table:table-cell>
          <table:table-cell office:value-type="float" office:value="5" calcext:value-type="float">
            <text:p>5</text:p>
          </table:table-cell>
          <table:table-cell office:value-type="float" office:value="0.71700033932813" calcext:value-type="float">
            <text:p>0.71700033932813</text:p>
          </table:table-cell>
          <table:table-cell office:value-type="float" office:value="160" calcext:value-type="float">
            <text:p>160</text:p>
          </table:table-cell>
          <table:table-cell office:value-type="float" office:value="0.28299966067187" calcext:value-type="float">
            <text:p>0.28299966067187</text:p>
          </table:table-cell>
          <table:table-cell office:value-type="float" office:value="0.249372084678866" calcext:value-type="float">
            <text:p>0.249372084678866</text:p>
          </table:table-cell>
          <table:table-cell office:value-type="float" office:value="0.86875" calcext:value-type="float">
            <text:p>0.86875</text:p>
          </table:table-cell>
          <table:table-cell office:value-type="float" office:value="0.732609433322022" calcext:value-type="float">
            <text:p>0.732609433322022</text:p>
          </table:table-cell>
          <table:table-cell office:value-type="float" office:value="0.663220892274211" calcext:value-type="float">
            <text:p>0.663220892274211</text:p>
          </table:table-cell>
          <table:table-cell office:value-type="float" office:value="0.69833729216152" calcext:value-type="float">
            <text:p>0.698337292161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CNN</text:p>
          </table:table-cell>
          <table:table-cell office:value-type="float" office:value="10" calcext:value-type="float">
            <text:p>10</text:p>
          </table:table-cell>
          <table:table-cell office:value-type="float" office:value="0.715982354937224" calcext:value-type="float">
            <text:p>0.715982354937224</text:p>
          </table:table-cell>
          <table:table-cell office:value-type="float" office:value="300" calcext:value-type="float">
            <text:p>300</text:p>
          </table:table-cell>
          <table:table-cell office:value-type="float" office:value="0.284017645062776" calcext:value-type="float">
            <text:p>0.284017645062776</text:p>
          </table:table-cell>
          <table:table-cell office:value-type="float" office:value="0.236116358141292" calcext:value-type="float">
            <text:p>0.236116358141292</text:p>
          </table:table-cell>
          <table:table-cell office:value-type="float" office:value="0.706666666666667" calcext:value-type="float">
            <text:p>0.706666666666667</text:p>
          </table:table-cell>
          <table:table-cell office:value-type="float" office:value="0.716321683067526" calcext:value-type="float">
            <text:p>0.716321683067526</text:p>
          </table:table-cell>
          <table:table-cell office:value-type="float" office:value="0.680449764236489" calcext:value-type="float">
            <text:p>0.680449764236489</text:p>
          </table:table-cell>
          <table:table-cell office:value-type="float" office:value="0.72718018323719" calcext:value-type="float">
            <text:p>0.7271801832371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T</text:p>
          </table:table-cell>
          <table:table-cell office:value-type="float" office:value="0" calcext:value-type="float">
            <text:p>0</text:p>
          </table:table-cell>
          <table:table-cell office:value-type="float" office:value="0.647777400746522" calcext:value-type="float">
            <text:p>0.6477774007465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52222599253478" calcext:value-type="float">
            <text:p>0.352222599253478</text:p>
          </table:table-cell>
          <table:table-cell office:value-type="float" office:value="0" calcext:value-type="float">
            <text:p>0</text:p>
          </table:table-cell>
          <table:table-cell office:value-type="float" office:value="0.647777400746522" calcext:value-type="float">
            <text:p>0.647777400746522</text:p>
          </table:table-cell>
          <table:table-cell office:value-type="float" office:value="0.513783097569822" calcext:value-type="float">
            <text:p>0.513783097569822</text:p>
          </table:table-cell>
          <table:table-cell office:value-type="float" office:value="0.524940617577197" calcext:value-type="float">
            <text:p>0.52494061757719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T</text:p>
          </table:table-cell>
          <table:table-cell office:value-type="float" office:value="5" calcext:value-type="float">
            <text:p>5</text:p>
          </table:table-cell>
          <table:table-cell office:value-type="float" office:value="0.589073634204275" calcext:value-type="float">
            <text:p>0.589073634204275</text:p>
          </table:table-cell>
          <table:table-cell office:value-type="float" office:value="160" calcext:value-type="float">
            <text:p>160</text:p>
          </table:table-cell>
          <table:table-cell office:value-type="float" office:value="0.410926365795724" calcext:value-type="float">
            <text:p>0.410926365795724</text:p>
          </table:table-cell>
          <table:table-cell office:value-type="float" office:value="0.384642985288841" calcext:value-type="float">
            <text:p>0.384642985288841</text:p>
          </table:table-cell>
          <table:table-cell office:value-type="float" office:value="0.86875" calcext:value-type="float">
            <text:p>0.86875</text:p>
          </table:table-cell>
          <table:table-cell office:value-type="float" office:value="0.60332541567696" calcext:value-type="float">
            <text:p>0.60332541567696</text:p>
          </table:table-cell>
          <table:table-cell office:value-type="float" office:value="0.473703300689155" calcext:value-type="float">
            <text:p>0.473703300689155</text:p>
          </table:table-cell>
          <table:table-cell office:value-type="float" office:value="0.481167288768239" calcext:value-type="float">
            <text:p>0.4811672887682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T</text:p>
          </table:table-cell>
          <table:table-cell office:value-type="float" office:value="10" calcext:value-type="float">
            <text:p>10</text:p>
          </table:table-cell>
          <table:table-cell office:value-type="float" office:value="0.569053274516457" calcext:value-type="float">
            <text:p>0.569053274516457</text:p>
          </table:table-cell>
          <table:table-cell office:value-type="float" office:value="300" calcext:value-type="float">
            <text:p>300</text:p>
          </table:table-cell>
          <table:table-cell office:value-type="float" office:value="0.430946725483543" calcext:value-type="float">
            <text:p>0.430946725483543</text:p>
          </table:table-cell>
          <table:table-cell office:value-type="float" office:value="0.392519833774084" calcext:value-type="float">
            <text:p>0.392519833774084</text:p>
          </table:table-cell>
          <table:table-cell office:value-type="float" office:value="0.77" calcext:value-type="float">
            <text:p>0.77</text:p>
          </table:table-cell>
          <table:table-cell office:value-type="float" office:value="0.569731930777061" calcext:value-type="float">
            <text:p>0.569731930777061</text:p>
          </table:table-cell>
          <table:table-cell office:value-type="float" office:value="0.481864345302865" calcext:value-type="float">
            <text:p>0.481864345302865</text:p>
          </table:table-cell>
          <table:table-cell office:value-type="float" office:value="0.465897522904649" calcext:value-type="float">
            <text:p>0.4658975229046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LSTM</text:p>
          </table:table-cell>
          <table:table-cell office:value-type="float" office:value="0" calcext:value-type="float">
            <text:p>0</text:p>
          </table:table-cell>
          <table:table-cell office:value-type="float" office:value="0.739395995928062" calcext:value-type="float">
            <text:p>0.73939599592806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60604004071938" calcext:value-type="float">
            <text:p>0.260604004071938</text:p>
          </table:table-cell>
          <table:table-cell office:value-type="float" office:value="0" calcext:value-type="float">
            <text:p>0</text:p>
          </table:table-cell>
          <table:table-cell office:value-type="float" office:value="0.739395995928062" calcext:value-type="float">
            <text:p>0.739395995928062</text:p>
          </table:table-cell>
          <table:table-cell office:value-type="float" office:value="0.6563293434893" calcext:value-type="float">
            <text:p>0.6563293434893</text:p>
          </table:table-cell>
          <table:table-cell office:value-type="float" office:value="0.666779776043434" calcext:value-type="float">
            <text:p>0.66677977604343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LSTM</text:p>
          </table:table-cell>
          <table:table-cell office:value-type="float" office:value="5" calcext:value-type="float">
            <text:p>5</text:p>
          </table:table-cell>
          <table:table-cell office:value-type="float" office:value="0.710892432982694" calcext:value-type="float">
            <text:p>0.710892432982694</text:p>
          </table:table-cell>
          <table:table-cell office:value-type="float" office:value="160" calcext:value-type="float">
            <text:p>160</text:p>
          </table:table-cell>
          <table:table-cell office:value-type="float" office:value="0.289107567017306" calcext:value-type="float">
            <text:p>0.289107567017306</text:p>
          </table:table-cell>
          <table:table-cell office:value-type="float" office:value="0.256189451022605" calcext:value-type="float">
            <text:p>0.256189451022605</text:p>
          </table:table-cell>
          <table:table-cell office:value-type="float" office:value="0.8625" calcext:value-type="float">
            <text:p>0.8625</text:p>
          </table:table-cell>
          <table:table-cell office:value-type="float" office:value="0.72718018323719" calcext:value-type="float">
            <text:p>0.72718018323719</text:p>
          </table:table-cell>
          <table:table-cell office:value-type="float" office:value="0.669024301777294" calcext:value-type="float">
            <text:p>0.669024301777294</text:p>
          </table:table-cell>
          <table:table-cell office:value-type="float" office:value="0.70512385476756" calcext:value-type="float">
            <text:p>0.705123854767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0.712589073634204" calcext:value-type="float">
            <text:p>0.712589073634204</text:p>
          </table:table-cell>
          <table:table-cell office:value-type="float" office:value="300" calcext:value-type="float">
            <text:p>300</text:p>
          </table:table-cell>
          <table:table-cell office:value-type="float" office:value="0.287410926365796" calcext:value-type="float">
            <text:p>0.287410926365796</text:p>
          </table:table-cell>
          <table:table-cell office:value-type="float" office:value="0.239138647525501" calcext:value-type="float">
            <text:p>0.239138647525501</text:p>
          </table:table-cell>
          <table:table-cell office:value-type="float" office:value="0.713333333333333" calcext:value-type="float">
            <text:p>0.713333333333333</text:p>
          </table:table-cell>
          <table:table-cell office:value-type="float" office:value="0.71360705802511" calcext:value-type="float">
            <text:p>0.71360705802511</text:p>
          </table:table-cell>
          <table:table-cell office:value-type="float" office:value="0.686071817192601" calcext:value-type="float">
            <text:p>0.686071817192601</text:p>
          </table:table-cell>
          <table:table-cell office:value-type="float" office:value="0.69833729216152" calcext:value-type="float">
            <text:p>0.698337292161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upervised Convolutional</text:p>
          </table:table-cell>
          <table:table-cell office:value-type="float" office:value="0" calcext:value-type="float">
            <text:p>0</text:p>
          </table:table-cell>
          <table:table-cell office:value-type="float" office:value="0.792331184255175" calcext:value-type="float">
            <text:p>0.792331184255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07668815744825" calcext:value-type="float">
            <text:p>0.207668815744825</text:p>
          </table:table-cell>
          <table:table-cell office:value-type="float" office:value="0" calcext:value-type="float">
            <text:p>0</text:p>
          </table:table-cell>
          <table:table-cell office:value-type="float" office:value="0.792331184255175" calcext:value-type="float">
            <text:p>0.792331184255175</text:p>
          </table:table-cell>
          <table:table-cell office:value-type="float" office:value="0.776931447225245" calcext:value-type="float">
            <text:p>0.776931447225245</text:p>
          </table:table-cell>
          <table:table-cell office:value-type="float" office:value="0.853070919579233" calcext:value-type="float">
            <text:p>0.8530709195792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upervised Convolutional</text:p>
          </table:table-cell>
          <table:table-cell office:value-type="float" office:value="5" calcext:value-type="float">
            <text:p>5</text:p>
          </table:table-cell>
          <table:table-cell office:value-type="float" office:value="0.726501526976586" calcext:value-type="float">
            <text:p>0.726501526976586</text:p>
          </table:table-cell>
          <table:table-cell office:value-type="float" office:value="160" calcext:value-type="float">
            <text:p>160</text:p>
          </table:table-cell>
          <table:table-cell office:value-type="float" office:value="0.273498473023414" calcext:value-type="float">
            <text:p>0.273498473023414</text:p>
          </table:table-cell>
          <table:table-cell office:value-type="float" office:value="0.241119483315393" calcext:value-type="float">
            <text:p>0.241119483315393</text:p>
          </table:table-cell>
          <table:table-cell office:value-type="float" office:value="0.8375" calcext:value-type="float">
            <text:p>0.8375</text:p>
          </table:table-cell>
          <table:table-cell office:value-type="float" office:value="0.74923651170682" calcext:value-type="float">
            <text:p>0.74923651170682</text:p>
          </table:table-cell>
          <table:table-cell office:value-type="float" office:value="0.784185709104099" calcext:value-type="float">
            <text:p>0.784185709104099</text:p>
          </table:table-cell>
          <table:table-cell office:value-type="float" office:value="0.850356294536817" calcext:value-type="float">
            <text:p>0.8503562945368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upervised Convolutional</text:p>
          </table:table-cell>
          <table:table-cell office:value-type="float" office:value="10" calcext:value-type="float">
            <text:p>10</text:p>
          </table:table-cell>
          <table:table-cell office:value-type="float" office:value="0.70342721411605" calcext:value-type="float">
            <text:p>0.70342721411605</text:p>
          </table:table-cell>
          <table:table-cell office:value-type="float" office:value="300" calcext:value-type="float">
            <text:p>300</text:p>
          </table:table-cell>
          <table:table-cell office:value-type="float" office:value="0.29657278588395" calcext:value-type="float">
            <text:p>0.29657278588395</text:p>
          </table:table-cell>
          <table:table-cell office:value-type="float" office:value="0.265205893464299" calcext:value-type="float">
            <text:p>0.265205893464299</text:p>
          </table:table-cell>
          <table:table-cell office:value-type="float" office:value="0.573333333333333" calcext:value-type="float">
            <text:p>0.573333333333333</text:p>
          </table:table-cell>
          <table:table-cell office:value-type="float" office:value="0.68815744825246" calcext:value-type="float">
            <text:p>0.68815744825246</text:p>
          </table:table-cell>
          <table:table-cell office:value-type="float" office:value="0.788900979325354" calcext:value-type="float">
            <text:p>0.788900979325354</text:p>
          </table:table-cell>
          <table:table-cell office:value-type="float" office:value="0.839497794367153" calcext:value-type="float">
            <text:p>0.839497794367153</text:p>
          </table:table-cell>
          <table:table-cell table:number-columns-repeated="1013"/>
        </table:table-row>
      </table:table>
      <table:table table:name="Experiment 2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set</text:p>
          </table:table-cell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noise percent</text:p>
          </table:table-cell>
          <table:table-cell table:style-name="ce1" office:value-type="string" calcext:value-type="string">
            <text:p># instances</text:p>
          </table:table-cell>
          <table:table-cell table:style-name="ce1" office:value-type="string" calcext:value-type="string">
            <text:p>number mislabeled</text:p>
          </table:table-cell>
          <table:table-cell table:style-name="ce1" office:value-type="string" calcext:value-type="string">
            <text:p># IDed as mislabeled</text:p>
          </table:table-cell>
          <table:table-cell table:style-name="ce1" office:value-type="string" calcext:value-type="string">
            <text:p># correct after clean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traditional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24" calcext:value-type="float">
            <text:p>324</text:p>
          </table:table-cell>
          <table:table-cell table:number-columns-repeated="3" office:value-type="float" office:value="0.958579881656805" calcext:value-type="float">
            <text:p>0.9585798816568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traditional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312" calcext:value-type="float">
            <text:p>312</text:p>
          </table:table-cell>
          <table:table-cell table:number-columns-repeated="3" office:value-type="float" office:value="0.923076923076923" calcext:value-type="float">
            <text:p>0.9230769230769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traditional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290" calcext:value-type="float">
            <text:p>290</text:p>
          </table:table-cell>
          <table:table-cell table:number-columns-repeated="3" office:value-type="float" office:value="0.857988165680473" calcext:value-type="float">
            <text:p>0.8579881656804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CNN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31" calcext:value-type="float">
            <text:p>331</text:p>
          </table:table-cell>
          <table:table-cell table:number-columns-repeated="3" office:value-type="float" office:value="0.979289940828402" calcext:value-type="float">
            <text:p>0.9792899408284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CNN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17" calcext:value-type="float">
            <text:p>317</text:p>
          </table:table-cell>
          <table:table-cell table:number-columns-repeated="3" office:value-type="float" office:value="0.937869822485207" calcext:value-type="float">
            <text:p>0.9378698224852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CNN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287" calcext:value-type="float">
            <text:p>287</text:p>
          </table:table-cell>
          <table:table-cell table:number-columns-repeated="3" office:value-type="float" office:value="0.849112426035503" calcext:value-type="float">
            <text:p>0.8491124260355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T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0.985207100591716" calcext:value-type="float">
            <text:p>0.9852071005917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T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318" calcext:value-type="float">
            <text:p>318</text:p>
          </table:table-cell>
          <table:table-cell table:number-columns-repeated="3" office:value-type="float" office:value="0.940828402366864" calcext:value-type="float">
            <text:p>0.94082840236686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T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284" calcext:value-type="float">
            <text:p>284</text:p>
          </table:table-cell>
          <table:table-cell table:number-columns-repeated="3" office:value-type="float" office:value="0.840236686390533" calcext:value-type="float">
            <text:p>0.8402366863905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LSTM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19" calcext:value-type="float">
            <text:p>319</text:p>
          </table:table-cell>
          <table:table-cell table:number-columns-repeated="3" office:value-type="float" office:value="0.943786982248521" calcext:value-type="float">
            <text:p>0.94378698224852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LSTM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310" calcext:value-type="float">
            <text:p>310</text:p>
          </table:table-cell>
          <table:table-cell table:number-columns-repeated="3" office:value-type="float" office:value="0.91715976331361" calcext:value-type="float">
            <text:p>0.9171597633136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287" calcext:value-type="float">
            <text:p>287</text:p>
          </table:table-cell>
          <table:table-cell table:number-columns-repeated="3" office:value-type="float" office:value="0.849112426035503" calcext:value-type="float">
            <text:p>0.8491124260355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CNN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0.985207100591716" calcext:value-type="float">
            <text:p>0.9852071005917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CNN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319" calcext:value-type="float">
            <text:p>319</text:p>
          </table:table-cell>
          <table:table-cell table:number-columns-repeated="3" office:value-type="float" office:value="0.943786982248521" calcext:value-type="float">
            <text:p>0.94378698224852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CNN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289" calcext:value-type="float">
            <text:p>289</text:p>
          </table:table-cell>
          <table:table-cell table:number-columns-repeated="3" office:value-type="float" office:value="0.855029585798817" calcext:value-type="float">
            <text:p>0.8550295857988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T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28" calcext:value-type="float">
            <text:p>328</text:p>
          </table:table-cell>
          <table:table-cell table:number-columns-repeated="3" office:value-type="float" office:value="0.970414201183432" calcext:value-type="float">
            <text:p>0.97041420118343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T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308" calcext:value-type="float">
            <text:p>308</text:p>
          </table:table-cell>
          <table:table-cell table:number-columns-repeated="3" office:value-type="float" office:value="0.911242603550296" calcext:value-type="float">
            <text:p>0.91124260355029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T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288" calcext:value-type="float">
            <text:p>288</text:p>
          </table:table-cell>
          <table:table-cell table:number-columns-repeated="3" office:value-type="float" office:value="0.85207100591716" calcext:value-type="float">
            <text:p>0.852071005917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LSTM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31" calcext:value-type="float">
            <text:p>331</text:p>
          </table:table-cell>
          <table:table-cell table:number-columns-repeated="3" office:value-type="float" office:value="0.979289940828402" calcext:value-type="float">
            <text:p>0.9792899408284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LSTM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317" calcext:value-type="float">
            <text:p>317</text:p>
          </table:table-cell>
          <table:table-cell table:number-columns-repeated="3" office:value-type="float" office:value="0.937869822485207" calcext:value-type="float">
            <text:p>0.9378698224852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303" calcext:value-type="float">
            <text:p>303</text:p>
          </table:table-cell>
          <table:table-cell table:number-columns-repeated="3" office:value-type="float" office:value="0.896449704142012" calcext:value-type="float">
            <text:p>0.8964497041420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upervised Convolutional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34" calcext:value-type="float">
            <text:p>334</text:p>
          </table:table-cell>
          <table:table-cell table:number-columns-repeated="3" office:value-type="float" office:value="0.988165680473373" calcext:value-type="float">
            <text:p>0.9881656804733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upervised Convolutional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27" calcext:value-type="float">
            <text:p>327</text:p>
          </table:table-cell>
          <table:table-cell table:number-columns-repeated="3" office:value-type="float" office:value="0.967455621301775" calcext:value-type="float">
            <text:p>0.96745562130177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upervised Convolutional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94" calcext:value-type="float">
            <text:p>294</text:p>
          </table:table-cell>
          <table:table-cell table:number-columns-repeated="3" office:value-type="float" office:value="0.869822485207101" calcext:value-type="float">
            <text:p>0.8698224852071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traditional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1379" calcext:value-type="float">
            <text:p>1379</text:p>
          </table:table-cell>
          <table:table-cell table:number-columns-repeated="3" office:value-type="float" office:value="0.904855643044619" calcext:value-type="float">
            <text:p>0.9048556430446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traditional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144" calcext:value-type="float">
            <text:p>144</text:p>
          </table:table-cell>
          <table:table-cell office:value-type="float" office:value="1330" calcext:value-type="float">
            <text:p>1330</text:p>
          </table:table-cell>
          <table:table-cell table:number-columns-repeated="3" office:value-type="float" office:value="0.872703412073491" calcext:value-type="float">
            <text:p>0.8727034120734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traditional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136" calcext:value-type="float">
            <text:p>136</text:p>
          </table:table-cell>
          <table:table-cell office:value-type="float" office:value="1285" calcext:value-type="float">
            <text:p>1285</text:p>
          </table:table-cell>
          <table:table-cell table:number-columns-repeated="3" office:value-type="float" office:value="0.843175853018373" calcext:value-type="float">
            <text:p>0.8431758530183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CNN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481" calcext:value-type="float">
            <text:p>1481</text:p>
          </table:table-cell>
          <table:table-cell table:number-columns-repeated="3" office:value-type="float" office:value="0.971784776902887" calcext:value-type="float">
            <text:p>0.9717847769028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CNN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1451" calcext:value-type="float">
            <text:p>1451</text:p>
          </table:table-cell>
          <table:table-cell table:number-columns-repeated="3" office:value-type="float" office:value="0.952099737532808" calcext:value-type="float">
            <text:p>0.95209973753280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CNN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102" calcext:value-type="float">
            <text:p>102</text:p>
          </table:table-cell>
          <table:table-cell office:value-type="float" office:value="1396" calcext:value-type="float">
            <text:p>1396</text:p>
          </table:table-cell>
          <table:table-cell table:number-columns-repeated="3" office:value-type="float" office:value="0.916010498687664" calcext:value-type="float">
            <text:p>0.91601049868766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T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95" calcext:value-type="float">
            <text:p>1495</text:p>
          </table:table-cell>
          <table:table-cell table:number-columns-repeated="3" office:value-type="float" office:value="0.980971128608924" calcext:value-type="float">
            <text:p>0.9809711286089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T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1441" calcext:value-type="float">
            <text:p>1441</text:p>
          </table:table-cell>
          <table:table-cell table:number-columns-repeated="3" office:value-type="float" office:value="0.945538057742782" calcext:value-type="float">
            <text:p>0.9455380577427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T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93" calcext:value-type="float">
            <text:p>93</text:p>
          </table:table-cell>
          <table:table-cell office:value-type="float" office:value="1391" calcext:value-type="float">
            <text:p>1391</text:p>
          </table:table-cell>
          <table:table-cell table:number-columns-repeated="3" office:value-type="float" office:value="0.912729658792651" calcext:value-type="float">
            <text:p>0.91272965879265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LSTM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451" calcext:value-type="float">
            <text:p>1451</text:p>
          </table:table-cell>
          <table:table-cell table:number-columns-repeated="3" office:value-type="float" office:value="0.952099737532808" calcext:value-type="float">
            <text:p>0.95209973753280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LSTM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106" calcext:value-type="float">
            <text:p>106</text:p>
          </table:table-cell>
          <table:table-cell office:value-type="float" office:value="1439" calcext:value-type="float">
            <text:p>1439</text:p>
          </table:table-cell>
          <table:table-cell table:number-columns-repeated="3" office:value-type="float" office:value="0.944225721784777" calcext:value-type="float">
            <text:p>0.94422572178477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110" calcext:value-type="float">
            <text:p>110</text:p>
          </table:table-cell>
          <table:table-cell office:value-type="float" office:value="1367" calcext:value-type="float">
            <text:p>1367</text:p>
          </table:table-cell>
          <table:table-cell table:number-columns-repeated="3" office:value-type="float" office:value="0.896981627296588" calcext:value-type="float">
            <text:p>0.8969816272965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CNN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486" calcext:value-type="float">
            <text:p>1486</text:p>
          </table:table-cell>
          <table:table-cell table:number-columns-repeated="3" office:value-type="float" office:value="0.9750656167979" calcext:value-type="float">
            <text:p>0.975065616797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CNN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108" calcext:value-type="float">
            <text:p>108</text:p>
          </table:table-cell>
          <table:table-cell office:value-type="float" office:value="1465" calcext:value-type="float">
            <text:p>1465</text:p>
          </table:table-cell>
          <table:table-cell table:number-columns-repeated="3" office:value-type="float" office:value="0.961286089238845" calcext:value-type="float">
            <text:p>0.96128608923884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CNN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88" calcext:value-type="float">
            <text:p>88</text:p>
          </table:table-cell>
          <table:table-cell office:value-type="float" office:value="1386" calcext:value-type="float">
            <text:p>1386</text:p>
          </table:table-cell>
          <table:table-cell table:number-columns-repeated="3" office:value-type="float" office:value="0.909448818897638" calcext:value-type="float">
            <text:p>0.90944881889763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T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485" calcext:value-type="float">
            <text:p>1485</text:p>
          </table:table-cell>
          <table:table-cell table:number-columns-repeated="3" office:value-type="float" office:value="0.974409448818898" calcext:value-type="float">
            <text:p>0.97440944881889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T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1437" calcext:value-type="float">
            <text:p>1437</text:p>
          </table:table-cell>
          <table:table-cell table:number-columns-repeated="3" office:value-type="float" office:value="0.942913385826772" calcext:value-type="float">
            <text:p>0.94291338582677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T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90" calcext:value-type="float">
            <text:p>90</text:p>
          </table:table-cell>
          <table:table-cell office:value-type="float" office:value="1396" calcext:value-type="float">
            <text:p>1396</text:p>
          </table:table-cell>
          <table:table-cell table:number-columns-repeated="3" office:value-type="float" office:value="0.916010498687664" calcext:value-type="float">
            <text:p>0.91601049868766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LSTM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483" calcext:value-type="float">
            <text:p>1483</text:p>
          </table:table-cell>
          <table:table-cell table:number-columns-repeated="3" office:value-type="float" office:value="0.973097112860892" calcext:value-type="float">
            <text:p>0.97309711286089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LSTM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1459" calcext:value-type="float">
            <text:p>1459</text:p>
          </table:table-cell>
          <table:table-cell table:number-columns-repeated="3" office:value-type="float" office:value="0.957349081364829" calcext:value-type="float">
            <text:p>0.9573490813648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93" calcext:value-type="float">
            <text:p>93</text:p>
          </table:table-cell>
          <table:table-cell office:value-type="float" office:value="1381" calcext:value-type="float">
            <text:p>1381</text:p>
          </table:table-cell>
          <table:table-cell table:number-columns-repeated="3" office:value-type="float" office:value="0.906167979002625" calcext:value-type="float">
            <text:p>0.9061679790026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upervised Convolutional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488" calcext:value-type="float">
            <text:p>1488</text:p>
          </table:table-cell>
          <table:table-cell table:number-columns-repeated="3" office:value-type="float" office:value="0.976377952755906" calcext:value-type="float">
            <text:p>0.97637795275590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upervised Convolutional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448" calcext:value-type="float">
            <text:p>1448</text:p>
          </table:table-cell>
          <table:table-cell table:number-columns-repeated="3" office:value-type="float" office:value="0.9501312335958" calcext:value-type="float">
            <text:p>0.95013123359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upervised Convolutional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79" calcext:value-type="float">
            <text:p>79</text:p>
          </table:table-cell>
          <table:table-cell office:value-type="float" office:value="1375" calcext:value-type="float">
            <text:p>1375</text:p>
          </table:table-cell>
          <table:table-cell table:number-columns-repeated="3" office:value-type="float" office:value="0.902230971128609" calcext:value-type="float">
            <text:p>0.90223097112860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traditional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.910891089108911" calcext:value-type="float">
            <text:p>0.9108910891089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traditional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.900990099009901" calcext:value-type="float">
            <text:p>0.9009900990099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traditional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.871287128712871" calcext:value-type="float">
            <text:p>0.8712871287128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CNN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CNN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.98019801980198" calcext:value-type="float">
            <text:p>0.9801980198019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CNN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.98019801980198" calcext:value-type="float">
            <text:p>0.9801980198019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T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T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.94059405940594" calcext:value-type="float">
            <text:p>0.9405940594059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T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.98019801980198" calcext:value-type="float">
            <text:p>0.9801980198019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LSTM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.910891089108911" calcext:value-type="float">
            <text:p>0.9108910891089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LSTM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.811881188118812" calcext:value-type="float">
            <text:p>0.8118811881188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.97029702970297" calcext:value-type="float">
            <text:p>0.9702970297029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CNN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CNN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.95049504950495" calcext:value-type="float">
            <text:p>0.950495049504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CNN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.96039603960396" calcext:value-type="float">
            <text:p>0.9603960396039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T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.95049504950495" calcext:value-type="float">
            <text:p>0.950495049504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T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.891089108910891" calcext:value-type="float">
            <text:p>0.8910891089108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T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.910891089108911" calcext:value-type="float">
            <text:p>0.9108910891089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LSTM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LSTM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.930693069306931" calcext:value-type="float">
            <text:p>0.9306930693069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.94059405940594" calcext:value-type="float">
            <text:p>0.9405940594059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upervised Convolutional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upervised Convolutional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99009900990099" calcext:value-type="float">
            <text:p>0.9900990099009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upervised Convolutional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traditional</text:p>
          </table:table-cell>
          <table:table-cell office:value-type="float" office:value="0" calcext:value-type="float">
            <text:p>0</text:p>
          </table:table-cell>
          <table:table-cell office:value-type="float" office:value="13860" calcext:value-type="float">
            <text:p>13860</text:p>
          </table:table-cell>
          <table:table-cell office:value-type="float" office:value="0" calcext:value-type="float">
            <text:p>0</text:p>
          </table:table-cell>
          <table:table-cell office:value-type="float" office:value="1091" calcext:value-type="float">
            <text:p>1091</text:p>
          </table:table-cell>
          <table:table-cell office:value-type="float" office:value="12769" calcext:value-type="float">
            <text:p>12769</text:p>
          </table:table-cell>
          <table:table-cell table:number-columns-repeated="3" office:value-type="float" office:value="0.921284271284271" calcext:value-type="float">
            <text:p>0.9212842712842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traditional</text:p>
          </table:table-cell>
          <table:table-cell office:value-type="float" office:value="5" calcext:value-type="float">
            <text:p>5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1235" calcext:value-type="float">
            <text:p>1235</text:p>
          </table:table-cell>
          <table:table-cell office:value-type="float" office:value="12440" calcext:value-type="float">
            <text:p>12440</text:p>
          </table:table-cell>
          <table:table-cell table:number-columns-repeated="3" office:value-type="float" office:value="0.897546897546897" calcext:value-type="float">
            <text:p>0.89754689754689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traditional</text:p>
          </table:table-cell>
          <table:table-cell office:value-type="float" office:value="10" calcext:value-type="float">
            <text:p>10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1228" calcext:value-type="float">
            <text:p>1228</text:p>
          </table:table-cell>
          <table:table-cell office:value-type="float" office:value="11804" calcext:value-type="float">
            <text:p>11804</text:p>
          </table:table-cell>
          <table:table-cell table:number-columns-repeated="3" office:value-type="float" office:value="0.851659451659452" calcext:value-type="float">
            <text:p>0.85165945165945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CNN</text:p>
          </table:table-cell>
          <table:table-cell office:value-type="float" office:value="0" calcext:value-type="float">
            <text:p>0</text:p>
          </table:table-cell>
          <table:table-cell office:value-type="float" office:value="13860" calcext:value-type="float">
            <text:p>13860</text:p>
          </table:table-cell>
          <table:table-cell office:value-type="float" office:value="0" calcext:value-type="float">
            <text:p>0</text:p>
          </table:table-cell>
          <table:table-cell office:value-type="float" office:value="571" calcext:value-type="float">
            <text:p>571</text:p>
          </table:table-cell>
          <table:table-cell office:value-type="float" office:value="13289" calcext:value-type="float">
            <text:p>13289</text:p>
          </table:table-cell>
          <table:table-cell table:number-columns-repeated="3" office:value-type="float" office:value="0.958802308802309" calcext:value-type="float">
            <text:p>0.95880230880230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CNN</text:p>
          </table:table-cell>
          <table:table-cell office:value-type="float" office:value="5" calcext:value-type="float">
            <text:p>5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882" calcext:value-type="float">
            <text:p>882</text:p>
          </table:table-cell>
          <table:table-cell office:value-type="float" office:value="13030" calcext:value-type="float">
            <text:p>13030</text:p>
          </table:table-cell>
          <table:table-cell table:number-columns-repeated="3" office:value-type="float" office:value="0.94011544011544" calcext:value-type="float">
            <text:p>0.9401154401154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CNN</text:p>
          </table:table-cell>
          <table:table-cell office:value-type="float" office:value="10" calcext:value-type="float">
            <text:p>10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884" calcext:value-type="float">
            <text:p>884</text:p>
          </table:table-cell>
          <table:table-cell office:value-type="float" office:value="12342" calcext:value-type="float">
            <text:p>12342</text:p>
          </table:table-cell>
          <table:table-cell table:number-columns-repeated="3" office:value-type="float" office:value="0.89047619047619" calcext:value-type="float">
            <text:p>0.890476190476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T</text:p>
          </table:table-cell>
          <table:table-cell office:value-type="float" office:value="0" calcext:value-type="float">
            <text:p>0</text:p>
          </table:table-cell>
          <table:table-cell office:value-type="float" office:value="13860" calcext:value-type="float">
            <text:p>13860</text:p>
          </table:table-cell>
          <table:table-cell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office:value-type="float" office:value="13334" calcext:value-type="float">
            <text:p>13334</text:p>
          </table:table-cell>
          <table:table-cell table:number-columns-repeated="3" office:value-type="float" office:value="0.962049062049062" calcext:value-type="float">
            <text:p>0.9620490620490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T</text:p>
          </table:table-cell>
          <table:table-cell office:value-type="float" office:value="5" calcext:value-type="float">
            <text:p>5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806" calcext:value-type="float">
            <text:p>806</text:p>
          </table:table-cell>
          <table:table-cell office:value-type="float" office:value="12952" calcext:value-type="float">
            <text:p>12952</text:p>
          </table:table-cell>
          <table:table-cell table:number-columns-repeated="3" office:value-type="float" office:value="0.934487734487734" calcext:value-type="float">
            <text:p>0.93448773448773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T</text:p>
          </table:table-cell>
          <table:table-cell office:value-type="float" office:value="10" calcext:value-type="float">
            <text:p>10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841" calcext:value-type="float">
            <text:p>841</text:p>
          </table:table-cell>
          <table:table-cell office:value-type="float" office:value="12292" calcext:value-type="float">
            <text:p>12292</text:p>
          </table:table-cell>
          <table:table-cell table:number-columns-repeated="3" office:value-type="float" office:value="0.886868686868687" calcext:value-type="float">
            <text:p>0.8868686868686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LSTM</text:p>
          </table:table-cell>
          <table:table-cell office:value-type="float" office:value="0" calcext:value-type="float">
            <text:p>0</text:p>
          </table:table-cell>
          <table:table-cell office:value-type="float" office:value="13860" calcext:value-type="float">
            <text:p>13860</text:p>
          </table:table-cell>
          <table:table-cell office:value-type="float" office:value="0" calcext:value-type="float">
            <text:p>0</text:p>
          </table:table-cell>
          <table:table-cell office:value-type="float" office:value="1922" calcext:value-type="float">
            <text:p>1922</text:p>
          </table:table-cell>
          <table:table-cell office:value-type="float" office:value="11938" calcext:value-type="float">
            <text:p>11938</text:p>
          </table:table-cell>
          <table:table-cell table:number-columns-repeated="3" office:value-type="float" office:value="0.861327561327561" calcext:value-type="float">
            <text:p>0.86132756132756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LSTM</text:p>
          </table:table-cell>
          <table:table-cell office:value-type="float" office:value="5" calcext:value-type="float">
            <text:p>5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1309" calcext:value-type="float">
            <text:p>1309</text:p>
          </table:table-cell>
          <table:table-cell office:value-type="float" office:value="12276" calcext:value-type="float">
            <text:p>12276</text:p>
          </table:table-cell>
          <table:table-cell table:number-columns-repeated="3" office:value-type="float" office:value="0.885714285714286" calcext:value-type="float">
            <text:p>0.88571428571428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1107" calcext:value-type="float">
            <text:p>1107</text:p>
          </table:table-cell>
          <table:table-cell office:value-type="float" office:value="12005" calcext:value-type="float">
            <text:p>12005</text:p>
          </table:table-cell>
          <table:table-cell table:number-columns-repeated="3" office:value-type="float" office:value="0.866161616161616" calcext:value-type="float">
            <text:p>0.8661616161616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CNN</text:p>
          </table:table-cell>
          <table:table-cell office:value-type="float" office:value="0" calcext:value-type="float">
            <text:p>0</text:p>
          </table:table-cell>
          <table:table-cell office:value-type="float" office:value="13860" calcext:value-type="float">
            <text:p>13860</text:p>
          </table:table-cell>
          <table:table-cell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3328" calcext:value-type="float">
            <text:p>13328</text:p>
          </table:table-cell>
          <table:table-cell table:number-columns-repeated="3" office:value-type="float" office:value="0.961616161616162" calcext:value-type="float">
            <text:p>0.9616161616161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CNN</text:p>
          </table:table-cell>
          <table:table-cell office:value-type="float" office:value="5" calcext:value-type="float">
            <text:p>5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814" calcext:value-type="float">
            <text:p>814</text:p>
          </table:table-cell>
          <table:table-cell office:value-type="float" office:value="13061" calcext:value-type="float">
            <text:p>13061</text:p>
          </table:table-cell>
          <table:table-cell table:number-columns-repeated="3" office:value-type="float" office:value="0.942352092352092" calcext:value-type="float">
            <text:p>0.94235209235209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CNN</text:p>
          </table:table-cell>
          <table:table-cell office:value-type="float" office:value="10" calcext:value-type="float">
            <text:p>10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871" calcext:value-type="float">
            <text:p>871</text:p>
          </table:table-cell>
          <table:table-cell office:value-type="float" office:value="12410" calcext:value-type="float">
            <text:p>12410</text:p>
          </table:table-cell>
          <table:table-cell table:number-columns-repeated="3" office:value-type="float" office:value="0.895382395382395" calcext:value-type="float">
            <text:p>0.8953823953823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T</text:p>
          </table:table-cell>
          <table:table-cell office:value-type="float" office:value="0" calcext:value-type="float">
            <text:p>0</text:p>
          </table:table-cell>
          <table:table-cell office:value-type="float" office:value="13860" calcext:value-type="float">
            <text:p>13860</text:p>
          </table:table-cell>
          <table:table-cell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office:value-type="float" office:value="13327" calcext:value-type="float">
            <text:p>13327</text:p>
          </table:table-cell>
          <table:table-cell table:number-columns-repeated="3" office:value-type="float" office:value="0.961544011544012" calcext:value-type="float">
            <text:p>0.9615440115440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T</text:p>
          </table:table-cell>
          <table:table-cell office:value-type="float" office:value="5" calcext:value-type="float">
            <text:p>5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796" calcext:value-type="float">
            <text:p>796</text:p>
          </table:table-cell>
          <table:table-cell office:value-type="float" office:value="12962" calcext:value-type="float">
            <text:p>12962</text:p>
          </table:table-cell>
          <table:table-cell table:number-columns-repeated="3" office:value-type="float" office:value="0.935209235209235" calcext:value-type="float">
            <text:p>0.93520923520923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T</text:p>
          </table:table-cell>
          <table:table-cell office:value-type="float" office:value="10" calcext:value-type="float">
            <text:p>10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817" calcext:value-type="float">
            <text:p>817</text:p>
          </table:table-cell>
          <table:table-cell office:value-type="float" office:value="12255" calcext:value-type="float">
            <text:p>12255</text:p>
          </table:table-cell>
          <table:table-cell table:number-columns-repeated="3" office:value-type="float" office:value="0.884199134199134" calcext:value-type="float">
            <text:p>0.88419913419913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LSTM</text:p>
          </table:table-cell>
          <table:table-cell office:value-type="float" office:value="0" calcext:value-type="float">
            <text:p>0</text:p>
          </table:table-cell>
          <table:table-cell office:value-type="float" office:value="13860" calcext:value-type="float">
            <text:p>13860</text:p>
          </table:table-cell>
          <table:table-cell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office:value-type="float" office:value="13312" calcext:value-type="float">
            <text:p>13312</text:p>
          </table:table-cell>
          <table:table-cell table:number-columns-repeated="3" office:value-type="float" office:value="0.96046176046176" calcext:value-type="float">
            <text:p>0.9604617604617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LSTM</text:p>
          </table:table-cell>
          <table:table-cell office:value-type="float" office:value="5" calcext:value-type="float">
            <text:p>5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809" calcext:value-type="float">
            <text:p>809</text:p>
          </table:table-cell>
          <table:table-cell office:value-type="float" office:value="13064" calcext:value-type="float">
            <text:p>13064</text:p>
          </table:table-cell>
          <table:table-cell table:number-columns-repeated="2" office:value-type="float" office:value="0.942568542568543" calcext:value-type="float">
            <text:p>0.942568542568543</text:p>
          </table:table-cell>
          <table:table-cell office:value-type="float" office:value="0.942568542568542" calcext:value-type="float">
            <text:p>0.94256854256854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875" calcext:value-type="float">
            <text:p>875</text:p>
          </table:table-cell>
          <table:table-cell office:value-type="float" office:value="12343" calcext:value-type="float">
            <text:p>12343</text:p>
          </table:table-cell>
          <table:table-cell table:number-columns-repeated="3" office:value-type="float" office:value="0.890548340548341" calcext:value-type="float">
            <text:p>0.89054834054834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upervised Convolutional</text:p>
          </table:table-cell>
          <table:table-cell office:value-type="float" office:value="0" calcext:value-type="float">
            <text:p>0</text:p>
          </table:table-cell>
          <table:table-cell office:value-type="float" office:value="13860" calcext:value-type="float">
            <text:p>13860</text:p>
          </table:table-cell>
          <table:table-cell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 office:value-type="float" office:value="13296" calcext:value-type="float">
            <text:p>13296</text:p>
          </table:table-cell>
          <table:table-cell table:number-columns-repeated="3" office:value-type="float" office:value="0.959307359307359" calcext:value-type="float">
            <text:p>0.95930735930735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upervised Convolutional</text:p>
          </table:table-cell>
          <table:table-cell office:value-type="float" office:value="5" calcext:value-type="float">
            <text:p>5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1092" calcext:value-type="float">
            <text:p>1092</text:p>
          </table:table-cell>
          <table:table-cell office:value-type="float" office:value="13215" calcext:value-type="float">
            <text:p>13215</text:p>
          </table:table-cell>
          <table:table-cell table:number-columns-repeated="3" office:value-type="float" office:value="0.953463203463203" calcext:value-type="float">
            <text:p>0.9534632034632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upervised Convolutional</text:p>
          </table:table-cell>
          <table:table-cell office:value-type="float" office:value="10" calcext:value-type="float">
            <text:p>10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801" calcext:value-type="float">
            <text:p>801</text:p>
          </table:table-cell>
          <table:table-cell office:value-type="float" office:value="12259" calcext:value-type="float">
            <text:p>12259</text:p>
          </table:table-cell>
          <table:table-cell table:number-columns-repeated="3" office:value-type="float" office:value="0.884487734487734" calcext:value-type="float">
            <text:p>0.88448773448773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traditional</text:p>
          </table:table-cell>
          <table:table-cell office:value-type="float" office:value="0" calcext:value-type="float">
            <text:p>0</text:p>
          </table:table-cell>
          <table:table-cell office:value-type="float" office:value="2947" calcext:value-type="float">
            <text:p>2947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2688" calcext:value-type="float">
            <text:p>2688</text:p>
          </table:table-cell>
          <table:table-cell table:number-columns-repeated="3" office:value-type="float" office:value="0.912114014251782" calcext:value-type="float">
            <text:p>0.9121140142517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traditional</text:p>
          </table:table-cell>
          <table:table-cell office:value-type="float" office:value="5" calcext:value-type="float">
            <text:p>5</text:p>
          </table:table-cell>
          <table:table-cell office:value-type="float" office:value="2947" calcext:value-type="float">
            <text:p>2947</text:p>
          </table:table-cell>
          <table:table-cell office:value-type="float" office:value="160" calcext:value-type="float">
            <text:p>160</text:p>
          </table:table-cell>
          <table:table-cell office:value-type="float" office:value="246" calcext:value-type="float">
            <text:p>246</text:p>
          </table:table-cell>
          <table:table-cell office:value-type="float" office:value="2581" calcext:value-type="float">
            <text:p>2581</text:p>
          </table:table-cell>
          <table:table-cell table:number-columns-repeated="3" office:value-type="float" office:value="0.875805904309467" calcext:value-type="float">
            <text:p>0.8758059043094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traditional</text:p>
          </table:table-cell>
          <table:table-cell office:value-type="float" office:value="10" calcext:value-type="float">
            <text:p>10</text:p>
          </table:table-cell>
          <table:table-cell office:value-type="float" office:value="2947" calcext:value-type="float">
            <text:p>2947</text:p>
          </table:table-cell>
          <table:table-cell office:value-type="float" office:value="300" calcext:value-type="float">
            <text:p>300</text:p>
          </table:table-cell>
          <table:table-cell office:value-type="float" office:value="241" calcext:value-type="float">
            <text:p>241</text:p>
          </table:table-cell>
          <table:table-cell office:value-type="float" office:value="2458" calcext:value-type="float">
            <text:p>2458</text:p>
          </table:table-cell>
          <table:table-cell table:number-columns-repeated="3" office:value-type="float" office:value="0.834068544282321" calcext:value-type="float">
            <text:p>0.83406854428232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CNN</text:p>
          </table:table-cell>
          <table:table-cell office:value-type="float" office:value="0" calcext:value-type="float">
            <text:p>0</text:p>
          </table:table-cell>
          <table:table-cell office:value-type="float" office:value="2947" calcext:value-type="float">
            <text:p>2947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2782" calcext:value-type="float">
            <text:p>2782</text:p>
          </table:table-cell>
          <table:table-cell table:number-columns-repeated="3" office:value-type="float" office:value="0.94401085850017" calcext:value-type="float">
            <text:p>0.944010858500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CNN</text:p>
          </table:table-cell>
          <table:table-cell office:value-type="float" office:value="5" calcext:value-type="float">
            <text:p>5</text:p>
          </table:table-cell>
          <table:table-cell office:value-type="float" office:value="2947" calcext:value-type="float">
            <text:p>2947</text:p>
          </table:table-cell>
          <table:table-cell office:value-type="float" office:value="160" calcext:value-type="float">
            <text:p>160</text:p>
          </table:table-cell>
          <table:table-cell office:value-type="float" office:value="194" calcext:value-type="float">
            <text:p>194</text:p>
          </table:table-cell>
          <table:table-cell office:value-type="float" office:value="2668" calcext:value-type="float">
            <text:p>2668</text:p>
          </table:table-cell>
          <table:table-cell table:number-columns-repeated="3" office:value-type="float" office:value="0.905327451645742" calcext:value-type="float">
            <text:p>0.90532745164574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CNN</text:p>
          </table:table-cell>
          <table:table-cell office:value-type="float" office:value="10" calcext:value-type="float">
            <text:p>10</text:p>
          </table:table-cell>
          <table:table-cell office:value-type="float" office:value="2947" calcext:value-type="float">
            <text:p>2947</text:p>
          </table:table-cell>
          <table:table-cell office:value-type="float" office:value="300" calcext:value-type="float">
            <text:p>300</text:p>
          </table:table-cell>
          <table:table-cell office:value-type="float" office:value="152" calcext:value-type="float">
            <text:p>152</text:p>
          </table:table-cell>
          <table:table-cell office:value-type="float" office:value="2531" calcext:value-type="float">
            <text:p>2531</text:p>
          </table:table-cell>
          <table:table-cell table:number-columns-repeated="3" office:value-type="float" office:value="0.858839497794367" calcext:value-type="float">
            <text:p>0.8588394977943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T</text:p>
          </table:table-cell>
          <table:table-cell office:value-type="float" office:value="0" calcext:value-type="float">
            <text:p>0</text:p>
          </table:table-cell>
          <table:table-cell office:value-type="float" office:value="2947" calcext:value-type="float">
            <text:p>2947</text:p>
          </table:table-cell>
          <table:table-cell office:value-type="float" office:value="0" calcext:value-type="float">
            <text:p>0</text:p>
          </table:table-cell>
          <table:table-cell office:value-type="float" office:value="492" calcext:value-type="float">
            <text:p>492</text:p>
          </table:table-cell>
          <table:table-cell office:value-type="float" office:value="2455" calcext:value-type="float">
            <text:p>2455</text:p>
          </table:table-cell>
          <table:table-cell table:number-columns-repeated="3" office:value-type="float" office:value="0.833050559891415" calcext:value-type="float">
            <text:p>0.8330505598914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T</text:p>
          </table:table-cell>
          <table:table-cell office:value-type="float" office:value="5" calcext:value-type="float">
            <text:p>5</text:p>
          </table:table-cell>
          <table:table-cell office:value-type="float" office:value="2947" calcext:value-type="float">
            <text:p>2947</text:p>
          </table:table-cell>
          <table:table-cell office:value-type="float" office:value="160" calcext:value-type="float">
            <text:p>160</text:p>
          </table:table-cell>
          <table:table-cell office:value-type="float" office:value="348" calcext:value-type="float">
            <text:p>348</text:p>
          </table:table-cell>
          <table:table-cell office:value-type="float" office:value="2514" calcext:value-type="float">
            <text:p>2514</text:p>
          </table:table-cell>
          <table:table-cell table:number-columns-repeated="3" office:value-type="float" office:value="0.853070919579233" calcext:value-type="float">
            <text:p>0.8530709195792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T</text:p>
          </table:table-cell>
          <table:table-cell office:value-type="float" office:value="10" calcext:value-type="float">
            <text:p>10</text:p>
          </table:table-cell>
          <table:table-cell office:value-type="float" office:value="2947" calcext:value-type="float">
            <text:p>2947</text:p>
          </table:table-cell>
          <table:table-cell office:value-type="float" office:value="300" calcext:value-type="float">
            <text:p>300</text:p>
          </table:table-cell>
          <table:table-cell office:value-type="float" office:value="349" calcext:value-type="float">
            <text:p>349</text:p>
          </table:table-cell>
          <table:table-cell office:value-type="float" office:value="2363" calcext:value-type="float">
            <text:p>2363</text:p>
          </table:table-cell>
          <table:table-cell table:number-columns-repeated="3" office:value-type="float" office:value="0.801832371903631" calcext:value-type="float">
            <text:p>0.8018323719036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LSTM</text:p>
          </table:table-cell>
          <table:table-cell office:value-type="float" office:value="0" calcext:value-type="float">
            <text:p>0</text:p>
          </table:table-cell>
          <table:table-cell office:value-type="float" office:value="2947" calcext:value-type="float">
            <text:p>2947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2766" calcext:value-type="float">
            <text:p>2766</text:p>
          </table:table-cell>
          <table:table-cell table:number-columns-repeated="3" office:value-type="float" office:value="0.938581608415337" calcext:value-type="float">
            <text:p>0.9385816084153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LSTM</text:p>
          </table:table-cell>
          <table:table-cell office:value-type="float" office:value="5" calcext:value-type="float">
            <text:p>5</text:p>
          </table:table-cell>
          <table:table-cell office:value-type="float" office:value="2947" calcext:value-type="float">
            <text:p>2947</text:p>
          </table:table-cell>
          <table:table-cell office:value-type="float" office:value="160" calcext:value-type="float">
            <text:p>160</text:p>
          </table:table-cell>
          <table:table-cell office:value-type="float" office:value="225" calcext:value-type="float">
            <text:p>225</text:p>
          </table:table-cell>
          <table:table-cell office:value-type="float" office:value="2605" calcext:value-type="float">
            <text:p>2605</text:p>
          </table:table-cell>
          <table:table-cell table:number-columns-repeated="3" office:value-type="float" office:value="0.883949779436715" calcext:value-type="float">
            <text:p>0.8839497794367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2947" calcext:value-type="float">
            <text:p>2947</text:p>
          </table:table-cell>
          <table:table-cell office:value-type="float" office:value="300" calcext:value-type="float">
            <text:p>300</text:p>
          </table:table-cell>
          <table:table-cell office:value-type="float" office:value="181" calcext:value-type="float">
            <text:p>181</text:p>
          </table:table-cell>
          <table:table-cell office:value-type="float" office:value="2498" calcext:value-type="float">
            <text:p>2498</text:p>
          </table:table-cell>
          <table:table-cell table:number-columns-repeated="3" office:value-type="float" office:value="0.847641669494401" calcext:value-type="float">
            <text:p>0.8476416694944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CNN</text:p>
          </table:table-cell>
          <table:table-cell office:value-type="float" office:value="0" calcext:value-type="float">
            <text:p>0</text:p>
          </table:table-cell>
          <table:table-cell office:value-type="float" office:value="2947" calcext:value-type="float">
            <text:p>2947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2795" calcext:value-type="float">
            <text:p>2795</text:p>
          </table:table-cell>
          <table:table-cell table:number-columns-repeated="3" office:value-type="float" office:value="0.948422124194095" calcext:value-type="float">
            <text:p>0.9484221241940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CNN</text:p>
          </table:table-cell>
          <table:table-cell office:value-type="float" office:value="5" calcext:value-type="float">
            <text:p>5</text:p>
          </table:table-cell>
          <table:table-cell office:value-type="float" office:value="2947" calcext:value-type="float">
            <text:p>2947</text:p>
          </table:table-cell>
          <table:table-cell office:value-type="float" office:value="160" calcext:value-type="float">
            <text:p>160</text:p>
          </table:table-cell>
          <table:table-cell office:value-type="float" office:value="139" calcext:value-type="float">
            <text:p>139</text:p>
          </table:table-cell>
          <table:table-cell office:value-type="float" office:value="2704" calcext:value-type="float">
            <text:p>2704</text:p>
          </table:table-cell>
          <table:table-cell table:number-columns-repeated="3" office:value-type="float" office:value="0.917543264336614" calcext:value-type="float">
            <text:p>0.9175432643366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CNN</text:p>
          </table:table-cell>
          <table:table-cell office:value-type="float" office:value="10" calcext:value-type="float">
            <text:p>10</text:p>
          </table:table-cell>
          <table:table-cell office:value-type="float" office:value="2947" calcext:value-type="float">
            <text:p>2947</text:p>
          </table:table-cell>
          <table:table-cell office:value-type="float" office:value="300" calcext:value-type="float">
            <text:p>300</text:p>
          </table:table-cell>
          <table:table-cell office:value-type="float" office:value="136" calcext:value-type="float">
            <text:p>136</text:p>
          </table:table-cell>
          <table:table-cell office:value-type="float" office:value="2551" calcext:value-type="float">
            <text:p>2551</text:p>
          </table:table-cell>
          <table:table-cell table:number-columns-repeated="3" office:value-type="float" office:value="0.865626060400407" calcext:value-type="float">
            <text:p>0.8656260604004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T</text:p>
          </table:table-cell>
          <table:table-cell office:value-type="float" office:value="0" calcext:value-type="float">
            <text:p>0</text:p>
          </table:table-cell>
          <table:table-cell office:value-type="float" office:value="2947" calcext:value-type="float">
            <text:p>2947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2722" calcext:value-type="float">
            <text:p>2722</text:p>
          </table:table-cell>
          <table:table-cell table:number-columns-repeated="3" office:value-type="float" office:value="0.92365117068205" calcext:value-type="float">
            <text:p>0.923651170682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T</text:p>
          </table:table-cell>
          <table:table-cell office:value-type="float" office:value="5" calcext:value-type="float">
            <text:p>5</text:p>
          </table:table-cell>
          <table:table-cell office:value-type="float" office:value="2947" calcext:value-type="float">
            <text:p>2947</text:p>
          </table:table-cell>
          <table:table-cell office:value-type="float" office:value="160" calcext:value-type="float">
            <text:p>160</text:p>
          </table:table-cell>
          <table:table-cell office:value-type="float" office:value="219" calcext:value-type="float">
            <text:p>219</text:p>
          </table:table-cell>
          <table:table-cell office:value-type="float" office:value="2611" calcext:value-type="float">
            <text:p>2611</text:p>
          </table:table-cell>
          <table:table-cell table:number-columns-repeated="2" office:value-type="float" office:value="0.885985748218527" calcext:value-type="float">
            <text:p>0.885985748218527</text:p>
          </table:table-cell>
          <table:table-cell office:value-type="float" office:value="0.885985748218527" calcext:value-type="float">
            <text:p>0.88598574821852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T</text:p>
          </table:table-cell>
          <table:table-cell office:value-type="float" office:value="10" calcext:value-type="float">
            <text:p>10</text:p>
          </table:table-cell>
          <table:table-cell office:value-type="float" office:value="2947" calcext:value-type="float">
            <text:p>2947</text:p>
          </table:table-cell>
          <table:table-cell office:value-type="float" office:value="300" calcext:value-type="float">
            <text:p>300</text:p>
          </table:table-cell>
          <table:table-cell office:value-type="float" office:value="231" calcext:value-type="float">
            <text:p>231</text:p>
          </table:table-cell>
          <table:table-cell office:value-type="float" office:value="2471" calcext:value-type="float">
            <text:p>2471</text:p>
          </table:table-cell>
          <table:table-cell table:number-columns-repeated="3" office:value-type="float" office:value="0.838479809976247" calcext:value-type="float">
            <text:p>0.8384798099762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LSTM</text:p>
          </table:table-cell>
          <table:table-cell office:value-type="float" office:value="0" calcext:value-type="float">
            <text:p>0</text:p>
          </table:table-cell>
          <table:table-cell office:value-type="float" office:value="2947" calcext:value-type="float">
            <text:p>2947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2781" calcext:value-type="float">
            <text:p>2781</text:p>
          </table:table-cell>
          <table:table-cell table:number-columns-repeated="3" office:value-type="float" office:value="0.943671530369868" calcext:value-type="float">
            <text:p>0.9436715303698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LSTM</text:p>
          </table:table-cell>
          <table:table-cell office:value-type="float" office:value="5" calcext:value-type="float">
            <text:p>5</text:p>
          </table:table-cell>
          <table:table-cell office:value-type="float" office:value="2947" calcext:value-type="float">
            <text:p>2947</text:p>
          </table:table-cell>
          <table:table-cell office:value-type="float" office:value="160" calcext:value-type="float">
            <text:p>160</text:p>
          </table:table-cell>
          <table:table-cell office:value-type="float" office:value="148" calcext:value-type="float">
            <text:p>148</text:p>
          </table:table-cell>
          <table:table-cell office:value-type="float" office:value="2708" calcext:value-type="float">
            <text:p>2708</text:p>
          </table:table-cell>
          <table:table-cell table:number-columns-repeated="3" office:value-type="float" office:value="0.918900576857821" calcext:value-type="float">
            <text:p>0.91890057685782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2947" calcext:value-type="float">
            <text:p>2947</text:p>
          </table:table-cell>
          <table:table-cell office:value-type="float" office:value="300" calcext:value-type="float">
            <text:p>300</text:p>
          </table:table-cell>
          <table:table-cell office:value-type="float" office:value="140" calcext:value-type="float">
            <text:p>140</text:p>
          </table:table-cell>
          <table:table-cell office:value-type="float" office:value="2545" calcext:value-type="float">
            <text:p>2545</text:p>
          </table:table-cell>
          <table:table-cell table:number-columns-repeated="3" office:value-type="float" office:value="0.863590091618595" calcext:value-type="float">
            <text:p>0.8635900916185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upervised Convolutional</text:p>
          </table:table-cell>
          <table:table-cell office:value-type="float" office:value="0" calcext:value-type="float">
            <text:p>0</text:p>
          </table:table-cell>
          <table:table-cell office:value-type="float" office:value="2947" calcext:value-type="float">
            <text:p>2947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877" calcext:value-type="float">
            <text:p>2877</text:p>
          </table:table-cell>
          <table:table-cell table:number-columns-repeated="3" office:value-type="float" office:value="0.97624703087886" calcext:value-type="float">
            <text:p>0.9762470308788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upervised Convolutional</text:p>
          </table:table-cell>
          <table:table-cell office:value-type="float" office:value="5" calcext:value-type="float">
            <text:p>5</text:p>
          </table:table-cell>
          <table:table-cell office:value-type="float" office:value="2947" calcext:value-type="float">
            <text:p>2947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2735" calcext:value-type="float">
            <text:p>2735</text:p>
          </table:table-cell>
          <table:table-cell table:number-columns-repeated="3" office:value-type="float" office:value="0.928062436375976" calcext:value-type="float">
            <text:p>0.92806243637597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upervised Convolutional</text:p>
          </table:table-cell>
          <table:table-cell office:value-type="float" office:value="10" calcext:value-type="float">
            <text:p>10</text:p>
          </table:table-cell>
          <table:table-cell office:value-type="float" office:value="2947" calcext:value-type="float">
            <text:p>2947</text:p>
          </table:table-cell>
          <table:table-cell office:value-type="float" office:value="300" calcext:value-type="float">
            <text:p>300</text:p>
          </table:table-cell>
          <table:table-cell office:value-type="float" office:value="148" calcext:value-type="float">
            <text:p>148</text:p>
          </table:table-cell>
          <table:table-cell office:value-type="float" office:value="2572" calcext:value-type="float">
            <text:p>2572</text:p>
          </table:table-cell>
          <table:table-cell table:number-columns-repeated="3" office:value-type="float" office:value="0.872751951136749" calcext:value-type="float">
            <text:p>0.872751951136749</text:p>
          </table:table-cell>
          <table:table-cell table:number-columns-repeated="1014"/>
        </table:table-row>
      </table:table>
      <table:table table:name="Experiment 3" table:style-name="ta1">
        <table:table-column table:style-name="co1" table:default-cell-style-name="Default"/>
        <table:table-column table:style-name="co18" table:default-cell-style-name="Default"/>
        <table:table-column table:style-name="co19" table:default-cell-style-name="ce4"/>
        <table:table-column table:style-name="co1" table:default-cell-style-name="Default"/>
        <table:table-column table:style-name="co20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set</text:p>
          </table:table-cell>
          <table:table-cell table:style-name="ce1" office:value-type="string" calcext:value-type="string">
            <text:p>features</text:p>
          </table:table-cell>
          <table:table-cell table:style-name="ce3" office:value-type="string" calcext:value-type="string">
            <text:p>noise percent</text:p>
          </table:table-cell>
          <table:table-cell table:style-name="ce1" office:value-type="string" calcext:value-type="string">
            <text:p># instances</text:p>
          </table:table-cell>
          <table:table-cell table:style-name="ce1" office:value-type="string" calcext:value-type="string">
            <text:p>number mislabeled</text:p>
          </table:table-cell>
          <table:table-cell table:style-name="ce1" office:value-type="string" calcext:value-type="string">
            <text:p>accuracy on clean test</text:p>
          </table:table-cell>
          <table:table-cell table:style-name="ce1" office:value-type="string" calcext:value-type="string">
            <text:p>accuracy on noisy test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traditional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09467455621302" calcext:value-type="float">
            <text:p>0.6094674556213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traditional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825443786982249" calcext:value-type="float">
            <text:p>0.825443786982249</text:p>
          </table:table-cell>
          <table:table-cell office:value-type="float" office:value="0.766272189349112" calcext:value-type="float">
            <text:p>0.7662721893491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traditional</text:p>
          </table:table-cell>
          <table:table-cell office:value-type="string" calcext:value-type="string">
            <text:p>5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642011834319527" calcext:value-type="float">
            <text:p>0.642011834319527</text:p>
          </table:table-cell>
          <table:table-cell office:value-type="float" office:value="0.633136094674556" calcext:value-type="float">
            <text:p>0.6331360946745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traditional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452662721893491" calcext:value-type="float">
            <text:p>0.452662721893491</text:p>
          </table:table-cell>
          <table:table-cell office:value-type="float" office:value="0.440828402366864" calcext:value-type="float">
            <text:p>0.4408284023668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traditional</text:p>
          </table:table-cell>
          <table:table-cell office:value-type="string" calcext:value-type="string">
            <text:p>10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775147928994083" calcext:value-type="float">
            <text:p>0.775147928994083</text:p>
          </table:table-cell>
          <table:table-cell office:value-type="float" office:value="0.668639053254438" calcext:value-type="float">
            <text:p>0.6686390532544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CNN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72781065088757" calcext:value-type="float">
            <text:p>0.8727810650887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CNN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943786982248521" calcext:value-type="float">
            <text:p>0.943786982248521</text:p>
          </table:table-cell>
          <table:table-cell office:value-type="float" office:value="0.884615384615385" calcext:value-type="float">
            <text:p>0.8846153846153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CNN</text:p>
          </table:table-cell>
          <table:table-cell office:value-type="string" calcext:value-type="string">
            <text:p>5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923076923076923" calcext:value-type="float">
            <text:p>0.923076923076923</text:p>
          </table:table-cell>
          <table:table-cell office:value-type="float" office:value="0.863905325443787" calcext:value-type="float">
            <text:p>0.8639053254437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CNN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878698224852071" calcext:value-type="float">
            <text:p>0.878698224852071</text:p>
          </table:table-cell>
          <table:table-cell office:value-type="float" office:value="0.772189349112426" calcext:value-type="float">
            <text:p>0.7721893491124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CNN</text:p>
          </table:table-cell>
          <table:table-cell office:value-type="string" calcext:value-type="string">
            <text:p>10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822485207100592" calcext:value-type="float">
            <text:p>0.822485207100592</text:p>
          </table:table-cell>
          <table:table-cell office:value-type="float" office:value="0.715976331360947" calcext:value-type="float">
            <text:p>0.7159763313609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T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17751479289941" calcext:value-type="float">
            <text:p>0.5177514792899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T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49112426035503" calcext:value-type="float">
            <text:p>0.49112426035503</text:p>
          </table:table-cell>
          <table:table-cell office:value-type="float" office:value="0.431952662721893" calcext:value-type="float">
            <text:p>0.4319526627218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T</text:p>
          </table:table-cell>
          <table:table-cell office:value-type="string" calcext:value-type="string">
            <text:p>5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633136094674556" calcext:value-type="float">
            <text:p>0.6331360946745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T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582840236686391" calcext:value-type="float">
            <text:p>0.582840236686391</text:p>
          </table:table-cell>
          <table:table-cell office:value-type="float" office:value="0.476331360946746" calcext:value-type="float">
            <text:p>0.4763313609467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T</text:p>
          </table:table-cell>
          <table:table-cell office:value-type="string" calcext:value-type="string">
            <text:p>10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748520710059172" calcext:value-type="float">
            <text:p>0.748520710059172</text:p>
          </table:table-cell>
          <table:table-cell office:value-type="float" office:value="0.642011834319527" calcext:value-type="float">
            <text:p>0.6420118343195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LSTM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30177514792899" calcext:value-type="float">
            <text:p>0.6301775147928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LSTM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659763313609467" calcext:value-type="float">
            <text:p>0.659763313609467</text:p>
          </table:table-cell>
          <table:table-cell office:value-type="float" office:value="0.600591715976331" calcext:value-type="float">
            <text:p>0.6005917159763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LSTM</text:p>
          </table:table-cell>
          <table:table-cell office:value-type="string" calcext:value-type="string">
            <text:p>5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562130177514793" calcext:value-type="float">
            <text:p>0.562130177514793</text:p>
          </table:table-cell>
          <table:table-cell office:value-type="float" office:value="0.502958579881657" calcext:value-type="float">
            <text:p>0.5029585798816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559171597633136" calcext:value-type="float">
            <text:p>0.559171597633136</text:p>
          </table:table-cell>
          <table:table-cell office:value-type="float" office:value="0.452662721893491" calcext:value-type="float">
            <text:p>0.4526627218934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LSTM</text:p>
          </table:table-cell>
          <table:table-cell office:value-type="string" calcext:value-type="string">
            <text:p>10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553254437869823" calcext:value-type="float">
            <text:p>0.553254437869823</text:p>
          </table:table-cell>
          <table:table-cell office:value-type="float" office:value="0.446745562130177" calcext:value-type="float">
            <text:p>0.4467455621301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CNN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40236686390533" calcext:value-type="float">
            <text:p>0.8402366863905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CNN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890532544378698" calcext:value-type="float">
            <text:p>0.890532544378698</text:p>
          </table:table-cell>
          <table:table-cell office:value-type="float" office:value="0.831360946745562" calcext:value-type="float">
            <text:p>0.8313609467455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CNN</text:p>
          </table:table-cell>
          <table:table-cell office:value-type="string" calcext:value-type="string">
            <text:p>5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920118343195266" calcext:value-type="float">
            <text:p>0.920118343195266</text:p>
          </table:table-cell>
          <table:table-cell office:value-type="float" office:value="0.86094674556213" calcext:value-type="float">
            <text:p>0.860946745562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CNN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825443786982249" calcext:value-type="float">
            <text:p>0.825443786982249</text:p>
          </table:table-cell>
          <table:table-cell office:value-type="float" office:value="0.718934911242604" calcext:value-type="float">
            <text:p>0.7189349112426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CNN</text:p>
          </table:table-cell>
          <table:table-cell office:value-type="string" calcext:value-type="string">
            <text:p>10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85207100591716" calcext:value-type="float">
            <text:p>0.85207100591716</text:p>
          </table:table-cell>
          <table:table-cell office:value-type="float" office:value="0.745562130177515" calcext:value-type="float">
            <text:p>0.7455621301775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T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6094674556213" calcext:value-type="float">
            <text:p>0.860946745562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T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618343195266272" calcext:value-type="float">
            <text:p>0.618343195266272</text:p>
          </table:table-cell>
          <table:table-cell office:value-type="float" office:value="0.562130177514793" calcext:value-type="float">
            <text:p>0.5621301775147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T</text:p>
          </table:table-cell>
          <table:table-cell office:value-type="string" calcext:value-type="string">
            <text:p>5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718934911242604" calcext:value-type="float">
            <text:p>0.718934911242604</text:p>
          </table:table-cell>
          <table:table-cell office:value-type="float" office:value="0.659763313609467" calcext:value-type="float">
            <text:p>0.6597633136094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T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77810650887574" calcext:value-type="float">
            <text:p>0.77810650887574</text:p>
          </table:table-cell>
          <table:table-cell office:value-type="float" office:value="0.674556213017751" calcext:value-type="float">
            <text:p>0.6745562130177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T</text:p>
          </table:table-cell>
          <table:table-cell office:value-type="string" calcext:value-type="string">
            <text:p>10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742603550295858" calcext:value-type="float">
            <text:p>0.742603550295858</text:p>
          </table:table-cell>
          <table:table-cell office:value-type="float" office:value="0.636094674556213" calcext:value-type="float">
            <text:p>0.6360946745562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LSTM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23076923076923" calcext:value-type="float">
            <text:p>0.9230769230769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LSTM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91715976331361" calcext:value-type="float">
            <text:p>0.91715976331361</text:p>
          </table:table-cell>
          <table:table-cell office:value-type="float" office:value="0.857988165680473" calcext:value-type="float">
            <text:p>0.8579881656804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LSTM</text:p>
          </table:table-cell>
          <table:table-cell office:value-type="string" calcext:value-type="string">
            <text:p>5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949704142011834" calcext:value-type="float">
            <text:p>0.949704142011834</text:p>
          </table:table-cell>
          <table:table-cell office:value-type="float" office:value="0.890532544378698" calcext:value-type="float">
            <text:p>0.8905325443786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881656804733728" calcext:value-type="float">
            <text:p>0.881656804733728</text:p>
          </table:table-cell>
          <table:table-cell office:value-type="float" office:value="0.775147928994083" calcext:value-type="float">
            <text:p>0.7751479289940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LSTM</text:p>
          </table:table-cell>
          <table:table-cell office:value-type="string" calcext:value-type="string">
            <text:p>10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840236686390533" calcext:value-type="float">
            <text:p>0.840236686390533</text:p>
          </table:table-cell>
          <table:table-cell office:value-type="float" office:value="0.733727810650887" calcext:value-type="float">
            <text:p>0.7337278106508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upervised Convolutional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14792899408284" calcext:value-type="float">
            <text:p>0.5147928994082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upervised Convolutional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514792899408284" calcext:value-type="float">
            <text:p>0.514792899408284</text:p>
          </table:table-cell>
          <table:table-cell office:value-type="float" office:value="0.49112426035503" calcext:value-type="float">
            <text:p>0.491124260355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upervised Convolutional</text:p>
          </table:table-cell>
          <table:table-cell office:value-type="string" calcext:value-type="string">
            <text:p>5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529585798816568" calcext:value-type="float">
            <text:p>0.529585798816568</text:p>
          </table:table-cell>
          <table:table-cell office:value-type="float" office:value="0.505917159763314" calcext:value-type="float">
            <text:p>0.5059171597633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upervised Convolutional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633136094674556" calcext:value-type="float">
            <text:p>0.633136094674556</text:p>
          </table:table-cell>
          <table:table-cell office:value-type="float" office:value="0.600591715976331" calcext:value-type="float">
            <text:p>0.6005917159763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upervised Convolutional</text:p>
          </table:table-cell>
          <table:table-cell office:value-type="string" calcext:value-type="string">
            <text:p>10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473372781065089" calcext:value-type="float">
            <text:p>0.473372781065089</text:p>
          </table:table-cell>
          <table:table-cell office:value-type="float" office:value="0.517751479289941" calcext:value-type="float">
            <text:p>0.5177514792899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traditional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40944881889764" calcext:value-type="float">
            <text:p>0.4409448818897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traditional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335301837270341" calcext:value-type="float">
            <text:p>0.335301837270341</text:p>
          </table:table-cell>
          <table:table-cell office:value-type="float" office:value="0.280183727034121" calcext:value-type="float">
            <text:p>0.2801837270341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traditional</text:p>
          </table:table-cell>
          <table:table-cell office:value-type="string" calcext:value-type="string">
            <text:p>5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400262467191601" calcext:value-type="float">
            <text:p>0.400262467191601</text:p>
          </table:table-cell>
          <table:table-cell office:value-type="float" office:value="0.358923884514436" calcext:value-type="float">
            <text:p>0.3589238845144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traditional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380577427821522" calcext:value-type="float">
            <text:p>0.380577427821522</text:p>
          </table:table-cell>
          <table:table-cell office:value-type="float" office:value="0.296587926509186" calcext:value-type="float">
            <text:p>0.2965879265091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traditional</text:p>
          </table:table-cell>
          <table:table-cell office:value-type="string" calcext:value-type="string">
            <text:p>10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358267716535433" calcext:value-type="float">
            <text:p>0.358267716535433</text:p>
          </table:table-cell>
          <table:table-cell office:value-type="float" office:value="0.295931758530184" calcext:value-type="float">
            <text:p>0.2959317585301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CNN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6010498687664" calcext:value-type="float">
            <text:p>0.660104986876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CNN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623359580052493" calcext:value-type="float">
            <text:p>0.623359580052493</text:p>
          </table:table-cell>
          <table:table-cell office:value-type="float" office:value="0.580708661417323" calcext:value-type="float">
            <text:p>0.5807086614173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CNN</text:p>
          </table:table-cell>
          <table:table-cell office:value-type="string" calcext:value-type="string">
            <text:p>5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627952755905512" calcext:value-type="float">
            <text:p>0.627952755905512</text:p>
          </table:table-cell>
          <table:table-cell office:value-type="float" office:value="0.583989501312336" calcext:value-type="float">
            <text:p>0.5839895013123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CNN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520341207349081" calcext:value-type="float">
            <text:p>0.520341207349081</text:p>
          </table:table-cell>
          <table:table-cell office:value-type="float" office:value="0.490813648293963" calcext:value-type="float">
            <text:p>0.4908136482939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CNN</text:p>
          </table:table-cell>
          <table:table-cell office:value-type="string" calcext:value-type="string">
            <text:p>10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631233595800525" calcext:value-type="float">
            <text:p>0.631233595800525</text:p>
          </table:table-cell>
          <table:table-cell office:value-type="float" office:value="0.560367454068242" calcext:value-type="float">
            <text:p>0.5603674540682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T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02755905511811" calcext:value-type="float">
            <text:p>0.7027559055118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T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690944881889764" calcext:value-type="float">
            <text:p>0.690944881889764</text:p>
          </table:table-cell>
          <table:table-cell office:value-type="float" office:value="0.646325459317585" calcext:value-type="float">
            <text:p>0.6463254593175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T</text:p>
          </table:table-cell>
          <table:table-cell office:value-type="string" calcext:value-type="string">
            <text:p>5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64763779527559" calcext:value-type="float">
            <text:p>0.64763779527559</text:p>
          </table:table-cell>
          <table:table-cell office:value-type="float" office:value="0.605643044619423" calcext:value-type="float">
            <text:p>0.6056430446194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T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661417322834646" calcext:value-type="float">
            <text:p>0.661417322834646</text:p>
          </table:table-cell>
          <table:table-cell office:value-type="float" office:value="0.590551181102362" calcext:value-type="float">
            <text:p>0.5905511811023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T</text:p>
          </table:table-cell>
          <table:table-cell office:value-type="string" calcext:value-type="string">
            <text:p>10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681102362204724" calcext:value-type="float">
            <text:p>0.681102362204724</text:p>
          </table:table-cell>
          <table:table-cell office:value-type="float" office:value="0.612204724409449" calcext:value-type="float">
            <text:p>0.6122047244094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LSTM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39501312335958" calcext:value-type="float">
            <text:p>0.7395013123359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LSTM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738188976377953" calcext:value-type="float">
            <text:p>0.738188976377953</text:p>
          </table:table-cell>
          <table:table-cell office:value-type="float" office:value="0.693569553805774" calcext:value-type="float">
            <text:p>0.6935695538057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LSTM</text:p>
          </table:table-cell>
          <table:table-cell office:value-type="string" calcext:value-type="string">
            <text:p>5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732283464566929" calcext:value-type="float">
            <text:p>0.732283464566929</text:p>
          </table:table-cell>
          <table:table-cell office:value-type="float" office:value="0.687664041994751" calcext:value-type="float">
            <text:p>0.6876640419947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667979002624672" calcext:value-type="float">
            <text:p>0.667979002624672</text:p>
          </table:table-cell>
          <table:table-cell office:value-type="float" office:value="0.606955380577428" calcext:value-type="float">
            <text:p>0.6069553805774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LSTM</text:p>
          </table:table-cell>
          <table:table-cell office:value-type="string" calcext:value-type="string">
            <text:p>10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72244094488189" calcext:value-type="float">
            <text:p>0.72244094488189</text:p>
          </table:table-cell>
          <table:table-cell office:value-type="float" office:value="0.646981627296588" calcext:value-type="float">
            <text:p>0.6469816272965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CNN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09317585301837" calcext:value-type="float">
            <text:p>0.7093175853018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CNN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660761154855643" calcext:value-type="float">
            <text:p>0.660761154855643</text:p>
          </table:table-cell>
          <table:table-cell office:value-type="float" office:value="0.618766404199475" calcext:value-type="float">
            <text:p>0.6187664041994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CNN</text:p>
          </table:table-cell>
          <table:table-cell office:value-type="string" calcext:value-type="string">
            <text:p>5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706692913385827" calcext:value-type="float">
            <text:p>0.706692913385827</text:p>
          </table:table-cell>
          <table:table-cell office:value-type="float" office:value="0.65748031496063" calcext:value-type="float">
            <text:p>0.657480314960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CNN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611548556430446" calcext:value-type="float">
            <text:p>0.611548556430446</text:p>
          </table:table-cell>
          <table:table-cell office:value-type="float" office:value="0.540682414698163" calcext:value-type="float">
            <text:p>0.5406824146981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CNN</text:p>
          </table:table-cell>
          <table:table-cell office:value-type="string" calcext:value-type="string">
            <text:p>10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675853018372703" calcext:value-type="float">
            <text:p>0.675853018372703</text:p>
          </table:table-cell>
          <table:table-cell office:value-type="float" office:value="0.601049868766404" calcext:value-type="float">
            <text:p>0.6010498687664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T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03280839895013" calcext:value-type="float">
            <text:p>0.5032808398950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T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533464566929134" calcext:value-type="float">
            <text:p>0.533464566929134</text:p>
          </table:table-cell>
          <table:table-cell office:value-type="float" office:value="0.511154855643045" calcext:value-type="float">
            <text:p>0.5111548556430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T</text:p>
          </table:table-cell>
          <table:table-cell office:value-type="string" calcext:value-type="string">
            <text:p>5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492782152230971" calcext:value-type="float">
            <text:p>0.492782152230971</text:p>
          </table:table-cell>
          <table:table-cell office:value-type="float" office:value="0.469816272965879" calcext:value-type="float">
            <text:p>0.4698162729658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T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511154855643045" calcext:value-type="float">
            <text:p>0.511154855643045</text:p>
          </table:table-cell>
          <table:table-cell office:value-type="float" office:value="0.476377952755905" calcext:value-type="float">
            <text:p>0.4763779527559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T</text:p>
          </table:table-cell>
          <table:table-cell office:value-type="string" calcext:value-type="string">
            <text:p>10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496062992125984" calcext:value-type="float">
            <text:p>0.496062992125984</text:p>
          </table:table-cell>
          <table:table-cell office:value-type="float" office:value="0.46259842519685" calcext:value-type="float">
            <text:p>0.462598425196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LSTM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93569553805774" calcext:value-type="float">
            <text:p>0.6935695538057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LSTM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692913385826772" calcext:value-type="float">
            <text:p>0.692913385826772</text:p>
          </table:table-cell>
          <table:table-cell office:value-type="float" office:value="0.648293963254593" calcext:value-type="float">
            <text:p>0.6482939632545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LSTM</text:p>
          </table:table-cell>
          <table:table-cell office:value-type="string" calcext:value-type="string">
            <text:p>5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685695538057743" calcext:value-type="float">
            <text:p>0.685695538057743</text:p>
          </table:table-cell>
          <table:table-cell office:value-type="float" office:value="0.644356955380578" calcext:value-type="float">
            <text:p>0.6443569553805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58005249343832" calcext:value-type="float">
            <text:p>0.58005249343832</text:p>
          </table:table-cell>
          <table:table-cell office:value-type="float" office:value="0.538713910761155" calcext:value-type="float">
            <text:p>0.5387139107611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LSTM</text:p>
          </table:table-cell>
          <table:table-cell office:value-type="string" calcext:value-type="string">
            <text:p>10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609580052493438" calcext:value-type="float">
            <text:p>0.609580052493438</text:p>
          </table:table-cell>
          <table:table-cell office:value-type="float" office:value="0.561023622047244" calcext:value-type="float">
            <text:p>0.5610236220472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upervised Convolutional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5761154855643" calcext:value-type="float">
            <text:p>0.357611548556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upervised Convolutional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353674540682415" calcext:value-type="float">
            <text:p>0.353674540682415</text:p>
          </table:table-cell>
          <table:table-cell office:value-type="float" office:value="0.321522309711286" calcext:value-type="float">
            <text:p>0.3215223097112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upervised Convolutional</text:p>
          </table:table-cell>
          <table:table-cell office:value-type="string" calcext:value-type="string">
            <text:p>5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36745406824147" calcext:value-type="float">
            <text:p>0.36745406824147</text:p>
          </table:table-cell>
          <table:table-cell office:value-type="float" office:value="0.335301837270341" calcext:value-type="float">
            <text:p>0.3353018372703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upervised Convolutional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270341207349081" calcext:value-type="float">
            <text:p>0.270341207349081</text:p>
          </table:table-cell>
          <table:table-cell office:value-type="float" office:value="0.255905511811024" calcext:value-type="float">
            <text:p>0.2559055118110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upervised Convolutional</text:p>
          </table:table-cell>
          <table:table-cell office:value-type="string" calcext:value-type="string">
            <text:p>10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331364829396325" calcext:value-type="float">
            <text:p>0.331364829396325</text:p>
          </table:table-cell>
          <table:table-cell office:value-type="float" office:value="0.299212598425197" calcext:value-type="float">
            <text:p>0.2992125984251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traditional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41584158415841" calcext:value-type="float">
            <text:p>0.8415841584158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traditional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0.851485148514851" calcext:value-type="float">
            <text:p>0.851485148514851</text:p>
          </table:table-cell>
          <table:table-cell office:value-type="float" office:value="0.762376237623762" calcext:value-type="float">
            <text:p>0.7623762376237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traditional</text:p>
          </table:table-cell>
          <table:table-cell office:value-type="string" calcext:value-type="string">
            <text:p>5-cleaned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0.732673267326733" calcext:value-type="float">
            <text:p>0.732673267326733</text:p>
          </table:table-cell>
          <table:table-cell office:value-type="float" office:value="0.623762376237624" calcext:value-type="float">
            <text:p>0.6237623762376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traditional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0.445544554455446" calcext:value-type="float">
            <text:p>0.445544554455446</text:p>
          </table:table-cell>
          <table:table-cell office:value-type="float" office:value="0.524752475247525" calcext:value-type="float">
            <text:p>0.5247524752475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traditional</text:p>
          </table:table-cell>
          <table:table-cell office:value-type="string" calcext:value-type="string">
            <text:p>10-cleaned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0.693069306930693" calcext:value-type="float">
            <text:p>0.693069306930693</text:p>
          </table:table-cell>
          <table:table-cell office:value-type="float" office:value="0.613861386138614" calcext:value-type="float">
            <text:p>0.6138613861386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CNN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CNN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881188118811881" calcext:value-type="float">
            <text:p>0.8811881188118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CNN</text:p>
          </table:table-cell>
          <table:table-cell office:value-type="string" calcext:value-type="string">
            <text:p>5-cleaned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881188118811881" calcext:value-type="float">
            <text:p>0.8811881188118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CNN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881188118811881" calcext:value-type="float">
            <text:p>0.8811881188118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CNN</text:p>
          </table:table-cell>
          <table:table-cell office:value-type="string" calcext:value-type="string">
            <text:p>10-cleaned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0.98019801980198" calcext:value-type="float">
            <text:p>0.98019801980198</text:p>
          </table:table-cell>
          <table:table-cell office:value-type="float" office:value="0.900990099009901" calcext:value-type="float">
            <text:p>0.9009900990099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T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8019801980198" calcext:value-type="float">
            <text:p>0.980198019801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T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861386138613861" calcext:value-type="float">
            <text:p>0.8613861386138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T</text:p>
          </table:table-cell>
          <table:table-cell office:value-type="string" calcext:value-type="string">
            <text:p>5-cleaned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861386138613861" calcext:value-type="float">
            <text:p>0.8613861386138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T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0.98019801980198" calcext:value-type="float">
            <text:p>0.98019801980198</text:p>
          </table:table-cell>
          <table:table-cell office:value-type="float" office:value="0.900990099009901" calcext:value-type="float">
            <text:p>0.9009900990099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T</text:p>
          </table:table-cell>
          <table:table-cell office:value-type="string" calcext:value-type="string">
            <text:p>10-cleaned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891089108910891" calcext:value-type="float">
            <text:p>0.8910891089108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LSTM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51485148514851" calcext:value-type="float">
            <text:p>0.8514851485148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LSTM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0.831683168316832" calcext:value-type="float">
            <text:p>0.831683168316832</text:p>
          </table:table-cell>
          <table:table-cell office:value-type="float" office:value="0.722772277227723" calcext:value-type="float">
            <text:p>0.7227722772277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LSTM</text:p>
          </table:table-cell>
          <table:table-cell office:value-type="string" calcext:value-type="string">
            <text:p>5-cleaned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0.831683168316832" calcext:value-type="float">
            <text:p>0.831683168316832</text:p>
          </table:table-cell>
          <table:table-cell office:value-type="float" office:value="0.722772277227723" calcext:value-type="float">
            <text:p>0.7227722772277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0.831683168316832" calcext:value-type="float">
            <text:p>0.831683168316832</text:p>
          </table:table-cell>
          <table:table-cell office:value-type="float" office:value="0.752475247524752" calcext:value-type="float">
            <text:p>0.7524752475247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LSTM</text:p>
          </table:table-cell>
          <table:table-cell office:value-type="string" calcext:value-type="string">
            <text:p>10-cleaned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0.841584158415841" calcext:value-type="float">
            <text:p>0.841584158415841</text:p>
          </table:table-cell>
          <table:table-cell office:value-type="float" office:value="0.762376237623762" calcext:value-type="float">
            <text:p>0.7623762376237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CNN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CNN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891089108910891" calcext:value-type="float">
            <text:p>0.8910891089108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CNN</text:p>
          </table:table-cell>
          <table:table-cell office:value-type="string" calcext:value-type="string">
            <text:p>5-cleaned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891089108910891" calcext:value-type="float">
            <text:p>0.8910891089108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CNN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0.881188118811881" calcext:value-type="float">
            <text:p>0.881188118811881</text:p>
          </table:table-cell>
          <table:table-cell office:value-type="float" office:value="0.821782178217822" calcext:value-type="float">
            <text:p>0.8217821782178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CNN</text:p>
          </table:table-cell>
          <table:table-cell office:value-type="string" calcext:value-type="string">
            <text:p>10-cleaned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0.98019801980198" calcext:value-type="float">
            <text:p>0.98019801980198</text:p>
          </table:table-cell>
          <table:table-cell office:value-type="float" office:value="0.900990099009901" calcext:value-type="float">
            <text:p>0.9009900990099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T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8019801980198" calcext:value-type="float">
            <text:p>0.980198019801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T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831683168316832" calcext:value-type="float">
            <text:p>0.8316831683168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T</text:p>
          </table:table-cell>
          <table:table-cell office:value-type="string" calcext:value-type="string">
            <text:p>5-cleaned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821782178217822" calcext:value-type="float">
            <text:p>0.8217821782178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T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891089108910891" calcext:value-type="float">
            <text:p>0.8910891089108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T</text:p>
          </table:table-cell>
          <table:table-cell office:value-type="string" calcext:value-type="string">
            <text:p>10-cleaned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871287128712871" calcext:value-type="float">
            <text:p>0.8712871287128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LSTM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LSTM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891089108910891" calcext:value-type="float">
            <text:p>0.8910891089108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LSTM</text:p>
          </table:table-cell>
          <table:table-cell office:value-type="string" calcext:value-type="string">
            <text:p>5-cleaned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891089108910891" calcext:value-type="float">
            <text:p>0.8910891089108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0.98019801980198" calcext:value-type="float">
            <text:p>0.98019801980198</text:p>
          </table:table-cell>
          <table:table-cell office:value-type="float" office:value="0.900990099009901" calcext:value-type="float">
            <text:p>0.9009900990099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LSTM</text:p>
          </table:table-cell>
          <table:table-cell office:value-type="string" calcext:value-type="string">
            <text:p>10-cleaned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891089108910891" calcext:value-type="float">
            <text:p>0.8910891089108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upervised Convolutional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upervised Convolutional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900990099009901" calcext:value-type="float">
            <text:p>0.9009900990099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upervised Convolutional</text:p>
          </table:table-cell>
          <table:table-cell office:value-type="string" calcext:value-type="string">
            <text:p>5-cleaned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900990099009901" calcext:value-type="float">
            <text:p>0.9009900990099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upervised Convolutional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910891089108911" calcext:value-type="float">
            <text:p>0.9108910891089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upervised Convolutional</text:p>
          </table:table-cell>
          <table:table-cell office:value-type="string" calcext:value-type="string">
            <text:p>10-cleaned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910891089108911" calcext:value-type="float">
            <text:p>0.9108910891089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traditional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3860" calcext:value-type="float">
            <text:p>138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23015873015873" calcext:value-type="float">
            <text:p>0.1230158730158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traditional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0.257142857142857" calcext:value-type="float">
            <text:p>0.257142857142857</text:p>
          </table:table-cell>
          <table:table-cell office:value-type="float" office:value="0.242784992784993" calcext:value-type="float">
            <text:p>0.2427849927849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traditional</text:p>
          </table:table-cell>
          <table:table-cell table:style-name="Default" office:value-type="string" calcext:value-type="string">
            <text:p>5-cleaned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0.226767676767677" calcext:value-type="float">
            <text:p>0.226767676767677</text:p>
          </table:table-cell>
          <table:table-cell office:value-type="float" office:value="0.207720057720058" calcext:value-type="float">
            <text:p>0.2077200577200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traditional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0.225541125541126" calcext:value-type="float">
            <text:p>0.225541125541126</text:p>
          </table:table-cell>
          <table:table-cell office:value-type="float" office:value="0.23968253968254" calcext:value-type="float">
            <text:p>0.239682539682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traditional</text:p>
          </table:table-cell>
          <table:table-cell table:style-name="Default" office:value-type="string" calcext:value-type="string">
            <text:p>10-cleaned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0.266594516594517" calcext:value-type="float">
            <text:p>0.266594516594517</text:p>
          </table:table-cell>
          <table:table-cell office:value-type="float" office:value="0.257792207792208" calcext:value-type="float">
            <text:p>0.2577922077922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CNN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3860" calcext:value-type="float">
            <text:p>138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04112554112554" calcext:value-type="float">
            <text:p>0.2041125541125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CNN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0.192568542568543" calcext:value-type="float">
            <text:p>0.192568542568543</text:p>
          </table:table-cell>
          <table:table-cell office:value-type="float" office:value="0.187662337662338" calcext:value-type="float">
            <text:p>0.1876623376623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CNN</text:p>
          </table:table-cell>
          <table:table-cell table:style-name="Default" office:value-type="string" calcext:value-type="string">
            <text:p>5-cleaned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0.191053391053391" calcext:value-type="float">
            <text:p>0.191053391053391</text:p>
          </table:table-cell>
          <table:table-cell office:value-type="float" office:value="0.184848484848485" calcext:value-type="float">
            <text:p>0.1848484848484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CNN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0.168542568542569" calcext:value-type="float">
            <text:p>0.168542568542569</text:p>
          </table:table-cell>
          <table:table-cell office:value-type="float" office:value="0.15959595959596" calcext:value-type="float">
            <text:p>0.159595959595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CNN</text:p>
          </table:table-cell>
          <table:table-cell table:style-name="Default" office:value-type="string" calcext:value-type="string">
            <text:p>10-cleaned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0.192568542568543" calcext:value-type="float">
            <text:p>0.192568542568543</text:p>
          </table:table-cell>
          <table:table-cell office:value-type="float" office:value="0.187806637806638" calcext:value-type="float">
            <text:p>0.1878066378066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T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3860" calcext:value-type="float">
            <text:p>138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995670995671" calcext:value-type="float">
            <text:p>0.19956709956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T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0.149278499278499" calcext:value-type="float">
            <text:p>0.149278499278499</text:p>
          </table:table-cell>
          <table:table-cell office:value-type="float" office:value="0.145815295815296" calcext:value-type="float">
            <text:p>0.1458152958152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T</text:p>
          </table:table-cell>
          <table:table-cell table:style-name="Default" office:value-type="string" calcext:value-type="string">
            <text:p>5-cleaned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0.118831168831169" calcext:value-type="float">
            <text:p>0.118831168831169</text:p>
          </table:table-cell>
          <table:table-cell office:value-type="float" office:value="0.115367965367965" calcext:value-type="float">
            <text:p>0.1153679653679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T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0.118686868686869" calcext:value-type="float">
            <text:p>0.118686868686869</text:p>
          </table:table-cell>
          <table:table-cell office:value-type="float" office:value="0.113059163059163" calcext:value-type="float">
            <text:p>0.1130591630591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T</text:p>
          </table:table-cell>
          <table:table-cell table:style-name="Default" office:value-type="string" calcext:value-type="string">
            <text:p>10-cleaned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0.162121212121212" calcext:value-type="float">
            <text:p>0.162121212121212</text:p>
          </table:table-cell>
          <table:table-cell office:value-type="float" office:value="0.157287157287157" calcext:value-type="float">
            <text:p>0.1572871572871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LSTM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3860" calcext:value-type="float">
            <text:p>138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17027417027417" calcext:value-type="float">
            <text:p>0.3170274170274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LSTM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0.305050505050505" calcext:value-type="float">
            <text:p>0.305050505050505</text:p>
          </table:table-cell>
          <table:table-cell office:value-type="float" office:value="0.293506493506493" calcext:value-type="float">
            <text:p>0.2935064935064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LSTM</text:p>
          </table:table-cell>
          <table:table-cell table:style-name="Default" office:value-type="string" calcext:value-type="string">
            <text:p>5-cleaned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0.292857142857143" calcext:value-type="float">
            <text:p>0.292857142857143</text:p>
          </table:table-cell>
          <table:table-cell office:value-type="float" office:value="0.281024531024531" calcext:value-type="float">
            <text:p>0.2810245310245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LSTM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0.307359307359307" calcext:value-type="float">
            <text:p>0.307359307359307</text:p>
          </table:table-cell>
          <table:table-cell office:value-type="float" office:value="0.284343434343434" calcext:value-type="float">
            <text:p>0.2843434343434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LSTM</text:p>
          </table:table-cell>
          <table:table-cell table:style-name="Default" office:value-type="string" calcext:value-type="string">
            <text:p>10-cleaned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0.317604617604618" calcext:value-type="float">
            <text:p>0.317604617604618</text:p>
          </table:table-cell>
          <table:table-cell office:value-type="float" office:value="0.288095238095238" calcext:value-type="float">
            <text:p>0.2880952380952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CNN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3860" calcext:value-type="float">
            <text:p>138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53751803751804" calcext:value-type="float">
            <text:p>0.1537518037518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CNN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0.164213564213564" calcext:value-type="float">
            <text:p>0.164213564213564</text:p>
          </table:table-cell>
          <table:table-cell office:value-type="float" office:value="0.161760461760462" calcext:value-type="float">
            <text:p>0.1617604617604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CNN</text:p>
          </table:table-cell>
          <table:table-cell table:style-name="Default" office:value-type="string" calcext:value-type="string">
            <text:p>5-cleaned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0.189321789321789" calcext:value-type="float">
            <text:p>0.189321789321789</text:p>
          </table:table-cell>
          <table:table-cell office:value-type="float" office:value="0.184632034632035" calcext:value-type="float">
            <text:p>0.1846320346320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CNN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0.169336219336219" calcext:value-type="float">
            <text:p>0.169336219336219</text:p>
          </table:table-cell>
          <table:table-cell office:value-type="float" office:value="0.178787878787879" calcext:value-type="float">
            <text:p>0.1787878787878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CNN</text:p>
          </table:table-cell>
          <table:table-cell table:style-name="Default" office:value-type="string" calcext:value-type="string">
            <text:p>10-cleaned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0.168253968253968" calcext:value-type="float">
            <text:p>0.168253968253968</text:p>
          </table:table-cell>
          <table:table-cell office:value-type="float" office:value="0.171284271284271" calcext:value-type="float">
            <text:p>0.1712842712842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T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3860" calcext:value-type="float">
            <text:p>138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57070707070707" calcext:value-type="float">
            <text:p>0.1570707070707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T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0.176046176046176" calcext:value-type="float">
            <text:p>0.176046176046176</text:p>
          </table:table-cell>
          <table:table-cell office:value-type="float" office:value="0.16976911976912" calcext:value-type="float">
            <text:p>0.169769119769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T</text:p>
          </table:table-cell>
          <table:table-cell table:style-name="Default" office:value-type="string" calcext:value-type="string">
            <text:p>5-cleaned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0.157792207792208" calcext:value-type="float">
            <text:p>0.157792207792208</text:p>
          </table:table-cell>
          <table:table-cell office:value-type="float" office:value="0.153174603174603" calcext:value-type="float">
            <text:p>0.153174603174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T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0.148340548340548" calcext:value-type="float">
            <text:p>0.148340548340548</text:p>
          </table:table-cell>
          <table:table-cell office:value-type="float" office:value="0.1504329004329" calcext:value-type="float">
            <text:p>0.15043290043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T</text:p>
          </table:table-cell>
          <table:table-cell table:style-name="Default" office:value-type="string" calcext:value-type="string">
            <text:p>10-cleaned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0.159018759018759" calcext:value-type="float">
            <text:p>0.159018759018759</text:p>
          </table:table-cell>
          <table:table-cell office:value-type="float" office:value="0.152886002886003" calcext:value-type="float">
            <text:p>0.1528860028860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LSTM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3860" calcext:value-type="float">
            <text:p>138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14790764790765" calcext:value-type="float">
            <text:p>0.2147907647907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LSTM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0.196608946608947" calcext:value-type="float">
            <text:p>0.196608946608947</text:p>
          </table:table-cell>
          <table:table-cell office:value-type="float" office:value="0.18961038961039" calcext:value-type="float">
            <text:p>0.189610389610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LSTM</text:p>
          </table:table-cell>
          <table:table-cell table:style-name="Default" office:value-type="string" calcext:value-type="string">
            <text:p>5-cleaned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0.221139971139971" calcext:value-type="float">
            <text:p>0.221139971139971</text:p>
          </table:table-cell>
          <table:table-cell office:value-type="float" office:value="0.213419913419913" calcext:value-type="float">
            <text:p>0.2134199134199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LSTM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0.200793650793651" calcext:value-type="float">
            <text:p>0.200793650793651</text:p>
          </table:table-cell>
          <table:table-cell office:value-type="float" office:value="0.200649350649351" calcext:value-type="float">
            <text:p>0.2006493506493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LSTM</text:p>
          </table:table-cell>
          <table:table-cell table:style-name="Default" office:value-type="string" calcext:value-type="string">
            <text:p>10-cleaned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0.182395382395382" calcext:value-type="float">
            <text:p>0.182395382395382</text:p>
          </table:table-cell>
          <table:table-cell office:value-type="float" office:value="0.185137085137085" calcext:value-type="float">
            <text:p>0.1851370851370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upervised Convolutional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3860" calcext:value-type="float">
            <text:p>138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98773448773449" calcext:value-type="float">
            <text:p>0.1987734487734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upervised Convolutional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0.19978354978355" calcext:value-type="float">
            <text:p>0.19978354978355</text:p>
          </table:table-cell>
          <table:table-cell office:value-type="float" office:value="0.180735930735931" calcext:value-type="float">
            <text:p>0.1807359307359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upervised Convolutional</text:p>
          </table:table-cell>
          <table:table-cell table:style-name="Default" office:value-type="string" calcext:value-type="string">
            <text:p>5-cleaned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0.191630591630592" calcext:value-type="float">
            <text:p>0.191630591630592</text:p>
          </table:table-cell>
          <table:table-cell office:value-type="float" office:value="0.170851370851371" calcext:value-type="float">
            <text:p>0.1708513708513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upervised Convolutional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0.185786435786436" calcext:value-type="float">
            <text:p>0.185786435786436</text:p>
          </table:table-cell>
          <table:table-cell office:value-type="float" office:value="0.167027417027417" calcext:value-type="float">
            <text:p>0.1670274170274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upervised Convolutional</text:p>
          </table:table-cell>
          <table:table-cell table:style-name="Default" office:value-type="string" calcext:value-type="string">
            <text:p>10-cleaned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0.197258297258297" calcext:value-type="float">
            <text:p>0.197258297258297</text:p>
          </table:table-cell>
          <table:table-cell office:value-type="float" office:value="0.170634920634921" calcext:value-type="float">
            <text:p>0.1706349206349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traditional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947" calcext:value-type="float">
            <text:p>29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25619273837801" calcext:value-type="float">
            <text:p>0.5256192738378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traditional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2947" calcext:value-type="float">
            <text:p>2947</text:p>
          </table:table-cell>
          <table:table-cell office:value-type="float" office:value="160" calcext:value-type="float">
            <text:p>160</text:p>
          </table:table-cell>
          <table:table-cell office:value-type="float" office:value="0.543603664743807" calcext:value-type="float">
            <text:p>0.543603664743807</text:p>
          </table:table-cell>
          <table:table-cell office:value-type="float" office:value="0.536817102137767" calcext:value-type="float">
            <text:p>0.5368171021377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traditional</text:p>
          </table:table-cell>
          <table:table-cell table:style-name="Default" office:value-type="string" calcext:value-type="string">
            <text:p>5-cleaned</text:p>
          </table:table-cell>
          <table:table-cell office:value-type="float" office:value="2947" calcext:value-type="float">
            <text:p>2947</text:p>
          </table:table-cell>
          <table:table-cell office:value-type="float" office:value="160" calcext:value-type="float">
            <text:p>160</text:p>
          </table:table-cell>
          <table:table-cell office:value-type="float" office:value="0.541567695961995" calcext:value-type="float">
            <text:p>0.541567695961995</text:p>
          </table:table-cell>
          <table:table-cell office:value-type="float" office:value="0.532405836443841" calcext:value-type="float">
            <text:p>0.5324058364438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traditional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2947" calcext:value-type="float">
            <text:p>2947</text:p>
          </table:table-cell>
          <table:table-cell office:value-type="float" office:value="300" calcext:value-type="float">
            <text:p>300</text:p>
          </table:table-cell>
          <table:table-cell office:value-type="float" office:value="0.451985069562267" calcext:value-type="float">
            <text:p>0.451985069562267</text:p>
          </table:table-cell>
          <table:table-cell office:value-type="float" office:value="0.474041398031897" calcext:value-type="float">
            <text:p>0.4740413980318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traditional</text:p>
          </table:table-cell>
          <table:table-cell table:style-name="Default" office:value-type="string" calcext:value-type="string">
            <text:p>10-cleaned</text:p>
          </table:table-cell>
          <table:table-cell office:value-type="float" office:value="2947" calcext:value-type="float">
            <text:p>2947</text:p>
          </table:table-cell>
          <table:table-cell office:value-type="float" office:value="300" calcext:value-type="float">
            <text:p>300</text:p>
          </table:table-cell>
          <table:table-cell office:value-type="float" office:value="0.512385476756023" calcext:value-type="float">
            <text:p>0.512385476756023</text:p>
          </table:table-cell>
          <table:table-cell office:value-type="float" office:value="0.512046148625721" calcext:value-type="float">
            <text:p>0.5120461486257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CNN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947" calcext:value-type="float">
            <text:p>29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94265354597896" calcext:value-type="float">
            <text:p>0.6942653545978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CNN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2947" calcext:value-type="float">
            <text:p>2947</text:p>
          </table:table-cell>
          <table:table-cell office:value-type="float" office:value="160" calcext:value-type="float">
            <text:p>160</text:p>
          </table:table-cell>
          <table:table-cell office:value-type="float" office:value="0.71021377672209" calcext:value-type="float">
            <text:p>0.71021377672209</text:p>
          </table:table-cell>
          <table:table-cell office:value-type="float" office:value="0.702409229725144" calcext:value-type="float">
            <text:p>0.7024092297251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CNN</text:p>
          </table:table-cell>
          <table:table-cell table:style-name="Default" office:value-type="string" calcext:value-type="string">
            <text:p>5-cleaned</text:p>
          </table:table-cell>
          <table:table-cell office:value-type="float" office:value="2947" calcext:value-type="float">
            <text:p>2947</text:p>
          </table:table-cell>
          <table:table-cell office:value-type="float" office:value="160" calcext:value-type="float">
            <text:p>160</text:p>
          </table:table-cell>
          <table:table-cell office:value-type="float" office:value="0.727519511367492" calcext:value-type="float">
            <text:p>0.727519511367492</text:p>
          </table:table-cell>
          <table:table-cell office:value-type="float" office:value="0.709535120461486" calcext:value-type="float">
            <text:p>0.7095351204614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CNN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2947" calcext:value-type="float">
            <text:p>2947</text:p>
          </table:table-cell>
          <table:table-cell office:value-type="float" office:value="300" calcext:value-type="float">
            <text:p>300</text:p>
          </table:table-cell>
          <table:table-cell office:value-type="float" office:value="0.684424838819138" calcext:value-type="float">
            <text:p>0.684424838819138</text:p>
          </table:table-cell>
          <table:table-cell office:value-type="float" office:value="0.69155072955548" calcext:value-type="float">
            <text:p>0.691550729555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CNN</text:p>
          </table:table-cell>
          <table:table-cell table:style-name="Default" office:value-type="string" calcext:value-type="string">
            <text:p>10-cleaned</text:p>
          </table:table-cell>
          <table:table-cell office:value-type="float" office:value="2947" calcext:value-type="float">
            <text:p>2947</text:p>
          </table:table-cell>
          <table:table-cell office:value-type="float" office:value="300" calcext:value-type="float">
            <text:p>300</text:p>
          </table:table-cell>
          <table:table-cell office:value-type="float" office:value="0.687139463861554" calcext:value-type="float">
            <text:p>0.687139463861554</text:p>
          </table:table-cell>
          <table:table-cell office:value-type="float" office:value="0.683746182558534" calcext:value-type="float">
            <text:p>0.6837461825585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T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947" calcext:value-type="float">
            <text:p>29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2880895826264" calcext:value-type="float">
            <text:p>0.328808958262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T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2947" calcext:value-type="float">
            <text:p>2947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0.292500848320326" calcext:value-type="float">
            <text:p>0.2925008483203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T</text:p>
          </table:table-cell>
          <table:table-cell table:style-name="Default" office:value-type="string" calcext:value-type="string">
            <text:p>5-cleaned</text:p>
          </table:table-cell>
          <table:table-cell office:value-type="float" office:value="2947" calcext:value-type="float">
            <text:p>2947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0.34916864608076" calcext:value-type="float">
            <text:p>0.349168646080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T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2947" calcext:value-type="float">
            <text:p>2947</text:p>
          </table:table-cell>
          <table:table-cell office:value-type="float" office:value="300" calcext:value-type="float">
            <text:p>300</text:p>
          </table:table-cell>
          <table:table-cell office:value-type="float" office:value="0.307431286053614" calcext:value-type="float">
            <text:p>0.307431286053614</text:p>
          </table:table-cell>
          <table:table-cell office:value-type="float" office:value="0.308788598574822" calcext:value-type="float">
            <text:p>0.3087885985748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T</text:p>
          </table:table-cell>
          <table:table-cell table:style-name="Default" office:value-type="string" calcext:value-type="string">
            <text:p>10-cleaned</text:p>
          </table:table-cell>
          <table:table-cell office:value-type="float" office:value="2947" calcext:value-type="float">
            <text:p>2947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.281981676280964" calcext:value-type="float">
            <text:p>0.2819816762809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LSTM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947" calcext:value-type="float">
            <text:p>29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75602307431286" calcext:value-type="float">
            <text:p>0.6756023074312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LSTM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2947" calcext:value-type="float">
            <text:p>2947</text:p>
          </table:table-cell>
          <table:table-cell office:value-type="float" office:value="160" calcext:value-type="float">
            <text:p>160</text:p>
          </table:table-cell>
          <table:table-cell office:value-type="float" office:value="0.664743807261622" calcext:value-type="float">
            <text:p>0.664743807261622</text:p>
          </table:table-cell>
          <table:table-cell office:value-type="float" office:value="0.654903291482864" calcext:value-type="float">
            <text:p>0.6549032914828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LSTM</text:p>
          </table:table-cell>
          <table:table-cell table:style-name="Default" office:value-type="string" calcext:value-type="string">
            <text:p>5-cleaned</text:p>
          </table:table-cell>
          <table:table-cell office:value-type="float" office:value="2947" calcext:value-type="float">
            <text:p>2947</text:p>
          </table:table-cell>
          <table:table-cell office:value-type="float" office:value="160" calcext:value-type="float">
            <text:p>160</text:p>
          </table:table-cell>
          <table:table-cell office:value-type="float" office:value="0.658635900916186" calcext:value-type="float">
            <text:p>0.658635900916186</text:p>
          </table:table-cell>
          <table:table-cell office:value-type="float" office:value="0.642687478791992" calcext:value-type="float">
            <text:p>0.6426874787919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LSTM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2947" calcext:value-type="float">
            <text:p>2947</text:p>
          </table:table-cell>
          <table:table-cell office:value-type="float" office:value="300" calcext:value-type="float">
            <text:p>300</text:p>
          </table:table-cell>
          <table:table-cell office:value-type="float" office:value="0.670851713607058" calcext:value-type="float">
            <text:p>0.670851713607058</text:p>
          </table:table-cell>
          <table:table-cell office:value-type="float" office:value="0.675262979300984" calcext:value-type="float">
            <text:p>0.6752629793009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LSTM</text:p>
          </table:table-cell>
          <table:table-cell table:style-name="Default" office:value-type="string" calcext:value-type="string">
            <text:p>10-cleaned</text:p>
          </table:table-cell>
          <table:table-cell office:value-type="float" office:value="2947" calcext:value-type="float">
            <text:p>2947</text:p>
          </table:table-cell>
          <table:table-cell office:value-type="float" office:value="300" calcext:value-type="float">
            <text:p>300</text:p>
          </table:table-cell>
          <table:table-cell office:value-type="float" office:value="0.665761791652528" calcext:value-type="float">
            <text:p>0.665761791652528</text:p>
          </table:table-cell>
          <table:table-cell office:value-type="float" office:value="0.659653885307092" calcext:value-type="float">
            <text:p>0.6596538853070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CNN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947" calcext:value-type="float">
            <text:p>29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67899558873431" calcext:value-type="float">
            <text:p>0.7678995588734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CNN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2947" calcext:value-type="float">
            <text:p>2947</text:p>
          </table:table-cell>
          <table:table-cell office:value-type="float" office:value="160" calcext:value-type="float">
            <text:p>160</text:p>
          </table:table-cell>
          <table:table-cell office:value-type="float" office:value="0.74414658975229" calcext:value-type="float">
            <text:p>0.74414658975229</text:p>
          </table:table-cell>
          <table:table-cell office:value-type="float" office:value="0.732948761452324" calcext:value-type="float">
            <text:p>0.7329487614523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CNN</text:p>
          </table:table-cell>
          <table:table-cell table:style-name="Default" office:value-type="string" calcext:value-type="string">
            <text:p>5-cleaned</text:p>
          </table:table-cell>
          <table:table-cell office:value-type="float" office:value="2947" calcext:value-type="float">
            <text:p>2947</text:p>
          </table:table-cell>
          <table:table-cell office:value-type="float" office:value="160" calcext:value-type="float">
            <text:p>160</text:p>
          </table:table-cell>
          <table:table-cell office:value-type="float" office:value="0.766542246352223" calcext:value-type="float">
            <text:p>0.766542246352223</text:p>
          </table:table-cell>
          <table:table-cell office:value-type="float" office:value="0.747200542925008" calcext:value-type="float">
            <text:p>0.7472005429250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CNN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2947" calcext:value-type="float">
            <text:p>2947</text:p>
          </table:table-cell>
          <table:table-cell office:value-type="float" office:value="300" calcext:value-type="float">
            <text:p>300</text:p>
          </table:table-cell>
          <table:table-cell office:value-type="float" office:value="0.72378690193417" calcext:value-type="float">
            <text:p>0.72378690193417</text:p>
          </table:table-cell>
          <table:table-cell office:value-type="float" office:value="0.710892432982694" calcext:value-type="float">
            <text:p>0.7108924329826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CNN</text:p>
          </table:table-cell>
          <table:table-cell table:style-name="Default" office:value-type="string" calcext:value-type="string">
            <text:p>10-cleaned</text:p>
          </table:table-cell>
          <table:table-cell office:value-type="float" office:value="2947" calcext:value-type="float">
            <text:p>2947</text:p>
          </table:table-cell>
          <table:table-cell office:value-type="float" office:value="300" calcext:value-type="float">
            <text:p>300</text:p>
          </table:table-cell>
          <table:table-cell office:value-type="float" office:value="0.712249745503902" calcext:value-type="float">
            <text:p>0.712249745503902</text:p>
          </table:table-cell>
          <table:table-cell office:value-type="float" office:value="0.713267729894808" calcext:value-type="float">
            <text:p>0.7132677298948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T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947" calcext:value-type="float">
            <text:p>29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87037665422464" calcext:value-type="float">
            <text:p>0.5870376654224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T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2947" calcext:value-type="float">
            <text:p>2947</text:p>
          </table:table-cell>
          <table:table-cell office:value-type="float" office:value="160" calcext:value-type="float">
            <text:p>160</text:p>
          </table:table-cell>
          <table:table-cell office:value-type="float" office:value="0.631489650492026" calcext:value-type="float">
            <text:p>0.631489650492026</text:p>
          </table:table-cell>
          <table:table-cell office:value-type="float" office:value="0.624024431625382" calcext:value-type="float">
            <text:p>0.6240244316253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T</text:p>
          </table:table-cell>
          <table:table-cell table:style-name="Default" office:value-type="string" calcext:value-type="string">
            <text:p>5-cleaned</text:p>
          </table:table-cell>
          <table:table-cell office:value-type="float" office:value="2947" calcext:value-type="float">
            <text:p>2947</text:p>
          </table:table-cell>
          <table:table-cell office:value-type="float" office:value="160" calcext:value-type="float">
            <text:p>160</text:p>
          </table:table-cell>
          <table:table-cell office:value-type="float" office:value="0.60162877502545" calcext:value-type="float">
            <text:p>0.60162877502545</text:p>
          </table:table-cell>
          <table:table-cell office:value-type="float" office:value="0.593484899898202" calcext:value-type="float">
            <text:p>0.5934848998982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T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2947" calcext:value-type="float">
            <text:p>2947</text:p>
          </table:table-cell>
          <table:table-cell office:value-type="float" office:value="300" calcext:value-type="float">
            <text:p>300</text:p>
          </table:table-cell>
          <table:table-cell office:value-type="float" office:value="0.595181540549712" calcext:value-type="float">
            <text:p>0.595181540549712</text:p>
          </table:table-cell>
          <table:table-cell office:value-type="float" office:value="0.5931455717679" calcext:value-type="float">
            <text:p>0.59314557176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T</text:p>
          </table:table-cell>
          <table:table-cell table:style-name="Default" office:value-type="string" calcext:value-type="string">
            <text:p>10-cleaned</text:p>
          </table:table-cell>
          <table:table-cell office:value-type="float" office:value="2947" calcext:value-type="float">
            <text:p>2947</text:p>
          </table:table-cell>
          <table:table-cell office:value-type="float" office:value="300" calcext:value-type="float">
            <text:p>300</text:p>
          </table:table-cell>
          <table:table-cell office:value-type="float" office:value="0.602646759416356" calcext:value-type="float">
            <text:p>0.602646759416356</text:p>
          </table:table-cell>
          <table:table-cell office:value-type="float" office:value="0.599253478113336" calcext:value-type="float">
            <text:p>0.5992534781133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LSTM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947" calcext:value-type="float">
            <text:p>29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57380386834068" calcext:value-type="float">
            <text:p>0.7573803868340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LSTM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2947" calcext:value-type="float">
            <text:p>2947</text:p>
          </table:table-cell>
          <table:table-cell office:value-type="float" office:value="160" calcext:value-type="float">
            <text:p>160</text:p>
          </table:table-cell>
          <table:table-cell office:value-type="float" office:value="0.704784526637258" calcext:value-type="float">
            <text:p>0.704784526637258</text:p>
          </table:table-cell>
          <table:table-cell office:value-type="float" office:value="0.695961995249406" calcext:value-type="float">
            <text:p>0.6959619952494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LSTM</text:p>
          </table:table-cell>
          <table:table-cell table:style-name="Default" office:value-type="string" calcext:value-type="string">
            <text:p>5-cleaned</text:p>
          </table:table-cell>
          <table:table-cell office:value-type="float" office:value="2947" calcext:value-type="float">
            <text:p>2947</text:p>
          </table:table-cell>
          <table:table-cell office:value-type="float" office:value="160" calcext:value-type="float">
            <text:p>160</text:p>
          </table:table-cell>
          <table:table-cell office:value-type="float" office:value="0.727519511367492" calcext:value-type="float">
            <text:p>0.727519511367492</text:p>
          </table:table-cell>
          <table:table-cell office:value-type="float" office:value="0.71869697997964" calcext:value-type="float">
            <text:p>0.718696979979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LSTM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2947" calcext:value-type="float">
            <text:p>2947</text:p>
          </table:table-cell>
          <table:table-cell office:value-type="float" office:value="300" calcext:value-type="float">
            <text:p>300</text:p>
          </table:table-cell>
          <table:table-cell office:value-type="float" office:value="0.68306752629793" calcext:value-type="float">
            <text:p>0.68306752629793</text:p>
          </table:table-cell>
          <table:table-cell office:value-type="float" office:value="0.703766542246352" calcext:value-type="float">
            <text:p>0.7037665422463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LSTM</text:p>
          </table:table-cell>
          <table:table-cell table:style-name="Default" office:value-type="string" calcext:value-type="string">
            <text:p>10-cleaned</text:p>
          </table:table-cell>
          <table:table-cell office:value-type="float" office:value="2947" calcext:value-type="float">
            <text:p>2947</text:p>
          </table:table-cell>
          <table:table-cell office:value-type="float" office:value="300" calcext:value-type="float">
            <text:p>300</text:p>
          </table:table-cell>
          <table:table-cell office:value-type="float" office:value="0.70173057346454" calcext:value-type="float">
            <text:p>0.70173057346454</text:p>
          </table:table-cell>
          <table:table-cell office:value-type="float" office:value="0.69324737020699" calcext:value-type="float">
            <text:p>0.693247370206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upervised Convolutional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947" calcext:value-type="float">
            <text:p>29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97081778079403" calcext:value-type="float">
            <text:p>0.7970817780794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upervised Convolutional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2947" calcext:value-type="float">
            <text:p>2947</text:p>
          </table:table-cell>
          <table:table-cell office:value-type="float" office:value="160" calcext:value-type="float">
            <text:p>160</text:p>
          </table:table-cell>
          <table:table-cell office:value-type="float" office:value="0.787241262300645" calcext:value-type="float">
            <text:p>0.787241262300645</text:p>
          </table:table-cell>
          <table:table-cell office:value-type="float" office:value="0.760095011876485" calcext:value-type="float">
            <text:p>0.7600950118764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upervised Convolutional</text:p>
          </table:table-cell>
          <table:table-cell table:style-name="Default" office:value-type="string" calcext:value-type="string">
            <text:p>5-cleaned</text:p>
          </table:table-cell>
          <table:table-cell office:value-type="float" office:value="2947" calcext:value-type="float">
            <text:p>2947</text:p>
          </table:table-cell>
          <table:table-cell office:value-type="float" office:value="160" calcext:value-type="float">
            <text:p>160</text:p>
          </table:table-cell>
          <table:table-cell office:value-type="float" office:value="0.794367153036987" calcext:value-type="float">
            <text:p>0.794367153036987</text:p>
          </table:table-cell>
          <table:table-cell office:value-type="float" office:value="0.764845605700713" calcext:value-type="float">
            <text:p>0.7648456057007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upervised Convolutional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2947" calcext:value-type="float">
            <text:p>2947</text:p>
          </table:table-cell>
          <table:table-cell office:value-type="float" office:value="300" calcext:value-type="float">
            <text:p>300</text:p>
          </table:table-cell>
          <table:table-cell office:value-type="float" office:value="0.713267729894808" calcext:value-type="float">
            <text:p>0.713267729894808</text:p>
          </table:table-cell>
          <table:table-cell office:value-type="float" office:value="0.75432643366135" calcext:value-type="float">
            <text:p>0.754326433661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upervised Convolutional</text:p>
          </table:table-cell>
          <table:table-cell table:style-name="Default" office:value-type="string" calcext:value-type="string">
            <text:p>10-cleaned</text:p>
          </table:table-cell>
          <table:table-cell office:value-type="float" office:value="2947" calcext:value-type="float">
            <text:p>2947</text:p>
          </table:table-cell>
          <table:table-cell office:value-type="float" office:value="300" calcext:value-type="float">
            <text:p>300</text:p>
          </table:table-cell>
          <table:table-cell office:value-type="float" office:value="0.765863590091618" calcext:value-type="float">
            <text:p>0.765863590091618</text:p>
          </table:table-cell>
          <table:table-cell office:value-type="float" office:value="0.745843230403801" calcext:value-type="float">
            <text:p>0.745843230403801</text:p>
          </table:table-cell>
          <table:table-cell table:number-columns-repeated="1017"/>
        </table:table-row>
        <table:table-row table:style-name="ro1" table:number-rows-repeated="10483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eriment 1 Summary" table:style-name="ta1">
        <table:table-column table:style-name="co1" table:number-columns-repeated="5" table:default-cell-style-name="Default"/>
        <table:table-column table:style-name="co1" table:number-columns-repeated="3" table:default-cell-style-name="ce6"/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Cluster @ 0</text:p>
          </table:table-cell>
          <table:table-cell office:value-type="string" calcext:value-type="string">
            <text:p>Cluster @ 5</text:p>
          </table:table-cell>
          <table:table-cell office:value-type="string" calcext:value-type="string">
            <text:p>Cluster @ 10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traditional</text:p>
          </table:table-cell>
          <table:table-cell table:style-name="ce5" table:formula="of:=AVERAGE([$'Experiment 1'.J2];[$'Experiment 1'.J26];[$'Experiment 1'.J50];[$'Experiment 1'.J74]; [$'Experiment 1'.J98])" office:value-type="float" office:value="0.540394759687128" calcext:value-type="float">
            <text:p>0.540394759687128</text:p>
          </table:table-cell>
          <table:table-cell table:formula="of:=AVERAGE([$'Experiment 1'.J3];[$'Experiment 1'.J27];[$'Experiment 1'.J51];[$'Experiment 1'.J75]; [$'Experiment 1'.J99])" office:value-type="float" office:value="0.540394759687128" calcext:value-type="float">
            <text:p>0.540394759687128</text:p>
          </table:table-cell>
          <table:table-cell table:formula="of:=AVERAGE([$'Experiment 1'.J2];[$'Experiment 1'.J26];[$'Experiment 1'.J50];[$'Experiment 1'.J74]; [$'Experiment 1'.J98])" office:value-type="float" office:value="0.540394759687128" calcext:value-type="float">
            <text:p>0.540394759687128</text:p>
          </table:table-cell>
          <table:table-cell/>
          <table:table-cell table:formula="of:=[.B2]" office:value-type="float" office:value="0.540394759687128" calcext:value-type="float">
            <text:p>0.540</text:p>
          </table:table-cell>
          <table:table-cell table:formula="of:=[.C2]" office:value-type="float" office:value="0.540394759687128" calcext:value-type="float">
            <text:p>0.540</text:p>
          </table:table-cell>
          <table:table-cell table:formula="of:=[.D2]" office:value-type="float" office:value="0.540394759687128" calcext:value-type="float">
            <text:p>0.540</text:p>
          </table:table-cell>
        </table:table-row>
        <table:table-row table:style-name="ro1">
          <table:table-cell office:value-type="string" calcext:value-type="string">
            <text:p>simclr_c</text:p>
          </table:table-cell>
          <table:table-cell table:formula="of:=AVERAGE([$'Experiment 1'.J5];[$'Experiment 1'.J29];[$'Experiment 1'.J53];[$'Experiment 1'.J77]; [$'Experiment 1'.J101])" office:value-type="float" office:value="0.840892832230176" calcext:value-type="float">
            <text:p>0.840892832230176</text:p>
          </table:table-cell>
          <table:table-cell table:formula="of:=AVERAGE([$'Experiment 1'.J6];[$'Experiment 1'.J30];[$'Experiment 1'.J54];[$'Experiment 1'.J78]; [$'Experiment 1'.J102])" office:value-type="float" office:value="0.860410460534444" calcext:value-type="float">
            <text:p>0.860410460534444</text:p>
          </table:table-cell>
          <table:table-cell table:formula="of:=AVERAGE([$'Experiment 1'.J7];[$'Experiment 1'.J31];[$'Experiment 1'.J55];[$'Experiment 1'.J79]; [$'Experiment 1'.J103])" office:value-type="float" office:value="0.860711322945842" calcext:value-type="float">
            <text:p>0.860711322945842</text:p>
          </table:table-cell>
          <table:table-cell/>
          <table:table-cell table:formula="of:=[.B3]" office:value-type="float" office:value="0.840892832230176" calcext:value-type="float">
            <text:p>0.841</text:p>
          </table:table-cell>
          <table:table-cell table:formula="of:=[.C3]" office:value-type="float" office:value="0.860410460534444" calcext:value-type="float">
            <text:p>0.860</text:p>
          </table:table-cell>
          <table:table-cell table:formula="of:=[.D3]" office:value-type="float" office:value="0.860711322945842" calcext:value-type="float">
            <text:p>0.861</text:p>
          </table:table-cell>
        </table:table-row>
        <table:table-row table:style-name="ro1">
          <table:table-cell office:value-type="string" calcext:value-type="string">
            <text:p>simclr_t</text:p>
          </table:table-cell>
          <table:table-cell table:style-name="ce5" table:formula="of:=AVERAGE([$'Experiment 1'.J8];[$'Experiment 1'.J32];[$'Experiment 1'.J56];[$'Experiment 1'.J80]; [$'Experiment 1'.J104])" office:value-type="float" office:value="0.824459879898056" calcext:value-type="float">
            <text:p>0.824459879898056</text:p>
          </table:table-cell>
          <table:table-cell table:formula="of:=AVERAGE([$'Experiment 1'.J9];[$'Experiment 1'.J33];[$'Experiment 1'.J57];[$'Experiment 1'.J81]; [$'Experiment 1'.J105])" office:value-type="float" office:value="0.823864565840285" calcext:value-type="float">
            <text:p>0.823864565840285</text:p>
          </table:table-cell>
          <table:table-cell table:formula="of:=AVERAGE([$'Experiment 1'.J10];[$'Experiment 1'.J34];[$'Experiment 1'.J58];[$'Experiment 1'.J82]; [$'Experiment 1'.J106])" office:value-type="float" office:value="0.80596058691643" calcext:value-type="float">
            <text:p>0.80596058691643</text:p>
          </table:table-cell>
          <table:table-cell/>
          <table:table-cell table:formula="of:=[.B4]" office:value-type="float" office:value="0.824459879898056" calcext:value-type="float">
            <text:p>0.824</text:p>
          </table:table-cell>
          <table:table-cell table:formula="of:=[.C4]" office:value-type="float" office:value="0.823864565840285" calcext:value-type="float">
            <text:p>0.824</text:p>
          </table:table-cell>
          <table:table-cell table:formula="of:=[.D4]" office:value-type="float" office:value="0.80596058691643" calcext:value-type="float">
            <text:p>0.806</text:p>
          </table:table-cell>
        </table:table-row>
        <table:table-row table:style-name="ro1">
          <table:table-cell office:value-type="string" calcext:value-type="string">
            <text:p>simclr_r</text:p>
          </table:table-cell>
          <table:table-cell table:formula="of:=AVERAGE([$'Experiment 1'.J11];[$'Experiment 1'.J35];[$'Experiment 1'.J59];[$'Experiment 1'.J83]; [$'Experiment 1'.J107])" office:value-type="float" office:value="0.646993127605505" calcext:value-type="float">
            <text:p>0.646993127605505</text:p>
          </table:table-cell>
          <table:table-cell table:formula="of:=AVERAGE([$'Experiment 1'.J12];[$'Experiment 1'.J36];[$'Experiment 1'.J60];[$'Experiment 1'.J84]; [$'Experiment 1'.J108])" office:value-type="float" office:value="0.644523378359611" calcext:value-type="float">
            <text:p>0.644523378359611</text:p>
          </table:table-cell>
          <table:table-cell table:formula="of:=AVERAGE([$'Experiment 1'.J13];[$'Experiment 1'.J37];[$'Experiment 1'.J61];[$'Experiment 1'.J85]; [$'Experiment 1'.J109])" office:value-type="float" office:value="0.716037804507469" calcext:value-type="float">
            <text:p>0.716037804507469</text:p>
          </table:table-cell>
          <table:table-cell/>
          <table:table-cell table:formula="of:=[.B5]" office:value-type="float" office:value="0.646993127605505" calcext:value-type="float">
            <text:p>0.647</text:p>
          </table:table-cell>
          <table:table-cell table:formula="of:=[.C5]" office:value-type="float" office:value="0.644523378359611" calcext:value-type="float">
            <text:p>0.645</text:p>
          </table:table-cell>
          <table:table-cell table:formula="of:=[.D5]" office:value-type="float" office:value="0.716037804507469" calcext:value-type="float">
            <text:p>0.716</text:p>
          </table:table-cell>
        </table:table-row>
        <table:table-row table:style-name="ro1">
          <table:table-cell office:value-type="string" calcext:value-type="string">
            <text:p>nnclr_c</text:p>
          </table:table-cell>
          <table:table-cell table:style-name="ce5" table:formula="of:=AVERAGE([$'Experiment 1'.J14];[$'Experiment 1'.J38];[$'Experiment 1'.J62];[$'Experiment 1'.J86]; [$'Experiment 1'.J110])" office:value-type="float" office:value="0.875360848103747" calcext:value-type="float">
            <text:p>0.875360848103747</text:p>
          </table:table-cell>
          <table:table-cell table:formula="of:=AVERAGE([$'Experiment 1'.J15];[$'Experiment 1'.J39];[$'Experiment 1'.J63];[$'Experiment 1'.J87]; [$'Experiment 1'.J111])" office:value-type="float" office:value="0.87517506611872" calcext:value-type="float">
            <text:p>0.87517506611872</text:p>
          </table:table-cell>
          <table:table-cell table:formula="of:=AVERAGE([$'Experiment 1'.J16];[$'Experiment 1'.J40];[$'Experiment 1'.J64];[$'Experiment 1'.J88]; [$'Experiment 1'.J112])" office:value-type="float" office:value="0.87755823181758" calcext:value-type="float">
            <text:p>0.87755823181758</text:p>
          </table:table-cell>
          <table:table-cell/>
          <table:table-cell table:formula="of:=[.B6]" office:value-type="float" office:value="0.875360848103747" calcext:value-type="float">
            <text:p>0.875</text:p>
          </table:table-cell>
          <table:table-cell table:formula="of:=[.C6]" office:value-type="float" office:value="0.87517506611872" calcext:value-type="float">
            <text:p>0.875</text:p>
          </table:table-cell>
          <table:table-cell table:formula="of:=[.D6]" office:value-type="float" office:value="0.87755823181758" calcext:value-type="float">
            <text:p>0.878</text:p>
          </table:table-cell>
        </table:table-row>
        <table:table-row table:style-name="ro1">
          <table:table-cell office:value-type="string" calcext:value-type="string">
            <text:p>nnclr_t</text:p>
          </table:table-cell>
          <table:table-cell table:formula="of:=AVERAGE([$'Experiment 1'.J17];[$'Experiment 1'.J41];[$'Experiment 1'.J65];[$'Experiment 1'.J89]; [$'Experiment 1'.J113])" office:value-type="float" office:value="0.791212347907575" calcext:value-type="float">
            <text:p>0.791212347907575</text:p>
          </table:table-cell>
          <table:table-cell table:formula="of:=AVERAGE([$'Experiment 1'.J18];[$'Experiment 1'.J42];[$'Experiment 1'.J66];[$'Experiment 1'.J90]; [$'Experiment 1'.J114])" office:value-type="float" office:value="0.774295522187759" calcext:value-type="float">
            <text:p>0.774295522187759</text:p>
          </table:table-cell>
          <table:table-cell table:formula="of:=AVERAGE([$'Experiment 1'.J19];[$'Experiment 1'.J43];[$'Experiment 1'.J67];[$'Experiment 1'.J91]; [$'Experiment 1'.J115])" office:value-type="float" office:value="0.781114960841666" calcext:value-type="float">
            <text:p>0.781114960841666</text:p>
          </table:table-cell>
          <table:table-cell/>
          <table:table-cell table:formula="of:=[.B7]" office:value-type="float" office:value="0.791212347907575" calcext:value-type="float">
            <text:p>0.791</text:p>
          </table:table-cell>
          <table:table-cell table:formula="of:=[.C7]" office:value-type="float" office:value="0.774295522187759" calcext:value-type="float">
            <text:p>0.774</text:p>
          </table:table-cell>
          <table:table-cell table:formula="of:=[.D7]" office:value-type="float" office:value="0.781114960841666" calcext:value-type="float">
            <text:p>0.781</text:p>
          </table:table-cell>
        </table:table-row>
        <table:table-row table:style-name="ro1">
          <table:table-cell office:value-type="string" calcext:value-type="string">
            <text:p>nnclr_r</text:p>
          </table:table-cell>
          <table:table-cell table:style-name="ce5" table:formula="of:=AVERAGE([$'Experiment 1'.J20];[$'Experiment 1'.J44];[$'Experiment 1'.J68];[$'Experiment 1'.J92]; [$'Experiment 1'.J116])" office:value-type="float" office:value="0.873154590925039" calcext:value-type="float">
            <text:p>0.873154590925039</text:p>
          </table:table-cell>
          <table:table-cell table:formula="of:=AVERAGE([$'Experiment 1'.J21];[$'Experiment 1'.J45];[$'Experiment 1'.J69];[$'Experiment 1'.J93]; [$'Experiment 1'.J117])" office:value-type="float" office:value="0.868416328350148" calcext:value-type="float">
            <text:p>0.868416328350148</text:p>
          </table:table-cell>
          <table:table-cell table:formula="of:=AVERAGE([$'Experiment 1'.J22];[$'Experiment 1'.J46];[$'Experiment 1'.J70];[$'Experiment 1'.J94]; [$'Experiment 1'.J118])" office:value-type="float" office:value="0.883012461559499" calcext:value-type="float">
            <text:p>0.883012461559499</text:p>
          </table:table-cell>
          <table:table-cell/>
          <table:table-cell table:formula="of:=[.B8]" office:value-type="float" office:value="0.873154590925039" calcext:value-type="float">
            <text:p>0.873</text:p>
          </table:table-cell>
          <table:table-cell table:formula="of:=[.C8]" office:value-type="float" office:value="0.868416328350148" calcext:value-type="float">
            <text:p>0.868</text:p>
          </table:table-cell>
          <table:table-cell table:formula="of:=[.D8]" office:value-type="float" office:value="0.883012461559499" calcext:value-type="float">
            <text:p>0.883</text:p>
          </table:table-cell>
        </table:table-row>
        <table:table-row table:style-name="ro1">
          <table:table-cell office:value-type="string" calcext:value-type="string">
            <text:p>sup cnn</text:p>
          </table:table-cell>
          <table:table-cell table:formula="of:=AVERAGE([$'Experiment 1'.J23];[$'Experiment 1'.J47];[$'Experiment 1'.J71];[$'Experiment 1'.J95]; [$'Experiment 1'.J119])" office:value-type="float" office:value="0.815905873899116" calcext:value-type="float">
            <text:p>0.815905873899116</text:p>
          </table:table-cell>
          <table:table-cell table:formula="of:=AVERAGE([$'Experiment 1'.J24];[$'Experiment 1'.J48];[$'Experiment 1'.J72];[$'Experiment 1'.J96]; [$'Experiment 1'.J120])" office:value-type="float" office:value="0.809575560126659" calcext:value-type="float">
            <text:p>0.809575560126659</text:p>
          </table:table-cell>
          <table:table-cell table:formula="of:=AVERAGE([$'Experiment 1'.J25];[$'Experiment 1'.J49];[$'Experiment 1'.J73];[$'Experiment 1'.J97]; [$'Experiment 1'.J121])" office:value-type="float" office:value="0.816538863733566" calcext:value-type="float">
            <text:p>0.816538863733566</text:p>
          </table:table-cell>
          <table:table-cell/>
          <table:table-cell table:formula="of:=[.B9]" office:value-type="float" office:value="0.815905873899116" calcext:value-type="float">
            <text:p>0.816</text:p>
          </table:table-cell>
          <table:table-cell table:formula="of:=[.C9]" office:value-type="float" office:value="0.809575560126659" calcext:value-type="float">
            <text:p>0.810</text:p>
          </table:table-cell>
          <table:table-cell table:formula="of:=[.D9]" office:value-type="float" office:value="0.816538863733566" calcext:value-type="float">
            <text:p>0.817</text:p>
          </table:table-cell>
        </table:table-row>
      </table:table>
      <table:table table:name="Experiment 3 Summary" table:style-name="ta1">
        <table:table-column table:style-name="co1" table:number-columns-repeated="5" table:default-cell-style-name="Default"/>
        <table:table-column table:style-name="co1" table:number-columns-repeated="3" table:default-cell-style-name="ce6"/>
        <table:table-row table:style-name="ro1">
          <table:table-cell office:value-type="string" calcext:value-type="string">
            <text:p>Features</text:p>
          </table:table-cell>
          <table:table-cell table:style-name="ce7" office:value-type="string" calcext:value-type="string">
            <text:p>Clean</text:p>
          </table:table-cell>
          <table:table-cell table:style-name="ce7" office:value-type="string" calcext:value-type="string">
            <text:p>5% Cleaned</text:p>
          </table:table-cell>
          <table:table-cell table:style-name="ce7" office:value-type="string" calcext:value-type="string">
            <text:p>10% Cleaned</text:p>
          </table:table-cell>
          <table:table-cell table:style-name="ce7" table:number-columns-repeated="3"/>
          <table:table-cell table:style-name="Default"/>
        </table:table-row>
        <table:table-row table:style-name="ro1">
          <table:table-cell office:value-type="string" calcext:value-type="string">
            <text:p>traditional</text:p>
          </table:table-cell>
          <table:table-cell table:formula="of:=AVERAGE([$'Experiment 3'.F2];[$'Experiment 3'.F42];[$'Experiment 3'.F82];[$'Experiment 3'.F122];[$'Experiment 3'.F162])" office:value-type="float" office:value="0.508126328556116" calcext:value-type="float">
            <text:p>0.508126328556116</text:p>
          </table:table-cell>
          <table:table-cell table:formula="of:=AVERAGE([$'Experiment 3'.F4];[$'Experiment 3'.F44];[$'Experiment 3'.F84];[$'Experiment 3'.F124];[$'Experiment 3'.F164])" office:value-type="float" office:value="0.508656588313507" calcext:value-type="float">
            <text:p>0.508656588313507</text:p>
          </table:table-cell>
          <table:table-cell table:formula="of:=AVERAGE([$'Experiment 3'.F6];[$'Experiment 3'.F46];[$'Experiment 3'.F86];[$'Experiment 3'.F126];[$'Experiment 3'.F166])" office:value-type="float" office:value="0.52109298916215" calcext:value-type="float">
            <text:p>0.52109298916215</text:p>
          </table:table-cell>
          <table:table-cell/>
          <table:table-cell table:formula="of:=[.B2]" office:value-type="float" office:value="0.508126328556116" calcext:value-type="float">
            <text:p>0.508</text:p>
          </table:table-cell>
          <table:table-cell table:formula="of:=[.C2]" office:value-type="float" office:value="0.508656588313507" calcext:value-type="float">
            <text:p>0.509</text:p>
          </table:table-cell>
          <table:table-cell table:formula="of:=[.D2]" office:value-type="float" office:value="0.52109298916215" calcext:value-type="float">
            <text:p>0.521</text:p>
          </table:table-cell>
        </table:table-row>
        <table:table-row table:style-name="ro1">
          <table:table-cell office:value-type="string" calcext:value-type="string">
            <text:p>simclr_c</text:p>
          </table:table-cell>
          <table:table-cell table:formula="of:=AVERAGE([$'Experiment 3'.F7];[$'Experiment 3'.F47];[$'Experiment 3'.F87];[$'Experiment 3'.F127];[$'Experiment 3'.F167])" office:value-type="float" office:value="0.686252792135169" calcext:value-type="float">
            <text:p>0.686252792135169</text:p>
          </table:table-cell>
          <table:table-cell table:formula="of:=AVERAGE([$'Experiment 3'.F9];[$'Experiment 3'.F49];[$'Experiment 3'.F89];[$'Experiment 3'.F129];[$'Experiment 3'.F169])" office:value-type="float" office:value="0.691940318260862" calcext:value-type="float">
            <text:p>0.691940318260862</text:p>
          </table:table-cell>
          <table:table-cell table:formula="of:=AVERAGE([$'Experiment 3'.F11];[$'Experiment 3'.F51];[$'Experiment 3'.F91];[$'Experiment 3'.F131];[$'Experiment 3'.F171])" office:value-type="float" office:value="0.662724965826639" calcext:value-type="float">
            <text:p>0.662724965826639</text:p>
          </table:table-cell>
          <table:table-cell/>
          <table:table-cell table:formula="of:=[.B3]" office:value-type="float" office:value="0.686252792135169" calcext:value-type="float">
            <text:p>0.686</text:p>
          </table:table-cell>
          <table:table-cell table:formula="of:=[.C3]" office:value-type="float" office:value="0.691940318260862" calcext:value-type="float">
            <text:p>0.692</text:p>
          </table:table-cell>
          <table:table-cell table:formula="of:=[.D3]" office:value-type="float" office:value="0.662724965826639" calcext:value-type="float">
            <text:p>0.663</text:p>
          </table:table-cell>
        </table:table-row>
        <table:table-row table:style-name="ro1">
          <table:table-cell office:value-type="string" calcext:value-type="string">
            <text:p>simclr_t</text:p>
          </table:table-cell>
          <table:table-cell table:formula="of:=AVERAGE([$'Experiment 3'.F12];[$'Experiment 3'.F52];[$'Experiment 3'.F92];[$'Experiment 3'.F132];[$'Experiment 3'.F172])" office:value-type="float" office:value="0.545816292486694" calcext:value-type="float">
            <text:p>0.545816292486694</text:p>
          </table:table-cell>
          <table:table-cell table:formula="of:=AVERAGE([$'Experiment 3'.F14];[$'Experiment 3'.F54];[$'Experiment 3'.F94];[$'Experiment 3'.F134];[$'Experiment 3'.F174])" office:value-type="float" office:value="0.555648466439636" calcext:value-type="float">
            <text:p>0.555648466439636</text:p>
          </table:table-cell>
          <table:table-cell table:formula="of:=AVERAGE([$'Experiment 3'.F16];[$'Experiment 3'.F56];[$'Experiment 3'.F96];[$'Experiment 3'.F136];[$'Experiment 3'.F176])" office:value-type="float" office:value="0.568804598073808" calcext:value-type="float">
            <text:p>0.568804598073808</text:p>
          </table:table-cell>
          <table:table-cell/>
          <table:table-cell table:formula="of:=[.B4]" office:value-type="float" office:value="0.545816292486694" calcext:value-type="float">
            <text:p>0.546</text:p>
          </table:table-cell>
          <table:table-cell table:formula="of:=[.C4]" office:value-type="float" office:value="0.555648466439636" calcext:value-type="float">
            <text:p>0.556</text:p>
          </table:table-cell>
          <table:table-cell table:formula="of:=[.D4]" office:value-type="float" office:value="0.568804598073808" calcext:value-type="float">
            <text:p>0.569</text:p>
          </table:table-cell>
        </table:table-row>
        <table:table-row table:style-name="ro1">
          <table:table-cell office:value-type="string" calcext:value-type="string">
            <text:p>simclr_r</text:p>
          </table:table-cell>
          <table:table-cell table:formula="of:=AVERAGE([$'Experiment 3'.F17];[$'Experiment 3'.F57];[$'Experiment 3'.F97];[$'Experiment 3'.F137];[$'Experiment 3'.F177])" office:value-type="float" office:value="0.642758740020482" calcext:value-type="float">
            <text:p>0.642758740020482</text:p>
          </table:table-cell>
          <table:table-cell table:formula="of:=AVERAGE([$'Experiment 3'.F19];[$'Experiment 3'.F59];[$'Experiment 3'.F99];[$'Experiment 3'.F139];[$'Experiment 3'.F179])" office:value-type="float" office:value="0.615517970834377" calcext:value-type="float">
            <text:p>0.615517970834377</text:p>
          </table:table-cell>
          <table:table-cell table:formula="of:=AVERAGE([$'Experiment 3'.F21];[$'Experiment 3'.F61];[$'Experiment 3'.F101];[$'Experiment 3'.F141];[$'Experiment 3'.F181])" office:value-type="float" office:value="0.62012919008494" calcext:value-type="float">
            <text:p>0.62012919008494</text:p>
          </table:table-cell>
          <table:table-cell/>
          <table:table-cell table:formula="of:=[.B5]" office:value-type="float" office:value="0.642758740020482" calcext:value-type="float">
            <text:p>0.643</text:p>
          </table:table-cell>
          <table:table-cell table:formula="of:=[.C5]" office:value-type="float" office:value="0.615517970834377" calcext:value-type="float">
            <text:p>0.616</text:p>
          </table:table-cell>
          <table:table-cell table:formula="of:=[.D5]" office:value-type="float" office:value="0.62012919008494" calcext:value-type="float">
            <text:p>0.620</text:p>
          </table:table-cell>
        </table:table-row>
        <table:table-row table:style-name="ro1">
          <table:table-cell office:value-type="string" calcext:value-type="string">
            <text:p>nnclr_c</text:p>
          </table:table-cell>
          <table:table-cell table:formula="of:=AVERAGE([$'Experiment 3'.F22];[$'Experiment 3'.F62];[$'Experiment 3'.F102];[$'Experiment 3'.F142];[$'Experiment 3'.F182])" office:value-type="float" office:value="0.694241126863521" calcext:value-type="float">
            <text:p>0.694241126863521</text:p>
          </table:table-cell>
          <table:table-cell table:formula="of:=AVERAGE([$'Experiment 3'.F24];[$'Experiment 3'.F64];[$'Experiment 3'.F104];[$'Experiment 3'.F144];[$'Experiment 3'.F184])" office:value-type="float" office:value="0.716535058451021" calcext:value-type="float">
            <text:p>0.716535058451021</text:p>
          </table:table-cell>
          <table:table-cell table:formula="of:=AVERAGE([$'Experiment 3'.F26];[$'Experiment 3'.F66];[$'Experiment 3'.F106];[$'Experiment 3'.F146];[$'Experiment 3'.F186])" office:value-type="float" office:value="0.677725151569943" calcext:value-type="float">
            <text:p>0.677725151569943</text:p>
          </table:table-cell>
          <table:table-cell/>
          <table:table-cell table:formula="of:=[.B6]" office:value-type="float" office:value="0.694241126863521" calcext:value-type="float">
            <text:p>0.694</text:p>
          </table:table-cell>
          <table:table-cell table:formula="of:=[.C6]" office:value-type="float" office:value="0.716535058451021" calcext:value-type="float">
            <text:p>0.717</text:p>
          </table:table-cell>
          <table:table-cell table:formula="of:=[.D6]" office:value-type="float" office:value="0.677725151569943" calcext:value-type="float">
            <text:p>0.678</text:p>
          </table:table-cell>
        </table:table-row>
        <table:table-row table:style-name="ro1">
          <table:table-cell office:value-type="string" calcext:value-type="string">
            <text:p>nnclr_t</text:p>
          </table:table-cell>
          <table:table-cell table:formula="of:=AVERAGE([$'Experiment 3'.F27];[$'Experiment 3'.F67];[$'Experiment 3'.F107];[$'Experiment 3'.F147];[$'Experiment 3'.F187])" office:value-type="float" office:value="0.617706795550459" calcext:value-type="float">
            <text:p>0.617706795550459</text:p>
          </table:table-cell>
          <table:table-cell table:formula="of:=AVERAGE([$'Experiment 3'.F29];[$'Experiment 3'.F69];[$'Experiment 3'.F109];[$'Experiment 3'.F149];[$'Experiment 3'.F189])" office:value-type="float" office:value="0.580366223119633" calcext:value-type="float">
            <text:p>0.580366223119633</text:p>
          </table:table-cell>
          <table:table-cell table:formula="of:=AVERAGE([$'Experiment 3'.F31];[$'Experiment 3'.F71];[$'Experiment 3'.F111];[$'Experiment 3'.F151];[$'Experiment 3'.F191])" office:value-type="float" office:value="0.590165422072381" calcext:value-type="float">
            <text:p>0.590165422072381</text:p>
          </table:table-cell>
          <table:table-cell/>
          <table:table-cell table:formula="of:=[.B7]" office:value-type="float" office:value="0.617706795550459" calcext:value-type="float">
            <text:p>0.618</text:p>
          </table:table-cell>
          <table:table-cell table:formula="of:=[.C7]" office:value-type="float" office:value="0.580366223119633" calcext:value-type="float">
            <text:p>0.580</text:p>
          </table:table-cell>
          <table:table-cell table:formula="of:=[.D7]" office:value-type="float" office:value="0.590165422072381" calcext:value-type="float">
            <text:p>0.590</text:p>
          </table:table-cell>
        </table:table-row>
        <table:table-row table:style-name="ro1">
          <table:table-cell office:value-type="string" calcext:value-type="string">
            <text:p>nnclr_r</text:p>
          </table:table-cell>
          <table:table-cell table:formula="of:=AVERAGE([$'Experiment 3'.F32];[$'Experiment 3'.F72];[$'Experiment 3'.F112];[$'Experiment 3'.F152];[$'Experiment 3'.F192])" office:value-type="float" office:value="0.717763525701506" calcext:value-type="float">
            <text:p>0.717763525701506</text:p>
          </table:table-cell>
          <table:table-cell table:formula="of:=AVERAGE([$'Experiment 3'.F34];[$'Experiment 3'.F74];[$'Experiment 3'.F114];[$'Experiment 3'.F154];[$'Experiment 3'.F194])" office:value-type="float" office:value="0.716811832515408" calcext:value-type="float">
            <text:p>0.716811832515408</text:p>
          </table:table-cell>
          <table:table-cell table:formula="of:=AVERAGE([$'Experiment 3'.F36];[$'Experiment 3'.F76];[$'Experiment 3'.F116];[$'Experiment 3'.F156];[$'Experiment 3'.F196])" office:value-type="float" office:value="0.660847944889373" calcext:value-type="float">
            <text:p>0.660847944889373</text:p>
          </table:table-cell>
          <table:table-cell/>
          <table:table-cell table:formula="of:=[.B8]" office:value-type="float" office:value="0.717763525701506" calcext:value-type="float">
            <text:p>0.718</text:p>
          </table:table-cell>
          <table:table-cell table:formula="of:=[.C8]" office:value-type="float" office:value="0.716811832515408" calcext:value-type="float">
            <text:p>0.717</text:p>
          </table:table-cell>
          <table:table-cell table:formula="of:=[.D8]" office:value-type="float" office:value="0.660847944889373" calcext:value-type="float">
            <text:p>0.661</text:p>
          </table:table-cell>
        </table:table-row>
        <table:table-row table:style-name="ro1">
          <table:table-cell office:value-type="string" calcext:value-type="string">
            <text:p>sup cnn</text:p>
          </table:table-cell>
          <table:table-cell table:formula="of:=AVERAGE([$'Experiment 3'.F37];[$'Experiment 3'.F77];[$'Experiment 3'.F117];[$'Experiment 3'.F157];[$'Experiment 3'.F197])" office:value-type="float" office:value="0.573651934963513" calcext:value-type="float">
            <text:p>0.573651934963513</text:p>
          </table:table-cell>
          <table:table-cell table:formula="of:=AVERAGE([$'Experiment 3'.F39];[$'Experiment 3'.F79];[$'Experiment 3'.F119];[$'Experiment 3'.F159];[$'Experiment 3'.F199])" office:value-type="float" office:value="0.574627324325321" calcext:value-type="float">
            <text:p>0.574627324325321</text:p>
          </table:table-cell>
          <table:table-cell table:formula="of:=AVERAGE([$'Experiment 3'.F41];[$'Experiment 3'.F81];[$'Experiment 3'.F121];[$'Experiment 3'.F161];[$'Experiment 3'.F201])" office:value-type="float" office:value="0.551591701542464" calcext:value-type="float">
            <text:p>0.551591701542464</text:p>
          </table:table-cell>
          <table:table-cell/>
          <table:table-cell table:formula="of:=[.B9]" office:value-type="float" office:value="0.573651934963513" calcext:value-type="float">
            <text:p>0.574</text:p>
          </table:table-cell>
          <table:table-cell table:formula="of:=[.C9]" office:value-type="float" office:value="0.574627324325321" calcext:value-type="float">
            <text:p>0.575</text:p>
          </table:table-cell>
          <table:table-cell table:formula="of:=[.D9]" office:value-type="float" office:value="0.551591701542464" calcext:value-type="float">
            <text:p>0.5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9">00/00/0000</text:date>, <text:time style:data-style-name="N2" text:time-value="09:54:34.5605263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7T15:48:12.837476752</meta:creation-date>
    <meta:generator>LibreOffice/6.4.7.2$Linux_X86_64 LibreOffice_project/40$Build-2</meta:generator>
    <dc:date>2022-10-09T09:57:24.052344549</dc:date>
    <meta:editing-duration>PT1H32M30S</meta:editing-duration>
    <meta:editing-cycles>8</meta:editing-cycles>
    <meta:document-statistic meta:table-count="5" meta:cell-count="4068" meta:object-count="0"/>
  </office:meta>
</office:document-meta>
</file>